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_osc_sqr_shape_table" table:style-name="ta1">
        <table:table-column table:style-name="co1" table:number-columns-repeated="16384" table:default-cell-style-name="ce1"/>
        <table:table-row table:style-name="ro1">
          <table:table-cell office:value-type="float" office:value="16384" table:style-name="ce1">
            <text:p>16384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62"/>
        </table:table-row>
        <table:table-row table:style-name="ro1">
          <table:table-cell office:value-type="float" office:value="16384" table:formula="of:=[.$A$1]*(1/2)^((ROW()-2)/64)" table:style-name="ce1">
            <text:p>16384</text:p>
          </table:table-cell>
          <table:table-cell table:style-name="ce1"/>
          <table:table-cell office:value-type="float" office:value="16384" table:formula="of:=ROUND([.A2];0)" table:style-name="ce1">
            <text:p>16384</text:p>
          </table:table-cell>
          <table:table-cell table:style-name="ce1"/>
          <table:table-cell office:value-type="float" office:value="0" table:formula="of:=ROW()-2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16384" table:formula="of:=MOD(MIN([.$C2]*(COLUMN()-6);65536);65536)" table:style-name="ce1">
            <text:p>16384</text:p>
          </table:table-cell>
          <table:table-cell office:value-type="float" office:value="32768" table:formula="of:=MOD(MIN([.$C2]*(COLUMN()-6);65536);65536)" table:style-name="ce1">
            <text:p>32768</text:p>
          </table:table-cell>
          <table:table-cell office:value-type="float" office:value="49152" table:formula="of:=MOD(MIN([.$C2]*(COLUMN()-6);65536);65536)" table:style-name="ce1">
            <text:p>49152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6207.511768170094" table:formula="of:=[.$A$1]*(1/2)^((ROW()-2)/64)" table:style-name="ce1">
            <text:p>16207.51177</text:p>
          </table:table-cell>
          <table:table-cell table:style-name="ce1"/>
          <table:table-cell office:value-type="float" office:value="16208" table:formula="of:=ROUND([.A3];0)" table:style-name="ce1">
            <text:p>16208</text:p>
          </table:table-cell>
          <table:table-cell table:style-name="ce1"/>
          <table:table-cell office:value-type="float" office:value="1" table:formula="of:=ROW()-2" table:style-name="ce1">
            <text:p>1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16208" table:formula="of:=MOD(MIN([.$C3]*(COLUMN()-6);65536);65536)" table:style-name="ce1">
            <text:p>16208</text:p>
          </table:table-cell>
          <table:table-cell office:value-type="float" office:value="32416" table:formula="of:=MOD(MIN([.$C3]*(COLUMN()-6);65536);65536)" table:style-name="ce1">
            <text:p>32416</text:p>
          </table:table-cell>
          <table:table-cell office:value-type="float" office:value="48624" table:formula="of:=MOD(MIN([.$C3]*(COLUMN()-6);65536);65536)" table:style-name="ce1">
            <text:p>48624</text:p>
          </table:table-cell>
          <table:table-cell office:value-type="float" office:value="64832" table:formula="of:=MOD(MIN([.$C3]*(COLUMN()-6);65536);65536)" table:style-name="ce1">
            <text:p>64832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6032.924665244878" table:formula="of:=[.$A$1]*(1/2)^((ROW()-2)/64)" table:style-name="ce1">
            <text:p>16032.92467</text:p>
          </table:table-cell>
          <table:table-cell table:style-name="ce1"/>
          <table:table-cell office:value-type="float" office:value="16033" table:formula="of:=ROUND([.A4];0)" table:style-name="ce1">
            <text:p>16033</text:p>
          </table:table-cell>
          <table:table-cell table:style-name="ce1"/>
          <table:table-cell office:value-type="float" office:value="2" table:formula="of:=ROW()-2" table:style-name="ce1">
            <text:p>2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16033" table:formula="of:=MOD(MIN([.$C4]*(COLUMN()-6);65536);65536)" table:style-name="ce1">
            <text:p>16033</text:p>
          </table:table-cell>
          <table:table-cell office:value-type="float" office:value="32066" table:formula="of:=MOD(MIN([.$C4]*(COLUMN()-6);65536);65536)" table:style-name="ce1">
            <text:p>32066</text:p>
          </table:table-cell>
          <table:table-cell office:value-type="float" office:value="48099" table:formula="of:=MOD(MIN([.$C4]*(COLUMN()-6);65536);65536)" table:style-name="ce1">
            <text:p>48099</text:p>
          </table:table-cell>
          <table:table-cell office:value-type="float" office:value="64132" table:formula="of:=MOD(MIN([.$C4]*(COLUMN()-6);65536);65536)" table:style-name="ce1">
            <text:p>64132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5860.218212288875" table:formula="of:=[.$A$1]*(1/2)^((ROW()-2)/64)" table:style-name="ce1">
            <text:p>15860.21821</text:p>
          </table:table-cell>
          <table:table-cell table:style-name="ce1"/>
          <table:table-cell office:value-type="float" office:value="15860" table:formula="of:=ROUND([.A5];0)" table:style-name="ce1">
            <text:p>15860</text:p>
          </table:table-cell>
          <table:table-cell table:style-name="ce1"/>
          <table:table-cell office:value-type="float" office:value="3" table:formula="of:=ROW()-2" table:style-name="ce1">
            <text:p>3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15860" table:formula="of:=MOD(MIN([.$C5]*(COLUMN()-6);65536);65536)" table:style-name="ce1">
            <text:p>15860</text:p>
          </table:table-cell>
          <table:table-cell office:value-type="float" office:value="31720" table:formula="of:=MOD(MIN([.$C5]*(COLUMN()-6);65536);65536)" table:style-name="ce1">
            <text:p>31720</text:p>
          </table:table-cell>
          <table:table-cell office:value-type="float" office:value="47580" table:formula="of:=MOD(MIN([.$C5]*(COLUMN()-6);65536);65536)" table:style-name="ce1">
            <text:p>47580</text:p>
          </table:table-cell>
          <table:table-cell office:value-type="float" office:value="63440" table:formula="of:=MOD(MIN([.$C5]*(COLUMN()-6);65536);65536)" table:style-name="ce1">
            <text:p>6344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5689.372150965432" table:formula="of:=[.$A$1]*(1/2)^((ROW()-2)/64)" table:style-name="ce1">
            <text:p>15689.37215</text:p>
          </table:table-cell>
          <table:table-cell table:style-name="ce1"/>
          <table:table-cell office:value-type="float" office:value="15689" table:formula="of:=ROUND([.A6];0)" table:style-name="ce1">
            <text:p>15689</text:p>
          </table:table-cell>
          <table:table-cell table:style-name="ce1"/>
          <table:table-cell office:value-type="float" office:value="4" table:formula="of:=ROW()-2" table:style-name="ce1">
            <text:p>4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15689" table:formula="of:=MOD(MIN([.$C6]*(COLUMN()-6);65536);65536)" table:style-name="ce1">
            <text:p>15689</text:p>
          </table:table-cell>
          <table:table-cell office:value-type="float" office:value="31378" table:formula="of:=MOD(MIN([.$C6]*(COLUMN()-6);65536);65536)" table:style-name="ce1">
            <text:p>31378</text:p>
          </table:table-cell>
          <table:table-cell office:value-type="float" office:value="47067" table:formula="of:=MOD(MIN([.$C6]*(COLUMN()-6);65536);65536)" table:style-name="ce1">
            <text:p>47067</text:p>
          </table:table-cell>
          <table:table-cell office:value-type="float" office:value="62756" table:formula="of:=MOD(MIN([.$C6]*(COLUMN()-6);65536);65536)" table:style-name="ce1">
            <text:p>62756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5520.366441160422" table:formula="of:=[.$A$1]*(1/2)^((ROW()-2)/64)" table:style-name="ce1">
            <text:p>15520.36644</text:p>
          </table:table-cell>
          <table:table-cell table:style-name="ce1"/>
          <table:table-cell office:value-type="float" office:value="15520" table:formula="of:=ROUND([.A7];0)" table:style-name="ce1">
            <text:p>15520</text:p>
          </table:table-cell>
          <table:table-cell table:style-name="ce1"/>
          <table:table-cell office:value-type="float" office:value="5" table:formula="of:=ROW()-2" table:style-name="ce1">
            <text:p>5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15520" table:formula="of:=MOD(MIN([.$C7]*(COLUMN()-6);65536);65536)" table:style-name="ce1">
            <text:p>15520</text:p>
          </table:table-cell>
          <table:table-cell office:value-type="float" office:value="31040" table:formula="of:=MOD(MIN([.$C7]*(COLUMN()-6);65536);65536)" table:style-name="ce1">
            <text:p>31040</text:p>
          </table:table-cell>
          <table:table-cell office:value-type="float" office:value="46560" table:formula="of:=MOD(MIN([.$C7]*(COLUMN()-6);65536);65536)" table:style-name="ce1">
            <text:p>46560</text:p>
          </table:table-cell>
          <table:table-cell office:value-type="float" office:value="62080" table:formula="of:=MOD(MIN([.$C7]*(COLUMN()-6);65536);65536)" table:style-name="ce1">
            <text:p>6208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5353.181258631577" table:formula="of:=[.$A$1]*(1/2)^((ROW()-2)/64)" table:style-name="ce1">
            <text:p>15353.18126</text:p>
          </table:table-cell>
          <table:table-cell table:style-name="ce1"/>
          <table:table-cell office:value-type="float" office:value="15353" table:formula="of:=ROUND([.A8];0)" table:style-name="ce1">
            <text:p>15353</text:p>
          </table:table-cell>
          <table:table-cell table:style-name="ce1"/>
          <table:table-cell office:value-type="float" office:value="6" table:formula="of:=ROW()-2" table:style-name="ce1">
            <text:p>6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15353" table:formula="of:=MOD(MIN([.$C8]*(COLUMN()-6);65536);65536)" table:style-name="ce1">
            <text:p>15353</text:p>
          </table:table-cell>
          <table:table-cell office:value-type="float" office:value="30706" table:formula="of:=MOD(MIN([.$C8]*(COLUMN()-6);65536);65536)" table:style-name="ce1">
            <text:p>30706</text:p>
          </table:table-cell>
          <table:table-cell office:value-type="float" office:value="46059" table:formula="of:=MOD(MIN([.$C8]*(COLUMN()-6);65536);65536)" table:style-name="ce1">
            <text:p>46059</text:p>
          </table:table-cell>
          <table:table-cell office:value-type="float" office:value="61412" table:formula="of:=MOD(MIN([.$C8]*(COLUMN()-6);65536);65536)" table:style-name="ce1">
            <text:p>61412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5187.796992683094" table:formula="of:=[.$A$1]*(1/2)^((ROW()-2)/64)" table:style-name="ce1">
            <text:p>15187.79699</text:p>
          </table:table-cell>
          <table:table-cell table:style-name="ce1"/>
          <table:table-cell office:value-type="float" office:value="15188" table:formula="of:=ROUND([.A9];0)" table:style-name="ce1">
            <text:p>15188</text:p>
          </table:table-cell>
          <table:table-cell table:style-name="ce1"/>
          <table:table-cell office:value-type="float" office:value="7" table:formula="of:=ROW()-2" table:style-name="ce1">
            <text:p>7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15188" table:formula="of:=MOD(MIN([.$C9]*(COLUMN()-6);65536);65536)" table:style-name="ce1">
            <text:p>15188</text:p>
          </table:table-cell>
          <table:table-cell office:value-type="float" office:value="30376" table:formula="of:=MOD(MIN([.$C9]*(COLUMN()-6);65536);65536)" table:style-name="ce1">
            <text:p>30376</text:p>
          </table:table-cell>
          <table:table-cell office:value-type="float" office:value="45564" table:formula="of:=MOD(MIN([.$C9]*(COLUMN()-6);65536);65536)" table:style-name="ce1">
            <text:p>45564</text:p>
          </table:table-cell>
          <table:table-cell office:value-type="float" office:value="60752" table:formula="of:=MOD(MIN([.$C9]*(COLUMN()-6);65536);65536)" table:style-name="ce1">
            <text:p>60752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5024.194243865333" table:formula="of:=[.$A$1]*(1/2)^((ROW()-2)/64)" table:style-name="ce1">
            <text:p>15024.19424</text:p>
          </table:table-cell>
          <table:table-cell table:style-name="ce1"/>
          <table:table-cell office:value-type="float" office:value="15024" table:formula="of:=ROUND([.A10];0)" table:style-name="ce1">
            <text:p>15024</text:p>
          </table:table-cell>
          <table:table-cell table:style-name="ce1"/>
          <table:table-cell office:value-type="float" office:value="8" table:formula="of:=ROW()-2" table:style-name="ce1">
            <text:p>8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15024" table:formula="of:=MOD(MIN([.$C10]*(COLUMN()-6);65536);65536)" table:style-name="ce1">
            <text:p>15024</text:p>
          </table:table-cell>
          <table:table-cell office:value-type="float" office:value="30048" table:formula="of:=MOD(MIN([.$C10]*(COLUMN()-6);65536);65536)" table:style-name="ce1">
            <text:p>30048</text:p>
          </table:table-cell>
          <table:table-cell office:value-type="float" office:value="45072" table:formula="of:=MOD(MIN([.$C10]*(COLUMN()-6);65536);65536)" table:style-name="ce1">
            <text:p>45072</text:p>
          </table:table-cell>
          <table:table-cell office:value-type="float" office:value="60096" table:formula="of:=MOD(MIN([.$C10]*(COLUMN()-6);65536);65536)" table:style-name="ce1">
            <text:p>60096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4862.353821699267" table:formula="of:=[.$A$1]*(1/2)^((ROW()-2)/64)" table:style-name="ce1">
            <text:p>14862.35382</text:p>
          </table:table-cell>
          <table:table-cell table:style-name="ce1"/>
          <table:table-cell office:value-type="float" office:value="14862" table:formula="of:=ROUND([.A11];0)" table:style-name="ce1">
            <text:p>14862</text:p>
          </table:table-cell>
          <table:table-cell table:style-name="ce1"/>
          <table:table-cell office:value-type="float" office:value="9" table:formula="of:=ROW()-2" table:style-name="ce1">
            <text:p>9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14862" table:formula="of:=MOD(MIN([.$C11]*(COLUMN()-6);65536);65536)" table:style-name="ce1">
            <text:p>14862</text:p>
          </table:table-cell>
          <table:table-cell office:value-type="float" office:value="29724" table:formula="of:=MOD(MIN([.$C11]*(COLUMN()-6);65536);65536)" table:style-name="ce1">
            <text:p>29724</text:p>
          </table:table-cell>
          <table:table-cell office:value-type="float" office:value="44586" table:formula="of:=MOD(MIN([.$C11]*(COLUMN()-6);65536);65536)" table:style-name="ce1">
            <text:p>44586</text:p>
          </table:table-cell>
          <table:table-cell office:value-type="float" office:value="59448" table:formula="of:=MOD(MIN([.$C11]*(COLUMN()-6);65536);65536)" table:style-name="ce1">
            <text:p>59448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4702.256742425454" table:formula="of:=[.$A$1]*(1/2)^((ROW()-2)/64)" table:style-name="ce1">
            <text:p>14702.25674</text:p>
          </table:table-cell>
          <table:table-cell table:style-name="ce1"/>
          <table:table-cell office:value-type="float" office:value="14702" table:formula="of:=ROUND([.A12];0)" table:style-name="ce1">
            <text:p>14702</text:p>
          </table:table-cell>
          <table:table-cell table:style-name="ce1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14702" table:formula="of:=MOD(MIN([.$C12]*(COLUMN()-6);65536);65536)" table:style-name="ce1">
            <text:p>14702</text:p>
          </table:table-cell>
          <table:table-cell office:value-type="float" office:value="29404" table:formula="of:=MOD(MIN([.$C12]*(COLUMN()-6);65536);65536)" table:style-name="ce1">
            <text:p>29404</text:p>
          </table:table-cell>
          <table:table-cell office:value-type="float" office:value="44106" table:formula="of:=MOD(MIN([.$C12]*(COLUMN()-6);65536);65536)" table:style-name="ce1">
            <text:p>44106</text:p>
          </table:table-cell>
          <table:table-cell office:value-type="float" office:value="58808" table:formula="of:=MOD(MIN([.$C12]*(COLUMN()-6);65536);65536)" table:style-name="ce1">
            <text:p>58808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4543.884226777262" table:formula="of:=[.$A$1]*(1/2)^((ROW()-2)/64)" table:style-name="ce1">
            <text:p>14543.88423</text:p>
          </table:table-cell>
          <table:table-cell table:style-name="ce1"/>
          <table:table-cell office:value-type="float" office:value="14544" table:formula="of:=ROUND([.A13];0)" table:style-name="ce1">
            <text:p>14544</text:p>
          </table:table-cell>
          <table:table-cell table:style-name="ce1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14544" table:formula="of:=MOD(MIN([.$C13]*(COLUMN()-6);65536);65536)" table:style-name="ce1">
            <text:p>14544</text:p>
          </table:table-cell>
          <table:table-cell office:value-type="float" office:value="29088" table:formula="of:=MOD(MIN([.$C13]*(COLUMN()-6);65536);65536)" table:style-name="ce1">
            <text:p>29088</text:p>
          </table:table-cell>
          <table:table-cell office:value-type="float" office:value="43632" table:formula="of:=MOD(MIN([.$C13]*(COLUMN()-6);65536);65536)" table:style-name="ce1">
            <text:p>43632</text:p>
          </table:table-cell>
          <table:table-cell office:value-type="float" office:value="58176" table:formula="of:=MOD(MIN([.$C13]*(COLUMN()-6);65536);65536)" table:style-name="ce1">
            <text:p>58176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4387.217697778069" table:formula="of:=[.$A$1]*(1/2)^((ROW()-2)/64)" table:style-name="ce1">
            <text:p>14387.2177</text:p>
          </table:table-cell>
          <table:table-cell table:style-name="ce1"/>
          <table:table-cell office:value-type="float" office:value="14387" table:formula="of:=ROUND([.A14];0)" table:style-name="ce1">
            <text:p>14387</text:p>
          </table:table-cell>
          <table:table-cell table:style-name="ce1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14387" table:formula="of:=MOD(MIN([.$C14]*(COLUMN()-6);65536);65536)" table:style-name="ce1">
            <text:p>14387</text:p>
          </table:table-cell>
          <table:table-cell office:value-type="float" office:value="28774" table:formula="of:=MOD(MIN([.$C14]*(COLUMN()-6);65536);65536)" table:style-name="ce1">
            <text:p>28774</text:p>
          </table:table-cell>
          <table:table-cell office:value-type="float" office:value="43161" table:formula="of:=MOD(MIN([.$C14]*(COLUMN()-6);65536);65536)" table:style-name="ce1">
            <text:p>43161</text:p>
          </table:table-cell>
          <table:table-cell office:value-type="float" office:value="57548" table:formula="of:=MOD(MIN([.$C14]*(COLUMN()-6);65536);65536)" table:style-name="ce1">
            <text:p>57548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4232.238778562201" table:formula="of:=[.$A$1]*(1/2)^((ROW()-2)/64)" table:style-name="ce1">
            <text:p>14232.23878</text:p>
          </table:table-cell>
          <table:table-cell table:style-name="ce1"/>
          <table:table-cell office:value-type="float" office:value="14232" table:formula="of:=ROUND([.A15];0)" table:style-name="ce1">
            <text:p>14232</text:p>
          </table:table-cell>
          <table:table-cell table:style-name="ce1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14232" table:formula="of:=MOD(MIN([.$C15]*(COLUMN()-6);65536);65536)" table:style-name="ce1">
            <text:p>14232</text:p>
          </table:table-cell>
          <table:table-cell office:value-type="float" office:value="28464" table:formula="of:=MOD(MIN([.$C15]*(COLUMN()-6);65536);65536)" table:style-name="ce1">
            <text:p>28464</text:p>
          </table:table-cell>
          <table:table-cell office:value-type="float" office:value="42696" table:formula="of:=MOD(MIN([.$C15]*(COLUMN()-6);65536);65536)" table:style-name="ce1">
            <text:p>42696</text:p>
          </table:table-cell>
          <table:table-cell office:value-type="float" office:value="56928" table:formula="of:=MOD(MIN([.$C15]*(COLUMN()-6);65536);65536)" table:style-name="ce1">
            <text:p>56928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4078.929290219339" table:formula="of:=[.$A$1]*(1/2)^((ROW()-2)/64)" table:style-name="ce1">
            <text:p>14078.92929</text:p>
          </table:table-cell>
          <table:table-cell table:style-name="ce1"/>
          <table:table-cell office:value-type="float" office:value="14079" table:formula="of:=ROUND([.A16];0)" table:style-name="ce1">
            <text:p>14079</text:p>
          </table:table-cell>
          <table:table-cell table:style-name="ce1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14079" table:formula="of:=MOD(MIN([.$C16]*(COLUMN()-6);65536);65536)" table:style-name="ce1">
            <text:p>14079</text:p>
          </table:table-cell>
          <table:table-cell office:value-type="float" office:value="28158" table:formula="of:=MOD(MIN([.$C16]*(COLUMN()-6);65536);65536)" table:style-name="ce1">
            <text:p>28158</text:p>
          </table:table-cell>
          <table:table-cell office:value-type="float" office:value="42237" table:formula="of:=MOD(MIN([.$C16]*(COLUMN()-6);65536);65536)" table:style-name="ce1">
            <text:p>42237</text:p>
          </table:table-cell>
          <table:table-cell office:value-type="float" office:value="56316" table:formula="of:=MOD(MIN([.$C16]*(COLUMN()-6);65536);65536)" table:style-name="ce1">
            <text:p>56316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3927.271249662144" table:formula="of:=[.$A$1]*(1/2)^((ROW()-2)/64)" table:style-name="ce1">
            <text:p>13927.27125</text:p>
          </table:table-cell>
          <table:table-cell table:style-name="ce1"/>
          <table:table-cell office:value-type="float" office:value="13927" table:formula="of:=ROUND([.A17];0)" table:style-name="ce1">
            <text:p>13927</text:p>
          </table:table-cell>
          <table:table-cell table:style-name="ce1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13927" table:formula="of:=MOD(MIN([.$C17]*(COLUMN()-6);65536);65536)" table:style-name="ce1">
            <text:p>13927</text:p>
          </table:table-cell>
          <table:table-cell office:value-type="float" office:value="27854" table:formula="of:=MOD(MIN([.$C17]*(COLUMN()-6);65536);65536)" table:style-name="ce1">
            <text:p>27854</text:p>
          </table:table-cell>
          <table:table-cell office:value-type="float" office:value="41781" table:formula="of:=MOD(MIN([.$C17]*(COLUMN()-6);65536);65536)" table:style-name="ce1">
            <text:p>41781</text:p>
          </table:table-cell>
          <table:table-cell office:value-type="float" office:value="55708" table:formula="of:=MOD(MIN([.$C17]*(COLUMN()-6);65536);65536)" table:style-name="ce1">
            <text:p>55708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3777.246867516858" table:formula="of:=[.$A$1]*(1/2)^((ROW()-2)/64)" table:style-name="ce1">
            <text:p>13777.24687</text:p>
          </table:table-cell>
          <table:table-cell table:style-name="ce1"/>
          <table:table-cell office:value-type="float" office:value="13777" table:formula="of:=ROUND([.A18];0)" table:style-name="ce1">
            <text:p>13777</text:p>
          </table:table-cell>
          <table:table-cell table:style-name="ce1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13777" table:formula="of:=MOD(MIN([.$C18]*(COLUMN()-6);65536);65536)" table:style-name="ce1">
            <text:p>13777</text:p>
          </table:table-cell>
          <table:table-cell office:value-type="float" office:value="27554" table:formula="of:=MOD(MIN([.$C18]*(COLUMN()-6);65536);65536)" table:style-name="ce1">
            <text:p>27554</text:p>
          </table:table-cell>
          <table:table-cell office:value-type="float" office:value="41331" table:formula="of:=MOD(MIN([.$C18]*(COLUMN()-6);65536);65536)" table:style-name="ce1">
            <text:p>41331</text:p>
          </table:table-cell>
          <table:table-cell office:value-type="float" office:value="55108" table:formula="of:=MOD(MIN([.$C18]*(COLUMN()-6);65536);65536)" table:style-name="ce1">
            <text:p>55108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3628.838546036624" table:formula="of:=[.$A$1]*(1/2)^((ROW()-2)/64)" table:style-name="ce1">
            <text:p>13628.83855</text:p>
          </table:table-cell>
          <table:table-cell table:style-name="ce1"/>
          <table:table-cell office:value-type="float" office:value="13629" table:formula="of:=ROUND([.A19];0)" table:style-name="ce1">
            <text:p>13629</text:p>
          </table:table-cell>
          <table:table-cell table:style-name="ce1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13629" table:formula="of:=MOD(MIN([.$C19]*(COLUMN()-6);65536);65536)" table:style-name="ce1">
            <text:p>13629</text:p>
          </table:table-cell>
          <table:table-cell office:value-type="float" office:value="27258" table:formula="of:=MOD(MIN([.$C19]*(COLUMN()-6);65536);65536)" table:style-name="ce1">
            <text:p>27258</text:p>
          </table:table-cell>
          <table:table-cell office:value-type="float" office:value="40887" table:formula="of:=MOD(MIN([.$C19]*(COLUMN()-6);65536);65536)" table:style-name="ce1">
            <text:p>40887</text:p>
          </table:table-cell>
          <table:table-cell office:value-type="float" office:value="54516" table:formula="of:=MOD(MIN([.$C19]*(COLUMN()-6);65536);65536)" table:style-name="ce1">
            <text:p>54516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3482.028877037281" table:formula="of:=[.$A$1]*(1/2)^((ROW()-2)/64)" table:style-name="ce1">
            <text:p>13482.02888</text:p>
          </table:table-cell>
          <table:table-cell table:style-name="ce1"/>
          <table:table-cell office:value-type="float" office:value="13482" table:formula="of:=ROUND([.A20];0)" table:style-name="ce1">
            <text:p>13482</text:p>
          </table:table-cell>
          <table:table-cell table:style-name="ce1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13482" table:formula="of:=MOD(MIN([.$C20]*(COLUMN()-6);65536);65536)" table:style-name="ce1">
            <text:p>13482</text:p>
          </table:table-cell>
          <table:table-cell office:value-type="float" office:value="26964" table:formula="of:=MOD(MIN([.$C20]*(COLUMN()-6);65536);65536)" table:style-name="ce1">
            <text:p>26964</text:p>
          </table:table-cell>
          <table:table-cell office:value-type="float" office:value="40446" table:formula="of:=MOD(MIN([.$C20]*(COLUMN()-6);65536);65536)" table:style-name="ce1">
            <text:p>40446</text:p>
          </table:table-cell>
          <table:table-cell office:value-type="float" office:value="53928" table:formula="of:=MOD(MIN([.$C20]*(COLUMN()-6);65536);65536)" table:style-name="ce1">
            <text:p>53928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3336.800639855393" table:formula="of:=[.$A$1]*(1/2)^((ROW()-2)/64)" table:style-name="ce1">
            <text:p>13336.80064</text:p>
          </table:table-cell>
          <table:table-cell table:style-name="ce1"/>
          <table:table-cell office:value-type="float" office:value="13337" table:formula="of:=ROUND([.A21];0)" table:style-name="ce1">
            <text:p>13337</text:p>
          </table:table-cell>
          <table:table-cell table:style-name="ce1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13337" table:formula="of:=MOD(MIN([.$C21]*(COLUMN()-6);65536);65536)" table:style-name="ce1">
            <text:p>13337</text:p>
          </table:table-cell>
          <table:table-cell office:value-type="float" office:value="26674" table:formula="of:=MOD(MIN([.$C21]*(COLUMN()-6);65536);65536)" table:style-name="ce1">
            <text:p>26674</text:p>
          </table:table-cell>
          <table:table-cell office:value-type="float" office:value="40011" table:formula="of:=MOD(MIN([.$C21]*(COLUMN()-6);65536);65536)" table:style-name="ce1">
            <text:p>40011</text:p>
          </table:table-cell>
          <table:table-cell office:value-type="float" office:value="53348" table:formula="of:=MOD(MIN([.$C21]*(COLUMN()-6);65536);65536)" table:style-name="ce1">
            <text:p>53348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3193.136799328291" table:formula="of:=[.$A$1]*(1/2)^((ROW()-2)/64)" table:style-name="ce1">
            <text:p>13193.1368</text:p>
          </table:table-cell>
          <table:table-cell table:style-name="ce1"/>
          <table:table-cell office:value-type="float" office:value="13193" table:formula="of:=ROUND([.A22];0)" table:style-name="ce1">
            <text:p>13193</text:p>
          </table:table-cell>
          <table:table-cell table:style-name="ce1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13193" table:formula="of:=MOD(MIN([.$C22]*(COLUMN()-6);65536);65536)" table:style-name="ce1">
            <text:p>13193</text:p>
          </table:table-cell>
          <table:table-cell office:value-type="float" office:value="26386" table:formula="of:=MOD(MIN([.$C22]*(COLUMN()-6);65536);65536)" table:style-name="ce1">
            <text:p>26386</text:p>
          </table:table-cell>
          <table:table-cell office:value-type="float" office:value="39579" table:formula="of:=MOD(MIN([.$C22]*(COLUMN()-6);65536);65536)" table:style-name="ce1">
            <text:p>39579</text:p>
          </table:table-cell>
          <table:table-cell office:value-type="float" office:value="52772" table:formula="of:=MOD(MIN([.$C22]*(COLUMN()-6);65536);65536)" table:style-name="ce1">
            <text:p>52772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3051.020503795851" table:formula="of:=[.$A$1]*(1/2)^((ROW()-2)/64)" table:style-name="ce1">
            <text:p>13051.0205</text:p>
          </table:table-cell>
          <table:table-cell table:style-name="ce1"/>
          <table:table-cell office:value-type="float" office:value="13051" table:formula="of:=ROUND([.A23];0)" table:style-name="ce1">
            <text:p>13051</text:p>
          </table:table-cell>
          <table:table-cell table:style-name="ce1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13051" table:formula="of:=MOD(MIN([.$C23]*(COLUMN()-6);65536);65536)" table:style-name="ce1">
            <text:p>13051</text:p>
          </table:table-cell>
          <table:table-cell office:value-type="float" office:value="26102" table:formula="of:=MOD(MIN([.$C23]*(COLUMN()-6);65536);65536)" table:style-name="ce1">
            <text:p>26102</text:p>
          </table:table-cell>
          <table:table-cell office:value-type="float" office:value="39153" table:formula="of:=MOD(MIN([.$C23]*(COLUMN()-6);65536);65536)" table:style-name="ce1">
            <text:p>39153</text:p>
          </table:table-cell>
          <table:table-cell office:value-type="float" office:value="52204" table:formula="of:=MOD(MIN([.$C23]*(COLUMN()-6);65536);65536)" table:style-name="ce1">
            <text:p>52204</text:p>
          </table:table-cell>
          <table:table-cell office:value-type="float" office:value="65255" table:formula="of:=MOD(MIN([.$C23]*(COLUMN()-6);65536);65536)" table:style-name="ce1">
            <text:p>65255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2910.435083123806" table:formula="of:=[.$A$1]*(1/2)^((ROW()-2)/64)" table:style-name="ce1">
            <text:p>12910.43508</text:p>
          </table:table-cell>
          <table:table-cell table:style-name="ce1"/>
          <table:table-cell office:value-type="float" office:value="12910" table:formula="of:=ROUND([.A24];0)" table:style-name="ce1">
            <text:p>12910</text:p>
          </table:table-cell>
          <table:table-cell table:style-name="ce1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12910" table:formula="of:=MOD(MIN([.$C24]*(COLUMN()-6);65536);65536)" table:style-name="ce1">
            <text:p>12910</text:p>
          </table:table-cell>
          <table:table-cell office:value-type="float" office:value="25820" table:formula="of:=MOD(MIN([.$C24]*(COLUMN()-6);65536);65536)" table:style-name="ce1">
            <text:p>25820</text:p>
          </table:table-cell>
          <table:table-cell office:value-type="float" office:value="38730" table:formula="of:=MOD(MIN([.$C24]*(COLUMN()-6);65536);65536)" table:style-name="ce1">
            <text:p>38730</text:p>
          </table:table-cell>
          <table:table-cell office:value-type="float" office:value="51640" table:formula="of:=MOD(MIN([.$C24]*(COLUMN()-6);65536);65536)" table:style-name="ce1">
            <text:p>51640</text:p>
          </table:table-cell>
          <table:table-cell office:value-type="float" office:value="64550" table:formula="of:=MOD(MIN([.$C24]*(COLUMN()-6);65536);65536)" table:style-name="ce1">
            <text:p>6455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2771.36404674836" table:formula="of:=[.$A$1]*(1/2)^((ROW()-2)/64)" table:style-name="ce1">
            <text:p>12771.36405</text:p>
          </table:table-cell>
          <table:table-cell table:style-name="ce1"/>
          <table:table-cell office:value-type="float" office:value="12771" table:formula="of:=ROUND([.A25];0)" table:style-name="ce1">
            <text:p>12771</text:p>
          </table:table-cell>
          <table:table-cell table:style-name="ce1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12771" table:formula="of:=MOD(MIN([.$C25]*(COLUMN()-6);65536);65536)" table:style-name="ce1">
            <text:p>12771</text:p>
          </table:table-cell>
          <table:table-cell office:value-type="float" office:value="25542" table:formula="of:=MOD(MIN([.$C25]*(COLUMN()-6);65536);65536)" table:style-name="ce1">
            <text:p>25542</text:p>
          </table:table-cell>
          <table:table-cell office:value-type="float" office:value="38313" table:formula="of:=MOD(MIN([.$C25]*(COLUMN()-6);65536);65536)" table:style-name="ce1">
            <text:p>38313</text:p>
          </table:table-cell>
          <table:table-cell office:value-type="float" office:value="51084" table:formula="of:=MOD(MIN([.$C25]*(COLUMN()-6);65536);65536)" table:style-name="ce1">
            <text:p>51084</text:p>
          </table:table-cell>
          <table:table-cell office:value-type="float" office:value="63855" table:formula="of:=MOD(MIN([.$C25]*(COLUMN()-6);65536);65536)" table:style-name="ce1">
            <text:p>63855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2633.791081741852" table:formula="of:=[.$A$1]*(1/2)^((ROW()-2)/64)" table:style-name="ce1">
            <text:p>12633.79108</text:p>
          </table:table-cell>
          <table:table-cell table:style-name="ce1"/>
          <table:table-cell office:value-type="float" office:value="12634" table:formula="of:=ROUND([.A26];0)" table:style-name="ce1">
            <text:p>12634</text:p>
          </table:table-cell>
          <table:table-cell table:style-name="ce1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12634" table:formula="of:=MOD(MIN([.$C26]*(COLUMN()-6);65536);65536)" table:style-name="ce1">
            <text:p>12634</text:p>
          </table:table-cell>
          <table:table-cell office:value-type="float" office:value="25268" table:formula="of:=MOD(MIN([.$C26]*(COLUMN()-6);65536);65536)" table:style-name="ce1">
            <text:p>25268</text:p>
          </table:table-cell>
          <table:table-cell office:value-type="float" office:value="37902" table:formula="of:=MOD(MIN([.$C26]*(COLUMN()-6);65536);65536)" table:style-name="ce1">
            <text:p>37902</text:p>
          </table:table-cell>
          <table:table-cell office:value-type="float" office:value="50536" table:formula="of:=MOD(MIN([.$C26]*(COLUMN()-6);65536);65536)" table:style-name="ce1">
            <text:p>50536</text:p>
          </table:table-cell>
          <table:table-cell office:value-type="float" office:value="63170" table:formula="of:=MOD(MIN([.$C26]*(COLUMN()-6);65536);65536)" table:style-name="ce1">
            <text:p>6317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2497.700050899257" table:formula="of:=[.$A$1]*(1/2)^((ROW()-2)/64)" table:style-name="ce1">
            <text:p>12497.70005</text:p>
          </table:table-cell>
          <table:table-cell table:style-name="ce1"/>
          <table:table-cell office:value-type="float" office:value="12498" table:formula="of:=ROUND([.A27];0)" table:style-name="ce1">
            <text:p>12498</text:p>
          </table:table-cell>
          <table:table-cell table:style-name="ce1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12498" table:formula="of:=MOD(MIN([.$C27]*(COLUMN()-6);65536);65536)" table:style-name="ce1">
            <text:p>12498</text:p>
          </table:table-cell>
          <table:table-cell office:value-type="float" office:value="24996" table:formula="of:=MOD(MIN([.$C27]*(COLUMN()-6);65536);65536)" table:style-name="ce1">
            <text:p>24996</text:p>
          </table:table-cell>
          <table:table-cell office:value-type="float" office:value="37494" table:formula="of:=MOD(MIN([.$C27]*(COLUMN()-6);65536);65536)" table:style-name="ce1">
            <text:p>37494</text:p>
          </table:table-cell>
          <table:table-cell office:value-type="float" office:value="49992" table:formula="of:=MOD(MIN([.$C27]*(COLUMN()-6);65536);65536)" table:style-name="ce1">
            <text:p>49992</text:p>
          </table:table-cell>
          <table:table-cell office:value-type="float" office:value="62490" table:formula="of:=MOD(MIN([.$C27]*(COLUMN()-6);65536);65536)" table:style-name="ce1">
            <text:p>6249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2363.07499084532" table:formula="of:=[.$A$1]*(1/2)^((ROW()-2)/64)" table:style-name="ce1">
            <text:p>12363.07499</text:p>
          </table:table-cell>
          <table:table-cell table:style-name="ce1"/>
          <table:table-cell office:value-type="float" office:value="12363" table:formula="of:=ROUND([.A28];0)" table:style-name="ce1">
            <text:p>12363</text:p>
          </table:table-cell>
          <table:table-cell table:style-name="ce1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12363" table:formula="of:=MOD(MIN([.$C28]*(COLUMN()-6);65536);65536)" table:style-name="ce1">
            <text:p>12363</text:p>
          </table:table-cell>
          <table:table-cell office:value-type="float" office:value="24726" table:formula="of:=MOD(MIN([.$C28]*(COLUMN()-6);65536);65536)" table:style-name="ce1">
            <text:p>24726</text:p>
          </table:table-cell>
          <table:table-cell office:value-type="float" office:value="37089" table:formula="of:=MOD(MIN([.$C28]*(COLUMN()-6);65536);65536)" table:style-name="ce1">
            <text:p>37089</text:p>
          </table:table-cell>
          <table:table-cell office:value-type="float" office:value="49452" table:formula="of:=MOD(MIN([.$C28]*(COLUMN()-6);65536);65536)" table:style-name="ce1">
            <text:p>49452</text:p>
          </table:table-cell>
          <table:table-cell office:value-type="float" office:value="61815" table:formula="of:=MOD(MIN([.$C28]*(COLUMN()-6);65536);65536)" table:style-name="ce1">
            <text:p>61815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2229.900110162042" table:formula="of:=[.$A$1]*(1/2)^((ROW()-2)/64)" table:style-name="ce1">
            <text:p>12229.90011</text:p>
          </table:table-cell>
          <table:table-cell table:style-name="ce1"/>
          <table:table-cell office:value-type="float" office:value="12230" table:formula="of:=ROUND([.A29];0)" table:style-name="ce1">
            <text:p>12230</text:p>
          </table:table-cell>
          <table:table-cell table:style-name="ce1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12230" table:formula="of:=MOD(MIN([.$C29]*(COLUMN()-6);65536);65536)" table:style-name="ce1">
            <text:p>12230</text:p>
          </table:table-cell>
          <table:table-cell office:value-type="float" office:value="24460" table:formula="of:=MOD(MIN([.$C29]*(COLUMN()-6);65536);65536)" table:style-name="ce1">
            <text:p>24460</text:p>
          </table:table-cell>
          <table:table-cell office:value-type="float" office:value="36690" table:formula="of:=MOD(MIN([.$C29]*(COLUMN()-6);65536);65536)" table:style-name="ce1">
            <text:p>36690</text:p>
          </table:table-cell>
          <table:table-cell office:value-type="float" office:value="48920" table:formula="of:=MOD(MIN([.$C29]*(COLUMN()-6);65536);65536)" table:style-name="ce1">
            <text:p>48920</text:p>
          </table:table-cell>
          <table:table-cell office:value-type="float" office:value="61150" table:formula="of:=MOD(MIN([.$C29]*(COLUMN()-6);65536);65536)" table:style-name="ce1">
            <text:p>6115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2098.159787536379" table:formula="of:=[.$A$1]*(1/2)^((ROW()-2)/64)" table:style-name="ce1">
            <text:p>12098.15979</text:p>
          </table:table-cell>
          <table:table-cell table:style-name="ce1"/>
          <table:table-cell office:value-type="float" office:value="12098" table:formula="of:=ROUND([.A30];0)" table:style-name="ce1">
            <text:p>12098</text:p>
          </table:table-cell>
          <table:table-cell table:style-name="ce1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12098" table:formula="of:=MOD(MIN([.$C30]*(COLUMN()-6);65536);65536)" table:style-name="ce1">
            <text:p>12098</text:p>
          </table:table-cell>
          <table:table-cell office:value-type="float" office:value="24196" table:formula="of:=MOD(MIN([.$C30]*(COLUMN()-6);65536);65536)" table:style-name="ce1">
            <text:p>24196</text:p>
          </table:table-cell>
          <table:table-cell office:value-type="float" office:value="36294" table:formula="of:=MOD(MIN([.$C30]*(COLUMN()-6);65536);65536)" table:style-name="ce1">
            <text:p>36294</text:p>
          </table:table-cell>
          <table:table-cell office:value-type="float" office:value="48392" table:formula="of:=MOD(MIN([.$C30]*(COLUMN()-6);65536);65536)" table:style-name="ce1">
            <text:p>48392</text:p>
          </table:table-cell>
          <table:table-cell office:value-type="float" office:value="60490" table:formula="of:=MOD(MIN([.$C30]*(COLUMN()-6);65536);65536)" table:style-name="ce1">
            <text:p>6049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1967.838569927861" table:formula="of:=[.$A$1]*(1/2)^((ROW()-2)/64)" table:style-name="ce1">
            <text:p>11967.83857</text:p>
          </table:table-cell>
          <table:table-cell table:style-name="ce1"/>
          <table:table-cell office:value-type="float" office:value="11968" table:formula="of:=ROUND([.A31];0)" table:style-name="ce1">
            <text:p>11968</text:p>
          </table:table-cell>
          <table:table-cell table:style-name="ce1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11968" table:formula="of:=MOD(MIN([.$C31]*(COLUMN()-6);65536);65536)" table:style-name="ce1">
            <text:p>11968</text:p>
          </table:table-cell>
          <table:table-cell office:value-type="float" office:value="23936" table:formula="of:=MOD(MIN([.$C31]*(COLUMN()-6);65536);65536)" table:style-name="ce1">
            <text:p>23936</text:p>
          </table:table-cell>
          <table:table-cell office:value-type="float" office:value="35904" table:formula="of:=MOD(MIN([.$C31]*(COLUMN()-6);65536);65536)" table:style-name="ce1">
            <text:p>35904</text:p>
          </table:table-cell>
          <table:table-cell office:value-type="float" office:value="47872" table:formula="of:=MOD(MIN([.$C31]*(COLUMN()-6);65536);65536)" table:style-name="ce1">
            <text:p>47872</text:p>
          </table:table-cell>
          <table:table-cell office:value-type="float" office:value="59840" table:formula="of:=MOD(MIN([.$C31]*(COLUMN()-6);65536);65536)" table:style-name="ce1">
            <text:p>5984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1838.921170755966" table:formula="of:=[.$A$1]*(1/2)^((ROW()-2)/64)" table:style-name="ce1">
            <text:p>11838.92117</text:p>
          </table:table-cell>
          <table:table-cell table:style-name="ce1"/>
          <table:table-cell office:value-type="float" office:value="11839" table:formula="of:=ROUND([.A32];0)" table:style-name="ce1">
            <text:p>11839</text:p>
          </table:table-cell>
          <table:table-cell table:style-name="ce1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11839" table:formula="of:=MOD(MIN([.$C32]*(COLUMN()-6);65536);65536)" table:style-name="ce1">
            <text:p>11839</text:p>
          </table:table-cell>
          <table:table-cell office:value-type="float" office:value="23678" table:formula="of:=MOD(MIN([.$C32]*(COLUMN()-6);65536);65536)" table:style-name="ce1">
            <text:p>23678</text:p>
          </table:table-cell>
          <table:table-cell office:value-type="float" office:value="35517" table:formula="of:=MOD(MIN([.$C32]*(COLUMN()-6);65536);65536)" table:style-name="ce1">
            <text:p>35517</text:p>
          </table:table-cell>
          <table:table-cell office:value-type="float" office:value="47356" table:formula="of:=MOD(MIN([.$C32]*(COLUMN()-6);65536);65536)" table:style-name="ce1">
            <text:p>47356</text:p>
          </table:table-cell>
          <table:table-cell office:value-type="float" office:value="59195" table:formula="of:=MOD(MIN([.$C32]*(COLUMN()-6);65536);65536)" table:style-name="ce1">
            <text:p>59195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1711.392468107018" table:formula="of:=[.$A$1]*(1/2)^((ROW()-2)/64)" table:style-name="ce1">
            <text:p>11711.39247</text:p>
          </table:table-cell>
          <table:table-cell table:style-name="ce1"/>
          <table:table-cell office:value-type="float" office:value="11711" table:formula="of:=ROUND([.A33];0)" table:style-name="ce1">
            <text:p>11711</text:p>
          </table:table-cell>
          <table:table-cell table:style-name="ce1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11711" table:formula="of:=MOD(MIN([.$C33]*(COLUMN()-6);65536);65536)" table:style-name="ce1">
            <text:p>11711</text:p>
          </table:table-cell>
          <table:table-cell office:value-type="float" office:value="23422" table:formula="of:=MOD(MIN([.$C33]*(COLUMN()-6);65536);65536)" table:style-name="ce1">
            <text:p>23422</text:p>
          </table:table-cell>
          <table:table-cell office:value-type="float" office:value="35133" table:formula="of:=MOD(MIN([.$C33]*(COLUMN()-6);65536);65536)" table:style-name="ce1">
            <text:p>35133</text:p>
          </table:table-cell>
          <table:table-cell office:value-type="float" office:value="46844" table:formula="of:=MOD(MIN([.$C33]*(COLUMN()-6);65536);65536)" table:style-name="ce1">
            <text:p>46844</text:p>
          </table:table-cell>
          <table:table-cell office:value-type="float" office:value="58555" table:formula="of:=MOD(MIN([.$C33]*(COLUMN()-6);65536);65536)" table:style-name="ce1">
            <text:p>58555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1585.237502960395" table:formula="of:=[.$A$1]*(1/2)^((ROW()-2)/64)" table:style-name="ce1">
            <text:p>11585.2375</text:p>
          </table:table-cell>
          <table:table-cell table:style-name="ce1"/>
          <table:table-cell office:value-type="float" office:value="11585" table:formula="of:=ROUND([.A34];0)" table:style-name="ce1">
            <text:p>11585</text:p>
          </table:table-cell>
          <table:table-cell table:style-name="ce1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11585" table:formula="of:=MOD(MIN([.$C34]*(COLUMN()-6);65536);65536)" table:style-name="ce1">
            <text:p>11585</text:p>
          </table:table-cell>
          <table:table-cell office:value-type="float" office:value="23170" table:formula="of:=MOD(MIN([.$C34]*(COLUMN()-6);65536);65536)" table:style-name="ce1">
            <text:p>23170</text:p>
          </table:table-cell>
          <table:table-cell office:value-type="float" office:value="34755" table:formula="of:=MOD(MIN([.$C34]*(COLUMN()-6);65536);65536)" table:style-name="ce1">
            <text:p>34755</text:p>
          </table:table-cell>
          <table:table-cell office:value-type="float" office:value="46340" table:formula="of:=MOD(MIN([.$C34]*(COLUMN()-6);65536);65536)" table:style-name="ce1">
            <text:p>46340</text:p>
          </table:table-cell>
          <table:table-cell office:value-type="float" office:value="57925" table:formula="of:=MOD(MIN([.$C34]*(COLUMN()-6);65536);65536)" table:style-name="ce1">
            <text:p>57925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1460.441477433846" table:formula="of:=[.$A$1]*(1/2)^((ROW()-2)/64)" table:style-name="ce1">
            <text:p>11460.44148</text:p>
          </table:table-cell>
          <table:table-cell table:style-name="ce1"/>
          <table:table-cell office:value-type="float" office:value="11460" table:formula="of:=ROUND([.A35];0)" table:style-name="ce1">
            <text:p>11460</text:p>
          </table:table-cell>
          <table:table-cell table:style-name="ce1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11460" table:formula="of:=MOD(MIN([.$C35]*(COLUMN()-6);65536);65536)" table:style-name="ce1">
            <text:p>11460</text:p>
          </table:table-cell>
          <table:table-cell office:value-type="float" office:value="22920" table:formula="of:=MOD(MIN([.$C35]*(COLUMN()-6);65536);65536)" table:style-name="ce1">
            <text:p>22920</text:p>
          </table:table-cell>
          <table:table-cell office:value-type="float" office:value="34380" table:formula="of:=MOD(MIN([.$C35]*(COLUMN()-6);65536);65536)" table:style-name="ce1">
            <text:p>34380</text:p>
          </table:table-cell>
          <table:table-cell office:value-type="float" office:value="45840" table:formula="of:=MOD(MIN([.$C35]*(COLUMN()-6);65536);65536)" table:style-name="ce1">
            <text:p>45840</text:p>
          </table:table-cell>
          <table:table-cell office:value-type="float" office:value="57300" table:formula="of:=MOD(MIN([.$C35]*(COLUMN()-6);65536);65536)" table:style-name="ce1">
            <text:p>5730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1336.989753047712" table:formula="of:=[.$A$1]*(1/2)^((ROW()-2)/64)" table:style-name="ce1">
            <text:p>11336.98975</text:p>
          </table:table-cell>
          <table:table-cell table:style-name="ce1"/>
          <table:table-cell office:value-type="float" office:value="11337" table:formula="of:=ROUND([.A36];0)" table:style-name="ce1">
            <text:p>11337</text:p>
          </table:table-cell>
          <table:table-cell table:style-name="ce1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11337" table:formula="of:=MOD(MIN([.$C36]*(COLUMN()-6);65536);65536)" table:style-name="ce1">
            <text:p>11337</text:p>
          </table:table-cell>
          <table:table-cell office:value-type="float" office:value="22674" table:formula="of:=MOD(MIN([.$C36]*(COLUMN()-6);65536);65536)" table:style-name="ce1">
            <text:p>22674</text:p>
          </table:table-cell>
          <table:table-cell office:value-type="float" office:value="34011" table:formula="of:=MOD(MIN([.$C36]*(COLUMN()-6);65536);65536)" table:style-name="ce1">
            <text:p>34011</text:p>
          </table:table-cell>
          <table:table-cell office:value-type="float" office:value="45348" table:formula="of:=MOD(MIN([.$C36]*(COLUMN()-6);65536);65536)" table:style-name="ce1">
            <text:p>45348</text:p>
          </table:table-cell>
          <table:table-cell office:value-type="float" office:value="56685" table:formula="of:=MOD(MIN([.$C36]*(COLUMN()-6);65536);65536)" table:style-name="ce1">
            <text:p>56685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1214.867849007847" table:formula="of:=[.$A$1]*(1/2)^((ROW()-2)/64)" table:style-name="ce1">
            <text:p>11214.86785</text:p>
          </table:table-cell>
          <table:table-cell table:style-name="ce1"/>
          <table:table-cell office:value-type="float" office:value="11215" table:formula="of:=ROUND([.A37];0)" table:style-name="ce1">
            <text:p>11215</text:p>
          </table:table-cell>
          <table:table-cell table:style-name="ce1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11215" table:formula="of:=MOD(MIN([.$C37]*(COLUMN()-6);65536);65536)" table:style-name="ce1">
            <text:p>11215</text:p>
          </table:table-cell>
          <table:table-cell office:value-type="float" office:value="22430" table:formula="of:=MOD(MIN([.$C37]*(COLUMN()-6);65536);65536)" table:style-name="ce1">
            <text:p>22430</text:p>
          </table:table-cell>
          <table:table-cell office:value-type="float" office:value="33645" table:formula="of:=MOD(MIN([.$C37]*(COLUMN()-6);65536);65536)" table:style-name="ce1">
            <text:p>33645</text:p>
          </table:table-cell>
          <table:table-cell office:value-type="float" office:value="44860" table:formula="of:=MOD(MIN([.$C37]*(COLUMN()-6);65536);65536)" table:style-name="ce1">
            <text:p>44860</text:p>
          </table:table-cell>
          <table:table-cell office:value-type="float" office:value="56075" table:formula="of:=MOD(MIN([.$C37]*(COLUMN()-6);65536);65536)" table:style-name="ce1">
            <text:p>56075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1094.061440507025" table:formula="of:=[.$A$1]*(1/2)^((ROW()-2)/64)" table:style-name="ce1">
            <text:p>11094.06144</text:p>
          </table:table-cell>
          <table:table-cell table:style-name="ce1"/>
          <table:table-cell office:value-type="float" office:value="11094" table:formula="of:=ROUND([.A38];0)" table:style-name="ce1">
            <text:p>11094</text:p>
          </table:table-cell>
          <table:table-cell table:style-name="ce1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11094" table:formula="of:=MOD(MIN([.$C38]*(COLUMN()-6);65536);65536)" table:style-name="ce1">
            <text:p>11094</text:p>
          </table:table-cell>
          <table:table-cell office:value-type="float" office:value="22188" table:formula="of:=MOD(MIN([.$C38]*(COLUMN()-6);65536);65536)" table:style-name="ce1">
            <text:p>22188</text:p>
          </table:table-cell>
          <table:table-cell office:value-type="float" office:value="33282" table:formula="of:=MOD(MIN([.$C38]*(COLUMN()-6);65536);65536)" table:style-name="ce1">
            <text:p>33282</text:p>
          </table:table-cell>
          <table:table-cell office:value-type="float" office:value="44376" table:formula="of:=MOD(MIN([.$C38]*(COLUMN()-6);65536);65536)" table:style-name="ce1">
            <text:p>44376</text:p>
          </table:table-cell>
          <table:table-cell office:value-type="float" office:value="55470" table:formula="of:=MOD(MIN([.$C38]*(COLUMN()-6);65536);65536)" table:style-name="ce1">
            <text:p>5547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0974.556357044659" table:formula="of:=[.$A$1]*(1/2)^((ROW()-2)/64)" table:style-name="ce1">
            <text:p>10974.55636</text:p>
          </table:table-cell>
          <table:table-cell table:style-name="ce1"/>
          <table:table-cell office:value-type="float" office:value="10975" table:formula="of:=ROUND([.A39];0)" table:style-name="ce1">
            <text:p>10975</text:p>
          </table:table-cell>
          <table:table-cell table:style-name="ce1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10975" table:formula="of:=MOD(MIN([.$C39]*(COLUMN()-6);65536);65536)" table:style-name="ce1">
            <text:p>10975</text:p>
          </table:table-cell>
          <table:table-cell office:value-type="float" office:value="21950" table:formula="of:=MOD(MIN([.$C39]*(COLUMN()-6);65536);65536)" table:style-name="ce1">
            <text:p>21950</text:p>
          </table:table-cell>
          <table:table-cell office:value-type="float" office:value="32925" table:formula="of:=MOD(MIN([.$C39]*(COLUMN()-6);65536);65536)" table:style-name="ce1">
            <text:p>32925</text:p>
          </table:table-cell>
          <table:table-cell office:value-type="float" office:value="43900" table:formula="of:=MOD(MIN([.$C39]*(COLUMN()-6);65536);65536)" table:style-name="ce1">
            <text:p>43900</text:p>
          </table:table-cell>
          <table:table-cell office:value-type="float" office:value="54875" table:formula="of:=MOD(MIN([.$C39]*(COLUMN()-6);65536);65536)" table:style-name="ce1">
            <text:p>54875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0856.338580764601" table:formula="of:=[.$A$1]*(1/2)^((ROW()-2)/64)" table:style-name="ce1">
            <text:p>10856.33858</text:p>
          </table:table-cell>
          <table:table-cell table:style-name="ce1"/>
          <table:table-cell office:value-type="float" office:value="10856" table:formula="of:=ROUND([.A40];0)" table:style-name="ce1">
            <text:p>10856</text:p>
          </table:table-cell>
          <table:table-cell table:style-name="ce1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10856" table:formula="of:=MOD(MIN([.$C40]*(COLUMN()-6);65536);65536)" table:style-name="ce1">
            <text:p>10856</text:p>
          </table:table-cell>
          <table:table-cell office:value-type="float" office:value="21712" table:formula="of:=MOD(MIN([.$C40]*(COLUMN()-6);65536);65536)" table:style-name="ce1">
            <text:p>21712</text:p>
          </table:table-cell>
          <table:table-cell office:value-type="float" office:value="32568" table:formula="of:=MOD(MIN([.$C40]*(COLUMN()-6);65536);65536)" table:style-name="ce1">
            <text:p>32568</text:p>
          </table:table-cell>
          <table:table-cell office:value-type="float" office:value="43424" table:formula="of:=MOD(MIN([.$C40]*(COLUMN()-6);65536);65536)" table:style-name="ce1">
            <text:p>43424</text:p>
          </table:table-cell>
          <table:table-cell office:value-type="float" office:value="54280" table:formula="of:=MOD(MIN([.$C40]*(COLUMN()-6);65536);65536)" table:style-name="ce1">
            <text:p>54280</text:p>
          </table:table-cell>
          <table:table-cell office:value-type="float" office:value="65136" table:formula="of:=MOD(MIN([.$C40]*(COLUMN()-6);65536);65536)" table:style-name="ce1">
            <text:p>65136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0739.39424481087" table:formula="of:=[.$A$1]*(1/2)^((ROW()-2)/64)" table:style-name="ce1">
            <text:p>10739.39424</text:p>
          </table:table-cell>
          <table:table-cell table:style-name="ce1"/>
          <table:table-cell office:value-type="float" office:value="10739" table:formula="of:=ROUND([.A41];0)" table:style-name="ce1">
            <text:p>10739</text:p>
          </table:table-cell>
          <table:table-cell table:style-name="ce1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10739" table:formula="of:=MOD(MIN([.$C41]*(COLUMN()-6);65536);65536)" table:style-name="ce1">
            <text:p>10739</text:p>
          </table:table-cell>
          <table:table-cell office:value-type="float" office:value="21478" table:formula="of:=MOD(MIN([.$C41]*(COLUMN()-6);65536);65536)" table:style-name="ce1">
            <text:p>21478</text:p>
          </table:table-cell>
          <table:table-cell office:value-type="float" office:value="32217" table:formula="of:=MOD(MIN([.$C41]*(COLUMN()-6);65536);65536)" table:style-name="ce1">
            <text:p>32217</text:p>
          </table:table-cell>
          <table:table-cell office:value-type="float" office:value="42956" table:formula="of:=MOD(MIN([.$C41]*(COLUMN()-6);65536);65536)" table:style-name="ce1">
            <text:p>42956</text:p>
          </table:table-cell>
          <table:table-cell office:value-type="float" office:value="53695" table:formula="of:=MOD(MIN([.$C41]*(COLUMN()-6);65536);65536)" table:style-name="ce1">
            <text:p>53695</text:p>
          </table:table-cell>
          <table:table-cell office:value-type="float" office:value="64434" table:formula="of:=MOD(MIN([.$C41]*(COLUMN()-6);65536);65536)" table:style-name="ce1">
            <text:p>64434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0623.709631701071" table:formula="of:=[.$A$1]*(1/2)^((ROW()-2)/64)" table:style-name="ce1">
            <text:p>10623.70963</text:p>
          </table:table-cell>
          <table:table-cell table:style-name="ce1"/>
          <table:table-cell office:value-type="float" office:value="10624" table:formula="of:=ROUND([.A42];0)" table:style-name="ce1">
            <text:p>10624</text:p>
          </table:table-cell>
          <table:table-cell table:style-name="ce1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10624" table:formula="of:=MOD(MIN([.$C42]*(COLUMN()-6);65536);65536)" table:style-name="ce1">
            <text:p>10624</text:p>
          </table:table-cell>
          <table:table-cell office:value-type="float" office:value="21248" table:formula="of:=MOD(MIN([.$C42]*(COLUMN()-6);65536);65536)" table:style-name="ce1">
            <text:p>21248</text:p>
          </table:table-cell>
          <table:table-cell office:value-type="float" office:value="31872" table:formula="of:=MOD(MIN([.$C42]*(COLUMN()-6);65536);65536)" table:style-name="ce1">
            <text:p>31872</text:p>
          </table:table-cell>
          <table:table-cell office:value-type="float" office:value="42496" table:formula="of:=MOD(MIN([.$C42]*(COLUMN()-6);65536);65536)" table:style-name="ce1">
            <text:p>42496</text:p>
          </table:table-cell>
          <table:table-cell office:value-type="float" office:value="53120" table:formula="of:=MOD(MIN([.$C42]*(COLUMN()-6);65536);65536)" table:style-name="ce1">
            <text:p>53120</text:p>
          </table:table-cell>
          <table:table-cell office:value-type="float" office:value="63744" table:formula="of:=MOD(MIN([.$C42]*(COLUMN()-6);65536);65536)" table:style-name="ce1">
            <text:p>63744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0509.271171717352" table:formula="of:=[.$A$1]*(1/2)^((ROW()-2)/64)" table:style-name="ce1">
            <text:p>10509.27117</text:p>
          </table:table-cell>
          <table:table-cell table:style-name="ce1"/>
          <table:table-cell office:value-type="float" office:value="10509" table:formula="of:=ROUND([.A43];0)" table:style-name="ce1">
            <text:p>10509</text:p>
          </table:table-cell>
          <table:table-cell table:style-name="ce1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10509" table:formula="of:=MOD(MIN([.$C43]*(COLUMN()-6);65536);65536)" table:style-name="ce1">
            <text:p>10509</text:p>
          </table:table-cell>
          <table:table-cell office:value-type="float" office:value="21018" table:formula="of:=MOD(MIN([.$C43]*(COLUMN()-6);65536);65536)" table:style-name="ce1">
            <text:p>21018</text:p>
          </table:table-cell>
          <table:table-cell office:value-type="float" office:value="31527" table:formula="of:=MOD(MIN([.$C43]*(COLUMN()-6);65536);65536)" table:style-name="ce1">
            <text:p>31527</text:p>
          </table:table-cell>
          <table:table-cell office:value-type="float" office:value="42036" table:formula="of:=MOD(MIN([.$C43]*(COLUMN()-6);65536);65536)" table:style-name="ce1">
            <text:p>42036</text:p>
          </table:table-cell>
          <table:table-cell office:value-type="float" office:value="52545" table:formula="of:=MOD(MIN([.$C43]*(COLUMN()-6);65536);65536)" table:style-name="ce1">
            <text:p>52545</text:p>
          </table:table-cell>
          <table:table-cell office:value-type="float" office:value="63054" table:formula="of:=MOD(MIN([.$C43]*(COLUMN()-6);65536);65536)" table:style-name="ce1">
            <text:p>63054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0396.065441314679" table:formula="of:=[.$A$1]*(1/2)^((ROW()-2)/64)" table:style-name="ce1">
            <text:p>10396.06544</text:p>
          </table:table-cell>
          <table:table-cell table:style-name="ce1"/>
          <table:table-cell office:value-type="float" office:value="10396" table:formula="of:=ROUND([.A44];0)" table:style-name="ce1">
            <text:p>10396</text:p>
          </table:table-cell>
          <table:table-cell table:style-name="ce1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10396" table:formula="of:=MOD(MIN([.$C44]*(COLUMN()-6);65536);65536)" table:style-name="ce1">
            <text:p>10396</text:p>
          </table:table-cell>
          <table:table-cell office:value-type="float" office:value="20792" table:formula="of:=MOD(MIN([.$C44]*(COLUMN()-6);65536);65536)" table:style-name="ce1">
            <text:p>20792</text:p>
          </table:table-cell>
          <table:table-cell office:value-type="float" office:value="31188" table:formula="of:=MOD(MIN([.$C44]*(COLUMN()-6);65536);65536)" table:style-name="ce1">
            <text:p>31188</text:p>
          </table:table-cell>
          <table:table-cell office:value-type="float" office:value="41584" table:formula="of:=MOD(MIN([.$C44]*(COLUMN()-6);65536);65536)" table:style-name="ce1">
            <text:p>41584</text:p>
          </table:table-cell>
          <table:table-cell office:value-type="float" office:value="51980" table:formula="of:=MOD(MIN([.$C44]*(COLUMN()-6);65536);65536)" table:style-name="ce1">
            <text:p>51980</text:p>
          </table:table-cell>
          <table:table-cell office:value-type="float" office:value="62376" table:formula="of:=MOD(MIN([.$C44]*(COLUMN()-6);65536);65536)" table:style-name="ce1">
            <text:p>62376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0284.079161546269" table:formula="of:=[.$A$1]*(1/2)^((ROW()-2)/64)" table:style-name="ce1">
            <text:p>10284.07916</text:p>
          </table:table-cell>
          <table:table-cell table:style-name="ce1"/>
          <table:table-cell office:value-type="float" office:value="10284" table:formula="of:=ROUND([.A45];0)" table:style-name="ce1">
            <text:p>10284</text:p>
          </table:table-cell>
          <table:table-cell table:style-name="ce1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10284" table:formula="of:=MOD(MIN([.$C45]*(COLUMN()-6);65536);65536)" table:style-name="ce1">
            <text:p>10284</text:p>
          </table:table-cell>
          <table:table-cell office:value-type="float" office:value="20568" table:formula="of:=MOD(MIN([.$C45]*(COLUMN()-6);65536);65536)" table:style-name="ce1">
            <text:p>20568</text:p>
          </table:table-cell>
          <table:table-cell office:value-type="float" office:value="30852" table:formula="of:=MOD(MIN([.$C45]*(COLUMN()-6);65536);65536)" table:style-name="ce1">
            <text:p>30852</text:p>
          </table:table-cell>
          <table:table-cell office:value-type="float" office:value="41136" table:formula="of:=MOD(MIN([.$C45]*(COLUMN()-6);65536);65536)" table:style-name="ce1">
            <text:p>41136</text:p>
          </table:table-cell>
          <table:table-cell office:value-type="float" office:value="51420" table:formula="of:=MOD(MIN([.$C45]*(COLUMN()-6);65536);65536)" table:style-name="ce1">
            <text:p>51420</text:p>
          </table:table-cell>
          <table:table-cell office:value-type="float" office:value="61704" table:formula="of:=MOD(MIN([.$C45]*(COLUMN()-6);65536);65536)" table:style-name="ce1">
            <text:p>61704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0173.299196505981" table:formula="of:=[.$A$1]*(1/2)^((ROW()-2)/64)" table:style-name="ce1">
            <text:p>10173.2992</text:p>
          </table:table-cell>
          <table:table-cell table:style-name="ce1"/>
          <table:table-cell office:value-type="float" office:value="10173" table:formula="of:=ROUND([.A46];0)" table:style-name="ce1">
            <text:p>10173</text:p>
          </table:table-cell>
          <table:table-cell table:style-name="ce1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10173" table:formula="of:=MOD(MIN([.$C46]*(COLUMN()-6);65536);65536)" table:style-name="ce1">
            <text:p>10173</text:p>
          </table:table-cell>
          <table:table-cell office:value-type="float" office:value="20346" table:formula="of:=MOD(MIN([.$C46]*(COLUMN()-6);65536);65536)" table:style-name="ce1">
            <text:p>20346</text:p>
          </table:table-cell>
          <table:table-cell office:value-type="float" office:value="30519" table:formula="of:=MOD(MIN([.$C46]*(COLUMN()-6);65536);65536)" table:style-name="ce1">
            <text:p>30519</text:p>
          </table:table-cell>
          <table:table-cell office:value-type="float" office:value="40692" table:formula="of:=MOD(MIN([.$C46]*(COLUMN()-6);65536);65536)" table:style-name="ce1">
            <text:p>40692</text:p>
          </table:table-cell>
          <table:table-cell office:value-type="float" office:value="50865" table:formula="of:=MOD(MIN([.$C46]*(COLUMN()-6);65536);65536)" table:style-name="ce1">
            <text:p>50865</text:p>
          </table:table-cell>
          <table:table-cell office:value-type="float" office:value="61038" table:formula="of:=MOD(MIN([.$C46]*(COLUMN()-6);65536);65536)" table:style-name="ce1">
            <text:p>61038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0063.712551787479" table:formula="of:=[.$A$1]*(1/2)^((ROW()-2)/64)" table:style-name="ce1">
            <text:p>10063.71255</text:p>
          </table:table-cell>
          <table:table-cell table:style-name="ce1"/>
          <table:table-cell office:value-type="float" office:value="10064" table:formula="of:=ROUND([.A47];0)" table:style-name="ce1">
            <text:p>10064</text:p>
          </table:table-cell>
          <table:table-cell table:style-name="ce1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10064" table:formula="of:=MOD(MIN([.$C47]*(COLUMN()-6);65536);65536)" table:style-name="ce1">
            <text:p>10064</text:p>
          </table:table-cell>
          <table:table-cell office:value-type="float" office:value="20128" table:formula="of:=MOD(MIN([.$C47]*(COLUMN()-6);65536);65536)" table:style-name="ce1">
            <text:p>20128</text:p>
          </table:table-cell>
          <table:table-cell office:value-type="float" office:value="30192" table:formula="of:=MOD(MIN([.$C47]*(COLUMN()-6);65536);65536)" table:style-name="ce1">
            <text:p>30192</text:p>
          </table:table-cell>
          <table:table-cell office:value-type="float" office:value="40256" table:formula="of:=MOD(MIN([.$C47]*(COLUMN()-6);65536);65536)" table:style-name="ce1">
            <text:p>40256</text:p>
          </table:table-cell>
          <table:table-cell office:value-type="float" office:value="50320" table:formula="of:=MOD(MIN([.$C47]*(COLUMN()-6);65536);65536)" table:style-name="ce1">
            <text:p>50320</text:p>
          </table:table-cell>
          <table:table-cell office:value-type="float" office:value="60384" table:formula="of:=MOD(MIN([.$C47]*(COLUMN()-6);65536);65536)" table:style-name="ce1">
            <text:p>60384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9955.3063729600017" table:formula="of:=[.$A$1]*(1/2)^((ROW()-2)/64)" table:style-name="ce1">
            <text:p>9955.306373</text:p>
          </table:table-cell>
          <table:table-cell table:style-name="ce1"/>
          <table:table-cell office:value-type="float" office:value="9955" table:formula="of:=ROUND([.A48];0)" table:style-name="ce1">
            <text:p>9955</text:p>
          </table:table-cell>
          <table:table-cell table:style-name="ce1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9955" table:formula="of:=MOD(MIN([.$C48]*(COLUMN()-6);65536);65536)" table:style-name="ce1">
            <text:p>9955</text:p>
          </table:table-cell>
          <table:table-cell office:value-type="float" office:value="19910" table:formula="of:=MOD(MIN([.$C48]*(COLUMN()-6);65536);65536)" table:style-name="ce1">
            <text:p>19910</text:p>
          </table:table-cell>
          <table:table-cell office:value-type="float" office:value="29865" table:formula="of:=MOD(MIN([.$C48]*(COLUMN()-6);65536);65536)" table:style-name="ce1">
            <text:p>29865</text:p>
          </table:table-cell>
          <table:table-cell office:value-type="float" office:value="39820" table:formula="of:=MOD(MIN([.$C48]*(COLUMN()-6);65536);65536)" table:style-name="ce1">
            <text:p>39820</text:p>
          </table:table-cell>
          <table:table-cell office:value-type="float" office:value="49775" table:formula="of:=MOD(MIN([.$C48]*(COLUMN()-6);65536);65536)" table:style-name="ce1">
            <text:p>49775</text:p>
          </table:table-cell>
          <table:table-cell office:value-type="float" office:value="59730" table:formula="of:=MOD(MIN([.$C48]*(COLUMN()-6);65536);65536)" table:style-name="ce1">
            <text:p>5973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9848.0679440605436" table:formula="of:=[.$A$1]*(1/2)^((ROW()-2)/64)" table:style-name="ce1">
            <text:p>9848.067944</text:p>
          </table:table-cell>
          <table:table-cell table:style-name="ce1"/>
          <table:table-cell office:value-type="float" office:value="9848" table:formula="of:=ROUND([.A49];0)" table:style-name="ce1">
            <text:p>9848</text:p>
          </table:table-cell>
          <table:table-cell table:style-name="ce1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9848" table:formula="of:=MOD(MIN([.$C49]*(COLUMN()-6);65536);65536)" table:style-name="ce1">
            <text:p>9848</text:p>
          </table:table-cell>
          <table:table-cell office:value-type="float" office:value="19696" table:formula="of:=MOD(MIN([.$C49]*(COLUMN()-6);65536);65536)" table:style-name="ce1">
            <text:p>19696</text:p>
          </table:table-cell>
          <table:table-cell office:value-type="float" office:value="29544" table:formula="of:=MOD(MIN([.$C49]*(COLUMN()-6);65536);65536)" table:style-name="ce1">
            <text:p>29544</text:p>
          </table:table-cell>
          <table:table-cell office:value-type="float" office:value="39392" table:formula="of:=MOD(MIN([.$C49]*(COLUMN()-6);65536);65536)" table:style-name="ce1">
            <text:p>39392</text:p>
          </table:table-cell>
          <table:table-cell office:value-type="float" office:value="49240" table:formula="of:=MOD(MIN([.$C49]*(COLUMN()-6);65536);65536)" table:style-name="ce1">
            <text:p>49240</text:p>
          </table:table-cell>
          <table:table-cell office:value-type="float" office:value="59088" table:formula="of:=MOD(MIN([.$C49]*(COLUMN()-6);65536);65536)" table:style-name="ce1">
            <text:p>59088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9741.9846861022907" table:formula="of:=[.$A$1]*(1/2)^((ROW()-2)/64)" table:style-name="ce1">
            <text:p>9741.984686</text:p>
          </table:table-cell>
          <table:table-cell table:style-name="ce1"/>
          <table:table-cell office:value-type="float" office:value="9742" table:formula="of:=ROUND([.A50];0)" table:style-name="ce1">
            <text:p>9742</text:p>
          </table:table-cell>
          <table:table-cell table:style-name="ce1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9742" table:formula="of:=MOD(MIN([.$C50]*(COLUMN()-6);65536);65536)" table:style-name="ce1">
            <text:p>9742</text:p>
          </table:table-cell>
          <table:table-cell office:value-type="float" office:value="19484" table:formula="of:=MOD(MIN([.$C50]*(COLUMN()-6);65536);65536)" table:style-name="ce1">
            <text:p>19484</text:p>
          </table:table-cell>
          <table:table-cell office:value-type="float" office:value="29226" table:formula="of:=MOD(MIN([.$C50]*(COLUMN()-6);65536);65536)" table:style-name="ce1">
            <text:p>29226</text:p>
          </table:table-cell>
          <table:table-cell office:value-type="float" office:value="38968" table:formula="of:=MOD(MIN([.$C50]*(COLUMN()-6);65536);65536)" table:style-name="ce1">
            <text:p>38968</text:p>
          </table:table-cell>
          <table:table-cell office:value-type="float" office:value="48710" table:formula="of:=MOD(MIN([.$C50]*(COLUMN()-6);65536);65536)" table:style-name="ce1">
            <text:p>48710</text:p>
          </table:table-cell>
          <table:table-cell office:value-type="float" office:value="58452" table:formula="of:=MOD(MIN([.$C50]*(COLUMN()-6);65536);65536)" table:style-name="ce1">
            <text:p>58452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9637.0441555991038" table:formula="of:=[.$A$1]*(1/2)^((ROW()-2)/64)" table:style-name="ce1">
            <text:p>9637.044156</text:p>
          </table:table-cell>
          <table:table-cell table:style-name="ce1"/>
          <table:table-cell office:value-type="float" office:value="9637" table:formula="of:=ROUND([.A51];0)" table:style-name="ce1">
            <text:p>9637</text:p>
          </table:table-cell>
          <table:table-cell table:style-name="ce1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9637" table:formula="of:=MOD(MIN([.$C51]*(COLUMN()-6);65536);65536)" table:style-name="ce1">
            <text:p>9637</text:p>
          </table:table-cell>
          <table:table-cell office:value-type="float" office:value="19274" table:formula="of:=MOD(MIN([.$C51]*(COLUMN()-6);65536);65536)" table:style-name="ce1">
            <text:p>19274</text:p>
          </table:table-cell>
          <table:table-cell office:value-type="float" office:value="28911" table:formula="of:=MOD(MIN([.$C51]*(COLUMN()-6);65536);65536)" table:style-name="ce1">
            <text:p>28911</text:p>
          </table:table-cell>
          <table:table-cell office:value-type="float" office:value="38548" table:formula="of:=MOD(MIN([.$C51]*(COLUMN()-6);65536);65536)" table:style-name="ce1">
            <text:p>38548</text:p>
          </table:table-cell>
          <table:table-cell office:value-type="float" office:value="48185" table:formula="of:=MOD(MIN([.$C51]*(COLUMN()-6);65536);65536)" table:style-name="ce1">
            <text:p>48185</text:p>
          </table:table-cell>
          <table:table-cell office:value-type="float" office:value="57822" table:formula="of:=MOD(MIN([.$C51]*(COLUMN()-6);65536);65536)" table:style-name="ce1">
            <text:p>57822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9533.2340431059147" table:formula="of:=[.$A$1]*(1/2)^((ROW()-2)/64)" table:style-name="ce1">
            <text:p>9533.234043</text:p>
          </table:table-cell>
          <table:table-cell table:style-name="ce1"/>
          <table:table-cell office:value-type="float" office:value="9533" table:formula="of:=ROUND([.A52];0)" table:style-name="ce1">
            <text:p>9533</text:p>
          </table:table-cell>
          <table:table-cell table:style-name="ce1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9533" table:formula="of:=MOD(MIN([.$C52]*(COLUMN()-6);65536);65536)" table:style-name="ce1">
            <text:p>9533</text:p>
          </table:table-cell>
          <table:table-cell office:value-type="float" office:value="19066" table:formula="of:=MOD(MIN([.$C52]*(COLUMN()-6);65536);65536)" table:style-name="ce1">
            <text:p>19066</text:p>
          </table:table-cell>
          <table:table-cell office:value-type="float" office:value="28599" table:formula="of:=MOD(MIN([.$C52]*(COLUMN()-6);65536);65536)" table:style-name="ce1">
            <text:p>28599</text:p>
          </table:table-cell>
          <table:table-cell office:value-type="float" office:value="38132" table:formula="of:=MOD(MIN([.$C52]*(COLUMN()-6);65536);65536)" table:style-name="ce1">
            <text:p>38132</text:p>
          </table:table-cell>
          <table:table-cell office:value-type="float" office:value="47665" table:formula="of:=MOD(MIN([.$C52]*(COLUMN()-6);65536);65536)" table:style-name="ce1">
            <text:p>47665</text:p>
          </table:table-cell>
          <table:table-cell office:value-type="float" office:value="57198" table:formula="of:=MOD(MIN([.$C52]*(COLUMN()-6);65536);65536)" table:style-name="ce1">
            <text:p>57198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9430.5421717748359" table:formula="of:=[.$A$1]*(1/2)^((ROW()-2)/64)" table:style-name="ce1">
            <text:p>9430.542172</text:p>
          </table:table-cell>
          <table:table-cell table:style-name="ce1"/>
          <table:table-cell office:value-type="float" office:value="9431" table:formula="of:=ROUND([.A53];0)" table:style-name="ce1">
            <text:p>9431</text:p>
          </table:table-cell>
          <table:table-cell table:style-name="ce1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9431" table:formula="of:=MOD(MIN([.$C53]*(COLUMN()-6);65536);65536)" table:style-name="ce1">
            <text:p>9431</text:p>
          </table:table-cell>
          <table:table-cell office:value-type="float" office:value="18862" table:formula="of:=MOD(MIN([.$C53]*(COLUMN()-6);65536);65536)" table:style-name="ce1">
            <text:p>18862</text:p>
          </table:table-cell>
          <table:table-cell office:value-type="float" office:value="28293" table:formula="of:=MOD(MIN([.$C53]*(COLUMN()-6);65536);65536)" table:style-name="ce1">
            <text:p>28293</text:p>
          </table:table-cell>
          <table:table-cell office:value-type="float" office:value="37724" table:formula="of:=MOD(MIN([.$C53]*(COLUMN()-6);65536);65536)" table:style-name="ce1">
            <text:p>37724</text:p>
          </table:table-cell>
          <table:table-cell office:value-type="float" office:value="47155" table:formula="of:=MOD(MIN([.$C53]*(COLUMN()-6);65536);65536)" table:style-name="ce1">
            <text:p>47155</text:p>
          </table:table-cell>
          <table:table-cell office:value-type="float" office:value="56586" table:formula="of:=MOD(MIN([.$C53]*(COLUMN()-6);65536);65536)" table:style-name="ce1">
            <text:p>56586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9328.9564959268191" table:formula="of:=[.$A$1]*(1/2)^((ROW()-2)/64)" table:style-name="ce1">
            <text:p>9328.956496</text:p>
          </table:table-cell>
          <table:table-cell table:style-name="ce1"/>
          <table:table-cell office:value-type="float" office:value="9329" table:formula="of:=ROUND([.A54];0)" table:style-name="ce1">
            <text:p>9329</text:p>
          </table:table-cell>
          <table:table-cell table:style-name="ce1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9329" table:formula="of:=MOD(MIN([.$C54]*(COLUMN()-6);65536);65536)" table:style-name="ce1">
            <text:p>9329</text:p>
          </table:table-cell>
          <table:table-cell office:value-type="float" office:value="18658" table:formula="of:=MOD(MIN([.$C54]*(COLUMN()-6);65536);65536)" table:style-name="ce1">
            <text:p>18658</text:p>
          </table:table-cell>
          <table:table-cell office:value-type="float" office:value="27987" table:formula="of:=MOD(MIN([.$C54]*(COLUMN()-6);65536);65536)" table:style-name="ce1">
            <text:p>27987</text:p>
          </table:table-cell>
          <table:table-cell office:value-type="float" office:value="37316" table:formula="of:=MOD(MIN([.$C54]*(COLUMN()-6);65536);65536)" table:style-name="ce1">
            <text:p>37316</text:p>
          </table:table-cell>
          <table:table-cell office:value-type="float" office:value="46645" table:formula="of:=MOD(MIN([.$C54]*(COLUMN()-6);65536);65536)" table:style-name="ce1">
            <text:p>46645</text:p>
          </table:table-cell>
          <table:table-cell office:value-type="float" office:value="55974" table:formula="of:=MOD(MIN([.$C54]*(COLUMN()-6);65536);65536)" table:style-name="ce1">
            <text:p>55974</text:p>
          </table:table-cell>
          <table:table-cell office:value-type="float" office:value="65303" table:formula="of:=MOD(MIN([.$C54]*(COLUMN()-6);65536);65536)" table:style-name="ce1">
            <text:p>65303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9228.4650996387172" table:formula="of:=[.$A$1]*(1/2)^((ROW()-2)/64)" table:style-name="ce1">
            <text:p>9228.4651</text:p>
          </table:table-cell>
          <table:table-cell table:style-name="ce1"/>
          <table:table-cell office:value-type="float" office:value="9228" table:formula="of:=ROUND([.A55];0)" table:style-name="ce1">
            <text:p>9228</text:p>
          </table:table-cell>
          <table:table-cell table:style-name="ce1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9228" table:formula="of:=MOD(MIN([.$C55]*(COLUMN()-6);65536);65536)" table:style-name="ce1">
            <text:p>9228</text:p>
          </table:table-cell>
          <table:table-cell office:value-type="float" office:value="18456" table:formula="of:=MOD(MIN([.$C55]*(COLUMN()-6);65536);65536)" table:style-name="ce1">
            <text:p>18456</text:p>
          </table:table-cell>
          <table:table-cell office:value-type="float" office:value="27684" table:formula="of:=MOD(MIN([.$C55]*(COLUMN()-6);65536);65536)" table:style-name="ce1">
            <text:p>27684</text:p>
          </table:table-cell>
          <table:table-cell office:value-type="float" office:value="36912" table:formula="of:=MOD(MIN([.$C55]*(COLUMN()-6);65536);65536)" table:style-name="ce1">
            <text:p>36912</text:p>
          </table:table-cell>
          <table:table-cell office:value-type="float" office:value="46140" table:formula="of:=MOD(MIN([.$C55]*(COLUMN()-6);65536);65536)" table:style-name="ce1">
            <text:p>46140</text:p>
          </table:table-cell>
          <table:table-cell office:value-type="float" office:value="55368" table:formula="of:=MOD(MIN([.$C55]*(COLUMN()-6);65536);65536)" table:style-name="ce1">
            <text:p>55368</text:p>
          </table:table-cell>
          <table:table-cell office:value-type="float" office:value="64596" table:formula="of:=MOD(MIN([.$C55]*(COLUMN()-6);65536);65536)" table:style-name="ce1">
            <text:p>64596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9129.0561953455508" table:formula="of:=[.$A$1]*(1/2)^((ROW()-2)/64)" table:style-name="ce1">
            <text:p>9129.056195</text:p>
          </table:table-cell>
          <table:table-cell table:style-name="ce1"/>
          <table:table-cell office:value-type="float" office:value="9129" table:formula="of:=ROUND([.A56];0)" table:style-name="ce1">
            <text:p>9129</text:p>
          </table:table-cell>
          <table:table-cell table:style-name="ce1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9129" table:formula="of:=MOD(MIN([.$C56]*(COLUMN()-6);65536);65536)" table:style-name="ce1">
            <text:p>9129</text:p>
          </table:table-cell>
          <table:table-cell office:value-type="float" office:value="18258" table:formula="of:=MOD(MIN([.$C56]*(COLUMN()-6);65536);65536)" table:style-name="ce1">
            <text:p>18258</text:p>
          </table:table-cell>
          <table:table-cell office:value-type="float" office:value="27387" table:formula="of:=MOD(MIN([.$C56]*(COLUMN()-6);65536);65536)" table:style-name="ce1">
            <text:p>27387</text:p>
          </table:table-cell>
          <table:table-cell office:value-type="float" office:value="36516" table:formula="of:=MOD(MIN([.$C56]*(COLUMN()-6);65536);65536)" table:style-name="ce1">
            <text:p>36516</text:p>
          </table:table-cell>
          <table:table-cell office:value-type="float" office:value="45645" table:formula="of:=MOD(MIN([.$C56]*(COLUMN()-6);65536);65536)" table:style-name="ce1">
            <text:p>45645</text:p>
          </table:table-cell>
          <table:table-cell office:value-type="float" office:value="54774" table:formula="of:=MOD(MIN([.$C56]*(COLUMN()-6);65536);65536)" table:style-name="ce1">
            <text:p>54774</text:p>
          </table:table-cell>
          <table:table-cell office:value-type="float" office:value="63903" table:formula="of:=MOD(MIN([.$C56]*(COLUMN()-6);65536);65536)" table:style-name="ce1">
            <text:p>63903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9030.7181224578344" table:formula="of:=[.$A$1]*(1/2)^((ROW()-2)/64)" table:style-name="ce1">
            <text:p>9030.718122</text:p>
          </table:table-cell>
          <table:table-cell table:style-name="ce1"/>
          <table:table-cell office:value-type="float" office:value="9031" table:formula="of:=ROUND([.A57];0)" table:style-name="ce1">
            <text:p>9031</text:p>
          </table:table-cell>
          <table:table-cell table:style-name="ce1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9031" table:formula="of:=MOD(MIN([.$C57]*(COLUMN()-6);65536);65536)" table:style-name="ce1">
            <text:p>9031</text:p>
          </table:table-cell>
          <table:table-cell office:value-type="float" office:value="18062" table:formula="of:=MOD(MIN([.$C57]*(COLUMN()-6);65536);65536)" table:style-name="ce1">
            <text:p>18062</text:p>
          </table:table-cell>
          <table:table-cell office:value-type="float" office:value="27093" table:formula="of:=MOD(MIN([.$C57]*(COLUMN()-6);65536);65536)" table:style-name="ce1">
            <text:p>27093</text:p>
          </table:table-cell>
          <table:table-cell office:value-type="float" office:value="36124" table:formula="of:=MOD(MIN([.$C57]*(COLUMN()-6);65536);65536)" table:style-name="ce1">
            <text:p>36124</text:p>
          </table:table-cell>
          <table:table-cell office:value-type="float" office:value="45155" table:formula="of:=MOD(MIN([.$C57]*(COLUMN()-6);65536);65536)" table:style-name="ce1">
            <text:p>45155</text:p>
          </table:table-cell>
          <table:table-cell office:value-type="float" office:value="54186" table:formula="of:=MOD(MIN([.$C57]*(COLUMN()-6);65536);65536)" table:style-name="ce1">
            <text:p>54186</text:p>
          </table:table-cell>
          <table:table-cell office:value-type="float" office:value="63217" table:formula="of:=MOD(MIN([.$C57]*(COLUMN()-6);65536);65536)" table:style-name="ce1">
            <text:p>63217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8933.439345993791" table:formula="of:=[.$A$1]*(1/2)^((ROW()-2)/64)" table:style-name="ce1">
            <text:p>8933.439346</text:p>
          </table:table-cell>
          <table:table-cell table:style-name="ce1"/>
          <table:table-cell office:value-type="float" office:value="8933" table:formula="of:=ROUND([.A58];0)" table:style-name="ce1">
            <text:p>8933</text:p>
          </table:table-cell>
          <table:table-cell table:style-name="ce1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8933" table:formula="of:=MOD(MIN([.$C58]*(COLUMN()-6);65536);65536)" table:style-name="ce1">
            <text:p>8933</text:p>
          </table:table-cell>
          <table:table-cell office:value-type="float" office:value="17866" table:formula="of:=MOD(MIN([.$C58]*(COLUMN()-6);65536);65536)" table:style-name="ce1">
            <text:p>17866</text:p>
          </table:table-cell>
          <table:table-cell office:value-type="float" office:value="26799" table:formula="of:=MOD(MIN([.$C58]*(COLUMN()-6);65536);65536)" table:style-name="ce1">
            <text:p>26799</text:p>
          </table:table-cell>
          <table:table-cell office:value-type="float" office:value="35732" table:formula="of:=MOD(MIN([.$C58]*(COLUMN()-6);65536);65536)" table:style-name="ce1">
            <text:p>35732</text:p>
          </table:table-cell>
          <table:table-cell office:value-type="float" office:value="44665" table:formula="of:=MOD(MIN([.$C58]*(COLUMN()-6);65536);65536)" table:style-name="ce1">
            <text:p>44665</text:p>
          </table:table-cell>
          <table:table-cell office:value-type="float" office:value="53598" table:formula="of:=MOD(MIN([.$C58]*(COLUMN()-6);65536);65536)" table:style-name="ce1">
            <text:p>53598</text:p>
          </table:table-cell>
          <table:table-cell office:value-type="float" office:value="62531" table:formula="of:=MOD(MIN([.$C58]*(COLUMN()-6);65536);65536)" table:style-name="ce1">
            <text:p>62531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8837.2084552263259" table:formula="of:=[.$A$1]*(1/2)^((ROW()-2)/64)" table:style-name="ce1">
            <text:p>8837.208455</text:p>
          </table:table-cell>
          <table:table-cell table:style-name="ce1"/>
          <table:table-cell office:value-type="float" office:value="8837" table:formula="of:=ROUND([.A59];0)" table:style-name="ce1">
            <text:p>8837</text:p>
          </table:table-cell>
          <table:table-cell table:style-name="ce1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8837" table:formula="of:=MOD(MIN([.$C59]*(COLUMN()-6);65536);65536)" table:style-name="ce1">
            <text:p>8837</text:p>
          </table:table-cell>
          <table:table-cell office:value-type="float" office:value="17674" table:formula="of:=MOD(MIN([.$C59]*(COLUMN()-6);65536);65536)" table:style-name="ce1">
            <text:p>17674</text:p>
          </table:table-cell>
          <table:table-cell office:value-type="float" office:value="26511" table:formula="of:=MOD(MIN([.$C59]*(COLUMN()-6);65536);65536)" table:style-name="ce1">
            <text:p>26511</text:p>
          </table:table-cell>
          <table:table-cell office:value-type="float" office:value="35348" table:formula="of:=MOD(MIN([.$C59]*(COLUMN()-6);65536);65536)" table:style-name="ce1">
            <text:p>35348</text:p>
          </table:table-cell>
          <table:table-cell office:value-type="float" office:value="44185" table:formula="of:=MOD(MIN([.$C59]*(COLUMN()-6);65536);65536)" table:style-name="ce1">
            <text:p>44185</text:p>
          </table:table-cell>
          <table:table-cell office:value-type="float" office:value="53022" table:formula="of:=MOD(MIN([.$C59]*(COLUMN()-6);65536);65536)" table:style-name="ce1">
            <text:p>53022</text:p>
          </table:table-cell>
          <table:table-cell office:value-type="float" office:value="61859" table:formula="of:=MOD(MIN([.$C59]*(COLUMN()-6);65536);65536)" table:style-name="ce1">
            <text:p>61859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8742.0141623445397" table:formula="of:=[.$A$1]*(1/2)^((ROW()-2)/64)" table:style-name="ce1">
            <text:p>8742.014162</text:p>
          </table:table-cell>
          <table:table-cell table:style-name="ce1"/>
          <table:table-cell office:value-type="float" office:value="8742" table:formula="of:=ROUND([.A60];0)" table:style-name="ce1">
            <text:p>8742</text:p>
          </table:table-cell>
          <table:table-cell table:style-name="ce1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8742" table:formula="of:=MOD(MIN([.$C60]*(COLUMN()-6);65536);65536)" table:style-name="ce1">
            <text:p>8742</text:p>
          </table:table-cell>
          <table:table-cell office:value-type="float" office:value="17484" table:formula="of:=MOD(MIN([.$C60]*(COLUMN()-6);65536);65536)" table:style-name="ce1">
            <text:p>17484</text:p>
          </table:table-cell>
          <table:table-cell office:value-type="float" office:value="26226" table:formula="of:=MOD(MIN([.$C60]*(COLUMN()-6);65536);65536)" table:style-name="ce1">
            <text:p>26226</text:p>
          </table:table-cell>
          <table:table-cell office:value-type="float" office:value="34968" table:formula="of:=MOD(MIN([.$C60]*(COLUMN()-6);65536);65536)" table:style-name="ce1">
            <text:p>34968</text:p>
          </table:table-cell>
          <table:table-cell office:value-type="float" office:value="43710" table:formula="of:=MOD(MIN([.$C60]*(COLUMN()-6);65536);65536)" table:style-name="ce1">
            <text:p>43710</text:p>
          </table:table-cell>
          <table:table-cell office:value-type="float" office:value="52452" table:formula="of:=MOD(MIN([.$C60]*(COLUMN()-6);65536);65536)" table:style-name="ce1">
            <text:p>52452</text:p>
          </table:table-cell>
          <table:table-cell office:value-type="float" office:value="61194" table:formula="of:=MOD(MIN([.$C60]*(COLUMN()-6);65536);65536)" table:style-name="ce1">
            <text:p>61194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8647.8453011296842" table:formula="of:=[.$A$1]*(1/2)^((ROW()-2)/64)" table:style-name="ce1">
            <text:p>8647.845301</text:p>
          </table:table-cell>
          <table:table-cell table:style-name="ce1"/>
          <table:table-cell office:value-type="float" office:value="8648" table:formula="of:=ROUND([.A61];0)" table:style-name="ce1">
            <text:p>8648</text:p>
          </table:table-cell>
          <table:table-cell table:style-name="ce1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8648" table:formula="of:=MOD(MIN([.$C61]*(COLUMN()-6);65536);65536)" table:style-name="ce1">
            <text:p>8648</text:p>
          </table:table-cell>
          <table:table-cell office:value-type="float" office:value="17296" table:formula="of:=MOD(MIN([.$C61]*(COLUMN()-6);65536);65536)" table:style-name="ce1">
            <text:p>17296</text:p>
          </table:table-cell>
          <table:table-cell office:value-type="float" office:value="25944" table:formula="of:=MOD(MIN([.$C61]*(COLUMN()-6);65536);65536)" table:style-name="ce1">
            <text:p>25944</text:p>
          </table:table-cell>
          <table:table-cell office:value-type="float" office:value="34592" table:formula="of:=MOD(MIN([.$C61]*(COLUMN()-6);65536);65536)" table:style-name="ce1">
            <text:p>34592</text:p>
          </table:table-cell>
          <table:table-cell office:value-type="float" office:value="43240" table:formula="of:=MOD(MIN([.$C61]*(COLUMN()-6);65536);65536)" table:style-name="ce1">
            <text:p>43240</text:p>
          </table:table-cell>
          <table:table-cell office:value-type="float" office:value="51888" table:formula="of:=MOD(MIN([.$C61]*(COLUMN()-6);65536);65536)" table:style-name="ce1">
            <text:p>51888</text:p>
          </table:table-cell>
          <table:table-cell office:value-type="float" office:value="60536" table:formula="of:=MOD(MIN([.$C61]*(COLUMN()-6);65536);65536)" table:style-name="ce1">
            <text:p>60536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8554.6908256453753" table:formula="of:=[.$A$1]*(1/2)^((ROW()-2)/64)" table:style-name="ce1">
            <text:p>8554.690826</text:p>
          </table:table-cell>
          <table:table-cell table:style-name="ce1"/>
          <table:table-cell office:value-type="float" office:value="8555" table:formula="of:=ROUND([.A62];0)" table:style-name="ce1">
            <text:p>8555</text:p>
          </table:table-cell>
          <table:table-cell table:style-name="ce1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8555" table:formula="of:=MOD(MIN([.$C62]*(COLUMN()-6);65536);65536)" table:style-name="ce1">
            <text:p>8555</text:p>
          </table:table-cell>
          <table:table-cell office:value-type="float" office:value="17110" table:formula="of:=MOD(MIN([.$C62]*(COLUMN()-6);65536);65536)" table:style-name="ce1">
            <text:p>17110</text:p>
          </table:table-cell>
          <table:table-cell office:value-type="float" office:value="25665" table:formula="of:=MOD(MIN([.$C62]*(COLUMN()-6);65536);65536)" table:style-name="ce1">
            <text:p>25665</text:p>
          </table:table-cell>
          <table:table-cell office:value-type="float" office:value="34220" table:formula="of:=MOD(MIN([.$C62]*(COLUMN()-6);65536);65536)" table:style-name="ce1">
            <text:p>34220</text:p>
          </table:table-cell>
          <table:table-cell office:value-type="float" office:value="42775" table:formula="of:=MOD(MIN([.$C62]*(COLUMN()-6);65536);65536)" table:style-name="ce1">
            <text:p>42775</text:p>
          </table:table-cell>
          <table:table-cell office:value-type="float" office:value="51330" table:formula="of:=MOD(MIN([.$C62]*(COLUMN()-6);65536);65536)" table:style-name="ce1">
            <text:p>51330</text:p>
          </table:table-cell>
          <table:table-cell office:value-type="float" office:value="59885" table:formula="of:=MOD(MIN([.$C62]*(COLUMN()-6);65536);65536)" table:style-name="ce1">
            <text:p>59885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8462.5398089419032" table:formula="of:=[.$A$1]*(1/2)^((ROW()-2)/64)" table:style-name="ce1">
            <text:p>8462.539809</text:p>
          </table:table-cell>
          <table:table-cell table:style-name="ce1"/>
          <table:table-cell office:value-type="float" office:value="8463" table:formula="of:=ROUND([.A63];0)" table:style-name="ce1">
            <text:p>8463</text:p>
          </table:table-cell>
          <table:table-cell table:style-name="ce1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8463" table:formula="of:=MOD(MIN([.$C63]*(COLUMN()-6);65536);65536)" table:style-name="ce1">
            <text:p>8463</text:p>
          </table:table-cell>
          <table:table-cell office:value-type="float" office:value="16926" table:formula="of:=MOD(MIN([.$C63]*(COLUMN()-6);65536);65536)" table:style-name="ce1">
            <text:p>16926</text:p>
          </table:table-cell>
          <table:table-cell office:value-type="float" office:value="25389" table:formula="of:=MOD(MIN([.$C63]*(COLUMN()-6);65536);65536)" table:style-name="ce1">
            <text:p>25389</text:p>
          </table:table-cell>
          <table:table-cell office:value-type="float" office:value="33852" table:formula="of:=MOD(MIN([.$C63]*(COLUMN()-6);65536);65536)" table:style-name="ce1">
            <text:p>33852</text:p>
          </table:table-cell>
          <table:table-cell office:value-type="float" office:value="42315" table:formula="of:=MOD(MIN([.$C63]*(COLUMN()-6);65536);65536)" table:style-name="ce1">
            <text:p>42315</text:p>
          </table:table-cell>
          <table:table-cell office:value-type="float" office:value="50778" table:formula="of:=MOD(MIN([.$C63]*(COLUMN()-6);65536);65536)" table:style-name="ce1">
            <text:p>50778</text:p>
          </table:table-cell>
          <table:table-cell office:value-type="float" office:value="59241" table:formula="of:=MOD(MIN([.$C63]*(COLUMN()-6);65536);65536)" table:style-name="ce1">
            <text:p>59241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8371.3814417745234" table:formula="of:=[.$A$1]*(1/2)^((ROW()-2)/64)" table:style-name="ce1">
            <text:p>8371.381442</text:p>
          </table:table-cell>
          <table:table-cell table:style-name="ce1"/>
          <table:table-cell office:value-type="float" office:value="8371" table:formula="of:=ROUND([.A64];0)" table:style-name="ce1">
            <text:p>8371</text:p>
          </table:table-cell>
          <table:table-cell table:style-name="ce1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8371" table:formula="of:=MOD(MIN([.$C64]*(COLUMN()-6);65536);65536)" table:style-name="ce1">
            <text:p>8371</text:p>
          </table:table-cell>
          <table:table-cell office:value-type="float" office:value="16742" table:formula="of:=MOD(MIN([.$C64]*(COLUMN()-6);65536);65536)" table:style-name="ce1">
            <text:p>16742</text:p>
          </table:table-cell>
          <table:table-cell office:value-type="float" office:value="25113" table:formula="of:=MOD(MIN([.$C64]*(COLUMN()-6);65536);65536)" table:style-name="ce1">
            <text:p>25113</text:p>
          </table:table-cell>
          <table:table-cell office:value-type="float" office:value="33484" table:formula="of:=MOD(MIN([.$C64]*(COLUMN()-6);65536);65536)" table:style-name="ce1">
            <text:p>33484</text:p>
          </table:table-cell>
          <table:table-cell office:value-type="float" office:value="41855" table:formula="of:=MOD(MIN([.$C64]*(COLUMN()-6);65536);65536)" table:style-name="ce1">
            <text:p>41855</text:p>
          </table:table-cell>
          <table:table-cell office:value-type="float" office:value="50226" table:formula="of:=MOD(MIN([.$C64]*(COLUMN()-6);65536);65536)" table:style-name="ce1">
            <text:p>50226</text:p>
          </table:table-cell>
          <table:table-cell office:value-type="float" office:value="58597" table:formula="of:=MOD(MIN([.$C64]*(COLUMN()-6);65536);65536)" table:style-name="ce1">
            <text:p>58597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8281.2050313355303" table:formula="of:=[.$A$1]*(1/2)^((ROW()-2)/64)" table:style-name="ce1">
            <text:p>8281.205031</text:p>
          </table:table-cell>
          <table:table-cell table:style-name="ce1"/>
          <table:table-cell office:value-type="float" office:value="8281" table:formula="of:=ROUND([.A65];0)" table:style-name="ce1">
            <text:p>8281</text:p>
          </table:table-cell>
          <table:table-cell table:style-name="ce1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8281" table:formula="of:=MOD(MIN([.$C65]*(COLUMN()-6);65536);65536)" table:style-name="ce1">
            <text:p>8281</text:p>
          </table:table-cell>
          <table:table-cell office:value-type="float" office:value="16562" table:formula="of:=MOD(MIN([.$C65]*(COLUMN()-6);65536);65536)" table:style-name="ce1">
            <text:p>16562</text:p>
          </table:table-cell>
          <table:table-cell office:value-type="float" office:value="24843" table:formula="of:=MOD(MIN([.$C65]*(COLUMN()-6);65536);65536)" table:style-name="ce1">
            <text:p>24843</text:p>
          </table:table-cell>
          <table:table-cell office:value-type="float" office:value="33124" table:formula="of:=MOD(MIN([.$C65]*(COLUMN()-6);65536);65536)" table:style-name="ce1">
            <text:p>33124</text:p>
          </table:table-cell>
          <table:table-cell office:value-type="float" office:value="41405" table:formula="of:=MOD(MIN([.$C65]*(COLUMN()-6);65536);65536)" table:style-name="ce1">
            <text:p>41405</text:p>
          </table:table-cell>
          <table:table-cell office:value-type="float" office:value="49686" table:formula="of:=MOD(MIN([.$C65]*(COLUMN()-6);65536);65536)" table:style-name="ce1">
            <text:p>49686</text:p>
          </table:table-cell>
          <table:table-cell office:value-type="float" office:value="57967" table:formula="of:=MOD(MIN([.$C65]*(COLUMN()-6);65536);65536)" table:style-name="ce1">
            <text:p>57967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8192" table:formula="of:=[.$A$1]*(1/2)^((ROW()-2)/64)" table:style-name="ce1">
            <text:p>8192</text:p>
          </table:table-cell>
          <table:table-cell table:style-name="ce1"/>
          <table:table-cell office:value-type="float" office:value="8192" table:formula="of:=ROUND([.A66];0)" table:style-name="ce1">
            <text:p>8192</text:p>
          </table:table-cell>
          <table:table-cell table:style-name="ce1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8192" table:formula="of:=MOD(MIN([.$C66]*(COLUMN()-6);65536);65536)" table:style-name="ce1">
            <text:p>8192</text:p>
          </table:table-cell>
          <table:table-cell office:value-type="float" office:value="16384" table:formula="of:=MOD(MIN([.$C66]*(COLUMN()-6);65536);65536)" table:style-name="ce1">
            <text:p>16384</text:p>
          </table:table-cell>
          <table:table-cell office:value-type="float" office:value="24576" table:formula="of:=MOD(MIN([.$C66]*(COLUMN()-6);65536);65536)" table:style-name="ce1">
            <text:p>24576</text:p>
          </table:table-cell>
          <table:table-cell office:value-type="float" office:value="32768" table:formula="of:=MOD(MIN([.$C66]*(COLUMN()-6);65536);65536)" table:style-name="ce1">
            <text:p>32768</text:p>
          </table:table-cell>
          <table:table-cell office:value-type="float" office:value="40960" table:formula="of:=MOD(MIN([.$C66]*(COLUMN()-6);65536);65536)" table:style-name="ce1">
            <text:p>40960</text:p>
          </table:table-cell>
          <table:table-cell office:value-type="float" office:value="49152" table:formula="of:=MOD(MIN([.$C66]*(COLUMN()-6);65536);65536)" table:style-name="ce1">
            <text:p>49152</text:p>
          </table:table-cell>
          <table:table-cell office:value-type="float" office:value="57344" table:formula="of:=MOD(MIN([.$C66]*(COLUMN()-6);65536);65536)" table:style-name="ce1">
            <text:p>57344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8103.755884085047" table:formula="of:=[.$A$1]*(1/2)^((ROW()-2)/64)" table:style-name="ce1">
            <text:p>8103.755884</text:p>
          </table:table-cell>
          <table:table-cell table:style-name="ce1"/>
          <table:table-cell office:value-type="float" office:value="8104" table:formula="of:=ROUND([.A67];0)" table:style-name="ce1">
            <text:p>8104</text:p>
          </table:table-cell>
          <table:table-cell table:style-name="ce1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8104" table:formula="of:=MOD(MIN([.$C67]*(COLUMN()-6);65536);65536)" table:style-name="ce1">
            <text:p>8104</text:p>
          </table:table-cell>
          <table:table-cell office:value-type="float" office:value="16208" table:formula="of:=MOD(MIN([.$C67]*(COLUMN()-6);65536);65536)" table:style-name="ce1">
            <text:p>16208</text:p>
          </table:table-cell>
          <table:table-cell office:value-type="float" office:value="24312" table:formula="of:=MOD(MIN([.$C67]*(COLUMN()-6);65536);65536)" table:style-name="ce1">
            <text:p>24312</text:p>
          </table:table-cell>
          <table:table-cell office:value-type="float" office:value="32416" table:formula="of:=MOD(MIN([.$C67]*(COLUMN()-6);65536);65536)" table:style-name="ce1">
            <text:p>32416</text:p>
          </table:table-cell>
          <table:table-cell office:value-type="float" office:value="40520" table:formula="of:=MOD(MIN([.$C67]*(COLUMN()-6);65536);65536)" table:style-name="ce1">
            <text:p>40520</text:p>
          </table:table-cell>
          <table:table-cell office:value-type="float" office:value="48624" table:formula="of:=MOD(MIN([.$C67]*(COLUMN()-6);65536);65536)" table:style-name="ce1">
            <text:p>48624</text:p>
          </table:table-cell>
          <table:table-cell office:value-type="float" office:value="56728" table:formula="of:=MOD(MIN([.$C67]*(COLUMN()-6);65536);65536)" table:style-name="ce1">
            <text:p>56728</text:p>
          </table:table-cell>
          <table:table-cell office:value-type="float" office:value="64832" table:formula="of:=MOD(MIN([.$C67]*(COLUMN()-6);65536);65536)" table:style-name="ce1">
            <text:p>64832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8016.46233262244" table:formula="of:=[.$A$1]*(1/2)^((ROW()-2)/64)" table:style-name="ce1">
            <text:p>8016.462333</text:p>
          </table:table-cell>
          <table:table-cell table:style-name="ce1"/>
          <table:table-cell office:value-type="float" office:value="8016" table:formula="of:=ROUND([.A68];0)" table:style-name="ce1">
            <text:p>8016</text:p>
          </table:table-cell>
          <table:table-cell table:style-name="ce1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8016" table:formula="of:=MOD(MIN([.$C68]*(COLUMN()-6);65536);65536)" table:style-name="ce1">
            <text:p>8016</text:p>
          </table:table-cell>
          <table:table-cell office:value-type="float" office:value="16032" table:formula="of:=MOD(MIN([.$C68]*(COLUMN()-6);65536);65536)" table:style-name="ce1">
            <text:p>16032</text:p>
          </table:table-cell>
          <table:table-cell office:value-type="float" office:value="24048" table:formula="of:=MOD(MIN([.$C68]*(COLUMN()-6);65536);65536)" table:style-name="ce1">
            <text:p>24048</text:p>
          </table:table-cell>
          <table:table-cell office:value-type="float" office:value="32064" table:formula="of:=MOD(MIN([.$C68]*(COLUMN()-6);65536);65536)" table:style-name="ce1">
            <text:p>32064</text:p>
          </table:table-cell>
          <table:table-cell office:value-type="float" office:value="40080" table:formula="of:=MOD(MIN([.$C68]*(COLUMN()-6);65536);65536)" table:style-name="ce1">
            <text:p>40080</text:p>
          </table:table-cell>
          <table:table-cell office:value-type="float" office:value="48096" table:formula="of:=MOD(MIN([.$C68]*(COLUMN()-6);65536);65536)" table:style-name="ce1">
            <text:p>48096</text:p>
          </table:table-cell>
          <table:table-cell office:value-type="float" office:value="56112" table:formula="of:=MOD(MIN([.$C68]*(COLUMN()-6);65536);65536)" table:style-name="ce1">
            <text:p>56112</text:p>
          </table:table-cell>
          <table:table-cell office:value-type="float" office:value="64128" table:formula="of:=MOD(MIN([.$C68]*(COLUMN()-6);65536);65536)" table:style-name="ce1">
            <text:p>64128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7930.1091061444386" table:formula="of:=[.$A$1]*(1/2)^((ROW()-2)/64)" table:style-name="ce1">
            <text:p>7930.109106</text:p>
          </table:table-cell>
          <table:table-cell table:style-name="ce1"/>
          <table:table-cell office:value-type="float" office:value="7930" table:formula="of:=ROUND([.A69];0)" table:style-name="ce1">
            <text:p>7930</text:p>
          </table:table-cell>
          <table:table-cell table:style-name="ce1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7930" table:formula="of:=MOD(MIN([.$C69]*(COLUMN()-6);65536);65536)" table:style-name="ce1">
            <text:p>7930</text:p>
          </table:table-cell>
          <table:table-cell office:value-type="float" office:value="15860" table:formula="of:=MOD(MIN([.$C69]*(COLUMN()-6);65536);65536)" table:style-name="ce1">
            <text:p>15860</text:p>
          </table:table-cell>
          <table:table-cell office:value-type="float" office:value="23790" table:formula="of:=MOD(MIN([.$C69]*(COLUMN()-6);65536);65536)" table:style-name="ce1">
            <text:p>23790</text:p>
          </table:table-cell>
          <table:table-cell office:value-type="float" office:value="31720" table:formula="of:=MOD(MIN([.$C69]*(COLUMN()-6);65536);65536)" table:style-name="ce1">
            <text:p>31720</text:p>
          </table:table-cell>
          <table:table-cell office:value-type="float" office:value="39650" table:formula="of:=MOD(MIN([.$C69]*(COLUMN()-6);65536);65536)" table:style-name="ce1">
            <text:p>39650</text:p>
          </table:table-cell>
          <table:table-cell office:value-type="float" office:value="47580" table:formula="of:=MOD(MIN([.$C69]*(COLUMN()-6);65536);65536)" table:style-name="ce1">
            <text:p>47580</text:p>
          </table:table-cell>
          <table:table-cell office:value-type="float" office:value="55510" table:formula="of:=MOD(MIN([.$C69]*(COLUMN()-6);65536);65536)" table:style-name="ce1">
            <text:p>55510</text:p>
          </table:table-cell>
          <table:table-cell office:value-type="float" office:value="63440" table:formula="of:=MOD(MIN([.$C69]*(COLUMN()-6);65536);65536)" table:style-name="ce1">
            <text:p>6344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7844.6860754827158" table:formula="of:=[.$A$1]*(1/2)^((ROW()-2)/64)" table:style-name="ce1">
            <text:p>7844.686075</text:p>
          </table:table-cell>
          <table:table-cell table:style-name="ce1"/>
          <table:table-cell office:value-type="float" office:value="7845" table:formula="of:=ROUND([.A70];0)" table:style-name="ce1">
            <text:p>7845</text:p>
          </table:table-cell>
          <table:table-cell table:style-name="ce1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7845" table:formula="of:=MOD(MIN([.$C70]*(COLUMN()-6);65536);65536)" table:style-name="ce1">
            <text:p>7845</text:p>
          </table:table-cell>
          <table:table-cell office:value-type="float" office:value="15690" table:formula="of:=MOD(MIN([.$C70]*(COLUMN()-6);65536);65536)" table:style-name="ce1">
            <text:p>15690</text:p>
          </table:table-cell>
          <table:table-cell office:value-type="float" office:value="23535" table:formula="of:=MOD(MIN([.$C70]*(COLUMN()-6);65536);65536)" table:style-name="ce1">
            <text:p>23535</text:p>
          </table:table-cell>
          <table:table-cell office:value-type="float" office:value="31380" table:formula="of:=MOD(MIN([.$C70]*(COLUMN()-6);65536);65536)" table:style-name="ce1">
            <text:p>31380</text:p>
          </table:table-cell>
          <table:table-cell office:value-type="float" office:value="39225" table:formula="of:=MOD(MIN([.$C70]*(COLUMN()-6);65536);65536)" table:style-name="ce1">
            <text:p>39225</text:p>
          </table:table-cell>
          <table:table-cell office:value-type="float" office:value="47070" table:formula="of:=MOD(MIN([.$C70]*(COLUMN()-6);65536);65536)" table:style-name="ce1">
            <text:p>47070</text:p>
          </table:table-cell>
          <table:table-cell office:value-type="float" office:value="54915" table:formula="of:=MOD(MIN([.$C70]*(COLUMN()-6);65536);65536)" table:style-name="ce1">
            <text:p>54915</text:p>
          </table:table-cell>
          <table:table-cell office:value-type="float" office:value="62760" table:formula="of:=MOD(MIN([.$C70]*(COLUMN()-6);65536);65536)" table:style-name="ce1">
            <text:p>62760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7760.1832205802111" table:formula="of:=[.$A$1]*(1/2)^((ROW()-2)/64)" table:style-name="ce1">
            <text:p>7760.183221</text:p>
          </table:table-cell>
          <table:table-cell table:style-name="ce1"/>
          <table:table-cell office:value-type="float" office:value="7760" table:formula="of:=ROUND([.A71];0)" table:style-name="ce1">
            <text:p>7760</text:p>
          </table:table-cell>
          <table:table-cell table:style-name="ce1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7760" table:formula="of:=MOD(MIN([.$C71]*(COLUMN()-6);65536);65536)" table:style-name="ce1">
            <text:p>7760</text:p>
          </table:table-cell>
          <table:table-cell office:value-type="float" office:value="15520" table:formula="of:=MOD(MIN([.$C71]*(COLUMN()-6);65536);65536)" table:style-name="ce1">
            <text:p>15520</text:p>
          </table:table-cell>
          <table:table-cell office:value-type="float" office:value="23280" table:formula="of:=MOD(MIN([.$C71]*(COLUMN()-6);65536);65536)" table:style-name="ce1">
            <text:p>23280</text:p>
          </table:table-cell>
          <table:table-cell office:value-type="float" office:value="31040" table:formula="of:=MOD(MIN([.$C71]*(COLUMN()-6);65536);65536)" table:style-name="ce1">
            <text:p>31040</text:p>
          </table:table-cell>
          <table:table-cell office:value-type="float" office:value="38800" table:formula="of:=MOD(MIN([.$C71]*(COLUMN()-6);65536);65536)" table:style-name="ce1">
            <text:p>38800</text:p>
          </table:table-cell>
          <table:table-cell office:value-type="float" office:value="46560" table:formula="of:=MOD(MIN([.$C71]*(COLUMN()-6);65536);65536)" table:style-name="ce1">
            <text:p>46560</text:p>
          </table:table-cell>
          <table:table-cell office:value-type="float" office:value="54320" table:formula="of:=MOD(MIN([.$C71]*(COLUMN()-6);65536);65536)" table:style-name="ce1">
            <text:p>54320</text:p>
          </table:table-cell>
          <table:table-cell office:value-type="float" office:value="62080" table:formula="of:=MOD(MIN([.$C71]*(COLUMN()-6);65536);65536)" table:style-name="ce1">
            <text:p>6208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7676.5906293157886" table:formula="of:=[.$A$1]*(1/2)^((ROW()-2)/64)" table:style-name="ce1">
            <text:p>7676.590629</text:p>
          </table:table-cell>
          <table:table-cell table:style-name="ce1"/>
          <table:table-cell office:value-type="float" office:value="7677" table:formula="of:=ROUND([.A72];0)" table:style-name="ce1">
            <text:p>7677</text:p>
          </table:table-cell>
          <table:table-cell table:style-name="ce1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7677" table:formula="of:=MOD(MIN([.$C72]*(COLUMN()-6);65536);65536)" table:style-name="ce1">
            <text:p>7677</text:p>
          </table:table-cell>
          <table:table-cell office:value-type="float" office:value="15354" table:formula="of:=MOD(MIN([.$C72]*(COLUMN()-6);65536);65536)" table:style-name="ce1">
            <text:p>15354</text:p>
          </table:table-cell>
          <table:table-cell office:value-type="float" office:value="23031" table:formula="of:=MOD(MIN([.$C72]*(COLUMN()-6);65536);65536)" table:style-name="ce1">
            <text:p>23031</text:p>
          </table:table-cell>
          <table:table-cell office:value-type="float" office:value="30708" table:formula="of:=MOD(MIN([.$C72]*(COLUMN()-6);65536);65536)" table:style-name="ce1">
            <text:p>30708</text:p>
          </table:table-cell>
          <table:table-cell office:value-type="float" office:value="38385" table:formula="of:=MOD(MIN([.$C72]*(COLUMN()-6);65536);65536)" table:style-name="ce1">
            <text:p>38385</text:p>
          </table:table-cell>
          <table:table-cell office:value-type="float" office:value="46062" table:formula="of:=MOD(MIN([.$C72]*(COLUMN()-6);65536);65536)" table:style-name="ce1">
            <text:p>46062</text:p>
          </table:table-cell>
          <table:table-cell office:value-type="float" office:value="53739" table:formula="of:=MOD(MIN([.$C72]*(COLUMN()-6);65536);65536)" table:style-name="ce1">
            <text:p>53739</text:p>
          </table:table-cell>
          <table:table-cell office:value-type="float" office:value="61416" table:formula="of:=MOD(MIN([.$C72]*(COLUMN()-6);65536);65536)" table:style-name="ce1">
            <text:p>61416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7593.8984963415478" table:formula="of:=[.$A$1]*(1/2)^((ROW()-2)/64)" table:style-name="ce1">
            <text:p>7593.898496</text:p>
          </table:table-cell>
          <table:table-cell table:style-name="ce1"/>
          <table:table-cell office:value-type="float" office:value="7594" table:formula="of:=ROUND([.A73];0)" table:style-name="ce1">
            <text:p>7594</text:p>
          </table:table-cell>
          <table:table-cell table:style-name="ce1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7594" table:formula="of:=MOD(MIN([.$C73]*(COLUMN()-6);65536);65536)" table:style-name="ce1">
            <text:p>7594</text:p>
          </table:table-cell>
          <table:table-cell office:value-type="float" office:value="15188" table:formula="of:=MOD(MIN([.$C73]*(COLUMN()-6);65536);65536)" table:style-name="ce1">
            <text:p>15188</text:p>
          </table:table-cell>
          <table:table-cell office:value-type="float" office:value="22782" table:formula="of:=MOD(MIN([.$C73]*(COLUMN()-6);65536);65536)" table:style-name="ce1">
            <text:p>22782</text:p>
          </table:table-cell>
          <table:table-cell office:value-type="float" office:value="30376" table:formula="of:=MOD(MIN([.$C73]*(COLUMN()-6);65536);65536)" table:style-name="ce1">
            <text:p>30376</text:p>
          </table:table-cell>
          <table:table-cell office:value-type="float" office:value="37970" table:formula="of:=MOD(MIN([.$C73]*(COLUMN()-6);65536);65536)" table:style-name="ce1">
            <text:p>37970</text:p>
          </table:table-cell>
          <table:table-cell office:value-type="float" office:value="45564" table:formula="of:=MOD(MIN([.$C73]*(COLUMN()-6);65536);65536)" table:style-name="ce1">
            <text:p>45564</text:p>
          </table:table-cell>
          <table:table-cell office:value-type="float" office:value="53158" table:formula="of:=MOD(MIN([.$C73]*(COLUMN()-6);65536);65536)" table:style-name="ce1">
            <text:p>53158</text:p>
          </table:table-cell>
          <table:table-cell office:value-type="float" office:value="60752" table:formula="of:=MOD(MIN([.$C73]*(COLUMN()-6);65536);65536)" table:style-name="ce1">
            <text:p>60752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7512.0971219326666" table:formula="of:=[.$A$1]*(1/2)^((ROW()-2)/64)" table:style-name="ce1">
            <text:p>7512.097122</text:p>
          </table:table-cell>
          <table:table-cell table:style-name="ce1"/>
          <table:table-cell office:value-type="float" office:value="7512" table:formula="of:=ROUND([.A74];0)" table:style-name="ce1">
            <text:p>7512</text:p>
          </table:table-cell>
          <table:table-cell table:style-name="ce1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7512" table:formula="of:=MOD(MIN([.$C74]*(COLUMN()-6);65536);65536)" table:style-name="ce1">
            <text:p>7512</text:p>
          </table:table-cell>
          <table:table-cell office:value-type="float" office:value="15024" table:formula="of:=MOD(MIN([.$C74]*(COLUMN()-6);65536);65536)" table:style-name="ce1">
            <text:p>15024</text:p>
          </table:table-cell>
          <table:table-cell office:value-type="float" office:value="22536" table:formula="of:=MOD(MIN([.$C74]*(COLUMN()-6);65536);65536)" table:style-name="ce1">
            <text:p>22536</text:p>
          </table:table-cell>
          <table:table-cell office:value-type="float" office:value="30048" table:formula="of:=MOD(MIN([.$C74]*(COLUMN()-6);65536);65536)" table:style-name="ce1">
            <text:p>30048</text:p>
          </table:table-cell>
          <table:table-cell office:value-type="float" office:value="37560" table:formula="of:=MOD(MIN([.$C74]*(COLUMN()-6);65536);65536)" table:style-name="ce1">
            <text:p>37560</text:p>
          </table:table-cell>
          <table:table-cell office:value-type="float" office:value="45072" table:formula="of:=MOD(MIN([.$C74]*(COLUMN()-6);65536);65536)" table:style-name="ce1">
            <text:p>45072</text:p>
          </table:table-cell>
          <table:table-cell office:value-type="float" office:value="52584" table:formula="of:=MOD(MIN([.$C74]*(COLUMN()-6);65536);65536)" table:style-name="ce1">
            <text:p>52584</text:p>
          </table:table-cell>
          <table:table-cell office:value-type="float" office:value="60096" table:formula="of:=MOD(MIN([.$C74]*(COLUMN()-6);65536);65536)" table:style-name="ce1">
            <text:p>60096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7431.1769108496328" table:formula="of:=[.$A$1]*(1/2)^((ROW()-2)/64)" table:style-name="ce1">
            <text:p>7431.176911</text:p>
          </table:table-cell>
          <table:table-cell table:style-name="ce1"/>
          <table:table-cell office:value-type="float" office:value="7431" table:formula="of:=ROUND([.A75];0)" table:style-name="ce1">
            <text:p>7431</text:p>
          </table:table-cell>
          <table:table-cell table:style-name="ce1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7431" table:formula="of:=MOD(MIN([.$C75]*(COLUMN()-6);65536);65536)" table:style-name="ce1">
            <text:p>7431</text:p>
          </table:table-cell>
          <table:table-cell office:value-type="float" office:value="14862" table:formula="of:=MOD(MIN([.$C75]*(COLUMN()-6);65536);65536)" table:style-name="ce1">
            <text:p>14862</text:p>
          </table:table-cell>
          <table:table-cell office:value-type="float" office:value="22293" table:formula="of:=MOD(MIN([.$C75]*(COLUMN()-6);65536);65536)" table:style-name="ce1">
            <text:p>22293</text:p>
          </table:table-cell>
          <table:table-cell office:value-type="float" office:value="29724" table:formula="of:=MOD(MIN([.$C75]*(COLUMN()-6);65536);65536)" table:style-name="ce1">
            <text:p>29724</text:p>
          </table:table-cell>
          <table:table-cell office:value-type="float" office:value="37155" table:formula="of:=MOD(MIN([.$C75]*(COLUMN()-6);65536);65536)" table:style-name="ce1">
            <text:p>37155</text:p>
          </table:table-cell>
          <table:table-cell office:value-type="float" office:value="44586" table:formula="of:=MOD(MIN([.$C75]*(COLUMN()-6);65536);65536)" table:style-name="ce1">
            <text:p>44586</text:p>
          </table:table-cell>
          <table:table-cell office:value-type="float" office:value="52017" table:formula="of:=MOD(MIN([.$C75]*(COLUMN()-6);65536);65536)" table:style-name="ce1">
            <text:p>52017</text:p>
          </table:table-cell>
          <table:table-cell office:value-type="float" office:value="59448" table:formula="of:=MOD(MIN([.$C75]*(COLUMN()-6);65536);65536)" table:style-name="ce1">
            <text:p>59448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7351.1283712127279" table:formula="of:=[.$A$1]*(1/2)^((ROW()-2)/64)" table:style-name="ce1">
            <text:p>7351.128371</text:p>
          </table:table-cell>
          <table:table-cell table:style-name="ce1"/>
          <table:table-cell office:value-type="float" office:value="7351" table:formula="of:=ROUND([.A76];0)" table:style-name="ce1">
            <text:p>7351</text:p>
          </table:table-cell>
          <table:table-cell table:style-name="ce1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7351" table:formula="of:=MOD(MIN([.$C76]*(COLUMN()-6);65536);65536)" table:style-name="ce1">
            <text:p>7351</text:p>
          </table:table-cell>
          <table:table-cell office:value-type="float" office:value="14702" table:formula="of:=MOD(MIN([.$C76]*(COLUMN()-6);65536);65536)" table:style-name="ce1">
            <text:p>14702</text:p>
          </table:table-cell>
          <table:table-cell office:value-type="float" office:value="22053" table:formula="of:=MOD(MIN([.$C76]*(COLUMN()-6);65536);65536)" table:style-name="ce1">
            <text:p>22053</text:p>
          </table:table-cell>
          <table:table-cell office:value-type="float" office:value="29404" table:formula="of:=MOD(MIN([.$C76]*(COLUMN()-6);65536);65536)" table:style-name="ce1">
            <text:p>29404</text:p>
          </table:table-cell>
          <table:table-cell office:value-type="float" office:value="36755" table:formula="of:=MOD(MIN([.$C76]*(COLUMN()-6);65536);65536)" table:style-name="ce1">
            <text:p>36755</text:p>
          </table:table-cell>
          <table:table-cell office:value-type="float" office:value="44106" table:formula="of:=MOD(MIN([.$C76]*(COLUMN()-6);65536);65536)" table:style-name="ce1">
            <text:p>44106</text:p>
          </table:table-cell>
          <table:table-cell office:value-type="float" office:value="51457" table:formula="of:=MOD(MIN([.$C76]*(COLUMN()-6);65536);65536)" table:style-name="ce1">
            <text:p>51457</text:p>
          </table:table-cell>
          <table:table-cell office:value-type="float" office:value="58808" table:formula="of:=MOD(MIN([.$C76]*(COLUMN()-6);65536);65536)" table:style-name="ce1">
            <text:p>58808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7271.9421133886317" table:formula="of:=[.$A$1]*(1/2)^((ROW()-2)/64)" table:style-name="ce1">
            <text:p>7271.942113</text:p>
          </table:table-cell>
          <table:table-cell table:style-name="ce1"/>
          <table:table-cell office:value-type="float" office:value="7272" table:formula="of:=ROUND([.A77];0)" table:style-name="ce1">
            <text:p>7272</text:p>
          </table:table-cell>
          <table:table-cell table:style-name="ce1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7272" table:formula="of:=MOD(MIN([.$C77]*(COLUMN()-6);65536);65536)" table:style-name="ce1">
            <text:p>7272</text:p>
          </table:table-cell>
          <table:table-cell office:value-type="float" office:value="14544" table:formula="of:=MOD(MIN([.$C77]*(COLUMN()-6);65536);65536)" table:style-name="ce1">
            <text:p>14544</text:p>
          </table:table-cell>
          <table:table-cell office:value-type="float" office:value="21816" table:formula="of:=MOD(MIN([.$C77]*(COLUMN()-6);65536);65536)" table:style-name="ce1">
            <text:p>21816</text:p>
          </table:table-cell>
          <table:table-cell office:value-type="float" office:value="29088" table:formula="of:=MOD(MIN([.$C77]*(COLUMN()-6);65536);65536)" table:style-name="ce1">
            <text:p>29088</text:p>
          </table:table-cell>
          <table:table-cell office:value-type="float" office:value="36360" table:formula="of:=MOD(MIN([.$C77]*(COLUMN()-6);65536);65536)" table:style-name="ce1">
            <text:p>36360</text:p>
          </table:table-cell>
          <table:table-cell office:value-type="float" office:value="43632" table:formula="of:=MOD(MIN([.$C77]*(COLUMN()-6);65536);65536)" table:style-name="ce1">
            <text:p>43632</text:p>
          </table:table-cell>
          <table:table-cell office:value-type="float" office:value="50904" table:formula="of:=MOD(MIN([.$C77]*(COLUMN()-6);65536);65536)" table:style-name="ce1">
            <text:p>50904</text:p>
          </table:table-cell>
          <table:table-cell office:value-type="float" office:value="58176" table:formula="of:=MOD(MIN([.$C77]*(COLUMN()-6);65536);65536)" table:style-name="ce1">
            <text:p>58176</text:p>
          </table:table-cell>
          <table:table-cell office:value-type="float" office:value="65448" table:formula="of:=MOD(MIN([.$C77]*(COLUMN()-6);65536);65536)" table:style-name="ce1">
            <text:p>65448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7193.6088488890346" table:formula="of:=[.$A$1]*(1/2)^((ROW()-2)/64)" table:style-name="ce1">
            <text:p>7193.608849</text:p>
          </table:table-cell>
          <table:table-cell table:style-name="ce1"/>
          <table:table-cell office:value-type="float" office:value="7194" table:formula="of:=ROUND([.A78];0)" table:style-name="ce1">
            <text:p>7194</text:p>
          </table:table-cell>
          <table:table-cell table:style-name="ce1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7194" table:formula="of:=MOD(MIN([.$C78]*(COLUMN()-6);65536);65536)" table:style-name="ce1">
            <text:p>7194</text:p>
          </table:table-cell>
          <table:table-cell office:value-type="float" office:value="14388" table:formula="of:=MOD(MIN([.$C78]*(COLUMN()-6);65536);65536)" table:style-name="ce1">
            <text:p>14388</text:p>
          </table:table-cell>
          <table:table-cell office:value-type="float" office:value="21582" table:formula="of:=MOD(MIN([.$C78]*(COLUMN()-6);65536);65536)" table:style-name="ce1">
            <text:p>21582</text:p>
          </table:table-cell>
          <table:table-cell office:value-type="float" office:value="28776" table:formula="of:=MOD(MIN([.$C78]*(COLUMN()-6);65536);65536)" table:style-name="ce1">
            <text:p>28776</text:p>
          </table:table-cell>
          <table:table-cell office:value-type="float" office:value="35970" table:formula="of:=MOD(MIN([.$C78]*(COLUMN()-6);65536);65536)" table:style-name="ce1">
            <text:p>35970</text:p>
          </table:table-cell>
          <table:table-cell office:value-type="float" office:value="43164" table:formula="of:=MOD(MIN([.$C78]*(COLUMN()-6);65536);65536)" table:style-name="ce1">
            <text:p>43164</text:p>
          </table:table-cell>
          <table:table-cell office:value-type="float" office:value="50358" table:formula="of:=MOD(MIN([.$C78]*(COLUMN()-6);65536);65536)" table:style-name="ce1">
            <text:p>50358</text:p>
          </table:table-cell>
          <table:table-cell office:value-type="float" office:value="57552" table:formula="of:=MOD(MIN([.$C78]*(COLUMN()-6);65536);65536)" table:style-name="ce1">
            <text:p>57552</text:p>
          </table:table-cell>
          <table:table-cell office:value-type="float" office:value="64746" table:formula="of:=MOD(MIN([.$C78]*(COLUMN()-6);65536);65536)" table:style-name="ce1">
            <text:p>64746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7116.1193892811007" table:formula="of:=[.$A$1]*(1/2)^((ROW()-2)/64)" table:style-name="ce1">
            <text:p>7116.119389</text:p>
          </table:table-cell>
          <table:table-cell table:style-name="ce1"/>
          <table:table-cell office:value-type="float" office:value="7116" table:formula="of:=ROUND([.A79];0)" table:style-name="ce1">
            <text:p>7116</text:p>
          </table:table-cell>
          <table:table-cell table:style-name="ce1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7116" table:formula="of:=MOD(MIN([.$C79]*(COLUMN()-6);65536);65536)" table:style-name="ce1">
            <text:p>7116</text:p>
          </table:table-cell>
          <table:table-cell office:value-type="float" office:value="14232" table:formula="of:=MOD(MIN([.$C79]*(COLUMN()-6);65536);65536)" table:style-name="ce1">
            <text:p>14232</text:p>
          </table:table-cell>
          <table:table-cell office:value-type="float" office:value="21348" table:formula="of:=MOD(MIN([.$C79]*(COLUMN()-6);65536);65536)" table:style-name="ce1">
            <text:p>21348</text:p>
          </table:table-cell>
          <table:table-cell office:value-type="float" office:value="28464" table:formula="of:=MOD(MIN([.$C79]*(COLUMN()-6);65536);65536)" table:style-name="ce1">
            <text:p>28464</text:p>
          </table:table-cell>
          <table:table-cell office:value-type="float" office:value="35580" table:formula="of:=MOD(MIN([.$C79]*(COLUMN()-6);65536);65536)" table:style-name="ce1">
            <text:p>35580</text:p>
          </table:table-cell>
          <table:table-cell office:value-type="float" office:value="42696" table:formula="of:=MOD(MIN([.$C79]*(COLUMN()-6);65536);65536)" table:style-name="ce1">
            <text:p>42696</text:p>
          </table:table-cell>
          <table:table-cell office:value-type="float" office:value="49812" table:formula="of:=MOD(MIN([.$C79]*(COLUMN()-6);65536);65536)" table:style-name="ce1">
            <text:p>49812</text:p>
          </table:table-cell>
          <table:table-cell office:value-type="float" office:value="56928" table:formula="of:=MOD(MIN([.$C79]*(COLUMN()-6);65536);65536)" table:style-name="ce1">
            <text:p>56928</text:p>
          </table:table-cell>
          <table:table-cell office:value-type="float" office:value="64044" table:formula="of:=MOD(MIN([.$C79]*(COLUMN()-6);65536);65536)" table:style-name="ce1">
            <text:p>64044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7039.4646451096696" table:formula="of:=[.$A$1]*(1/2)^((ROW()-2)/64)" table:style-name="ce1">
            <text:p>7039.464645</text:p>
          </table:table-cell>
          <table:table-cell table:style-name="ce1"/>
          <table:table-cell office:value-type="float" office:value="7039" table:formula="of:=ROUND([.A80];0)" table:style-name="ce1">
            <text:p>7039</text:p>
          </table:table-cell>
          <table:table-cell table:style-name="ce1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7039" table:formula="of:=MOD(MIN([.$C80]*(COLUMN()-6);65536);65536)" table:style-name="ce1">
            <text:p>7039</text:p>
          </table:table-cell>
          <table:table-cell office:value-type="float" office:value="14078" table:formula="of:=MOD(MIN([.$C80]*(COLUMN()-6);65536);65536)" table:style-name="ce1">
            <text:p>14078</text:p>
          </table:table-cell>
          <table:table-cell office:value-type="float" office:value="21117" table:formula="of:=MOD(MIN([.$C80]*(COLUMN()-6);65536);65536)" table:style-name="ce1">
            <text:p>21117</text:p>
          </table:table-cell>
          <table:table-cell office:value-type="float" office:value="28156" table:formula="of:=MOD(MIN([.$C80]*(COLUMN()-6);65536);65536)" table:style-name="ce1">
            <text:p>28156</text:p>
          </table:table-cell>
          <table:table-cell office:value-type="float" office:value="35195" table:formula="of:=MOD(MIN([.$C80]*(COLUMN()-6);65536);65536)" table:style-name="ce1">
            <text:p>35195</text:p>
          </table:table-cell>
          <table:table-cell office:value-type="float" office:value="42234" table:formula="of:=MOD(MIN([.$C80]*(COLUMN()-6);65536);65536)" table:style-name="ce1">
            <text:p>42234</text:p>
          </table:table-cell>
          <table:table-cell office:value-type="float" office:value="49273" table:formula="of:=MOD(MIN([.$C80]*(COLUMN()-6);65536);65536)" table:style-name="ce1">
            <text:p>49273</text:p>
          </table:table-cell>
          <table:table-cell office:value-type="float" office:value="56312" table:formula="of:=MOD(MIN([.$C80]*(COLUMN()-6);65536);65536)" table:style-name="ce1">
            <text:p>56312</text:p>
          </table:table-cell>
          <table:table-cell office:value-type="float" office:value="63351" table:formula="of:=MOD(MIN([.$C80]*(COLUMN()-6);65536);65536)" table:style-name="ce1">
            <text:p>63351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6963.6356248310722" table:formula="of:=[.$A$1]*(1/2)^((ROW()-2)/64)" table:style-name="ce1">
            <text:p>6963.635625</text:p>
          </table:table-cell>
          <table:table-cell table:style-name="ce1"/>
          <table:table-cell office:value-type="float" office:value="6964" table:formula="of:=ROUND([.A81];0)" table:style-name="ce1">
            <text:p>6964</text:p>
          </table:table-cell>
          <table:table-cell table:style-name="ce1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6964" table:formula="of:=MOD(MIN([.$C81]*(COLUMN()-6);65536);65536)" table:style-name="ce1">
            <text:p>6964</text:p>
          </table:table-cell>
          <table:table-cell office:value-type="float" office:value="13928" table:formula="of:=MOD(MIN([.$C81]*(COLUMN()-6);65536);65536)" table:style-name="ce1">
            <text:p>13928</text:p>
          </table:table-cell>
          <table:table-cell office:value-type="float" office:value="20892" table:formula="of:=MOD(MIN([.$C81]*(COLUMN()-6);65536);65536)" table:style-name="ce1">
            <text:p>20892</text:p>
          </table:table-cell>
          <table:table-cell office:value-type="float" office:value="27856" table:formula="of:=MOD(MIN([.$C81]*(COLUMN()-6);65536);65536)" table:style-name="ce1">
            <text:p>27856</text:p>
          </table:table-cell>
          <table:table-cell office:value-type="float" office:value="34820" table:formula="of:=MOD(MIN([.$C81]*(COLUMN()-6);65536);65536)" table:style-name="ce1">
            <text:p>34820</text:p>
          </table:table-cell>
          <table:table-cell office:value-type="float" office:value="41784" table:formula="of:=MOD(MIN([.$C81]*(COLUMN()-6);65536);65536)" table:style-name="ce1">
            <text:p>41784</text:p>
          </table:table-cell>
          <table:table-cell office:value-type="float" office:value="48748" table:formula="of:=MOD(MIN([.$C81]*(COLUMN()-6);65536);65536)" table:style-name="ce1">
            <text:p>48748</text:p>
          </table:table-cell>
          <table:table-cell office:value-type="float" office:value="55712" table:formula="of:=MOD(MIN([.$C81]*(COLUMN()-6);65536);65536)" table:style-name="ce1">
            <text:p>55712</text:p>
          </table:table-cell>
          <table:table-cell office:value-type="float" office:value="62676" table:formula="of:=MOD(MIN([.$C81]*(COLUMN()-6);65536);65536)" table:style-name="ce1">
            <text:p>62676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6888.6234337584292" table:formula="of:=[.$A$1]*(1/2)^((ROW()-2)/64)" table:style-name="ce1">
            <text:p>6888.623434</text:p>
          </table:table-cell>
          <table:table-cell table:style-name="ce1"/>
          <table:table-cell office:value-type="float" office:value="6889" table:formula="of:=ROUND([.A82];0)" table:style-name="ce1">
            <text:p>6889</text:p>
          </table:table-cell>
          <table:table-cell table:style-name="ce1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6889" table:formula="of:=MOD(MIN([.$C82]*(COLUMN()-6);65536);65536)" table:style-name="ce1">
            <text:p>6889</text:p>
          </table:table-cell>
          <table:table-cell office:value-type="float" office:value="13778" table:formula="of:=MOD(MIN([.$C82]*(COLUMN()-6);65536);65536)" table:style-name="ce1">
            <text:p>13778</text:p>
          </table:table-cell>
          <table:table-cell office:value-type="float" office:value="20667" table:formula="of:=MOD(MIN([.$C82]*(COLUMN()-6);65536);65536)" table:style-name="ce1">
            <text:p>20667</text:p>
          </table:table-cell>
          <table:table-cell office:value-type="float" office:value="27556" table:formula="of:=MOD(MIN([.$C82]*(COLUMN()-6);65536);65536)" table:style-name="ce1">
            <text:p>27556</text:p>
          </table:table-cell>
          <table:table-cell office:value-type="float" office:value="34445" table:formula="of:=MOD(MIN([.$C82]*(COLUMN()-6);65536);65536)" table:style-name="ce1">
            <text:p>34445</text:p>
          </table:table-cell>
          <table:table-cell office:value-type="float" office:value="41334" table:formula="of:=MOD(MIN([.$C82]*(COLUMN()-6);65536);65536)" table:style-name="ce1">
            <text:p>41334</text:p>
          </table:table-cell>
          <table:table-cell office:value-type="float" office:value="48223" table:formula="of:=MOD(MIN([.$C82]*(COLUMN()-6);65536);65536)" table:style-name="ce1">
            <text:p>48223</text:p>
          </table:table-cell>
          <table:table-cell office:value-type="float" office:value="55112" table:formula="of:=MOD(MIN([.$C82]*(COLUMN()-6);65536);65536)" table:style-name="ce1">
            <text:p>55112</text:p>
          </table:table-cell>
          <table:table-cell office:value-type="float" office:value="62001" table:formula="of:=MOD(MIN([.$C82]*(COLUMN()-6);65536);65536)" table:style-name="ce1">
            <text:p>62001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6814.4192730183131" table:formula="of:=[.$A$1]*(1/2)^((ROW()-2)/64)" table:style-name="ce1">
            <text:p>6814.419273</text:p>
          </table:table-cell>
          <table:table-cell table:style-name="ce1"/>
          <table:table-cell office:value-type="float" office:value="6814" table:formula="of:=ROUND([.A83];0)" table:style-name="ce1">
            <text:p>6814</text:p>
          </table:table-cell>
          <table:table-cell table:style-name="ce1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6814" table:formula="of:=MOD(MIN([.$C83]*(COLUMN()-6);65536);65536)" table:style-name="ce1">
            <text:p>6814</text:p>
          </table:table-cell>
          <table:table-cell office:value-type="float" office:value="13628" table:formula="of:=MOD(MIN([.$C83]*(COLUMN()-6);65536);65536)" table:style-name="ce1">
            <text:p>13628</text:p>
          </table:table-cell>
          <table:table-cell office:value-type="float" office:value="20442" table:formula="of:=MOD(MIN([.$C83]*(COLUMN()-6);65536);65536)" table:style-name="ce1">
            <text:p>20442</text:p>
          </table:table-cell>
          <table:table-cell office:value-type="float" office:value="27256" table:formula="of:=MOD(MIN([.$C83]*(COLUMN()-6);65536);65536)" table:style-name="ce1">
            <text:p>27256</text:p>
          </table:table-cell>
          <table:table-cell office:value-type="float" office:value="34070" table:formula="of:=MOD(MIN([.$C83]*(COLUMN()-6);65536);65536)" table:style-name="ce1">
            <text:p>34070</text:p>
          </table:table-cell>
          <table:table-cell office:value-type="float" office:value="40884" table:formula="of:=MOD(MIN([.$C83]*(COLUMN()-6);65536);65536)" table:style-name="ce1">
            <text:p>40884</text:p>
          </table:table-cell>
          <table:table-cell office:value-type="float" office:value="47698" table:formula="of:=MOD(MIN([.$C83]*(COLUMN()-6);65536);65536)" table:style-name="ce1">
            <text:p>47698</text:p>
          </table:table-cell>
          <table:table-cell office:value-type="float" office:value="54512" table:formula="of:=MOD(MIN([.$C83]*(COLUMN()-6);65536);65536)" table:style-name="ce1">
            <text:p>54512</text:p>
          </table:table-cell>
          <table:table-cell office:value-type="float" office:value="61326" table:formula="of:=MOD(MIN([.$C83]*(COLUMN()-6);65536);65536)" table:style-name="ce1">
            <text:p>61326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6741.0144385186404" table:formula="of:=[.$A$1]*(1/2)^((ROW()-2)/64)" table:style-name="ce1">
            <text:p>6741.014439</text:p>
          </table:table-cell>
          <table:table-cell table:style-name="ce1"/>
          <table:table-cell office:value-type="float" office:value="6741" table:formula="of:=ROUND([.A84];0)" table:style-name="ce1">
            <text:p>6741</text:p>
          </table:table-cell>
          <table:table-cell table:style-name="ce1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6741" table:formula="of:=MOD(MIN([.$C84]*(COLUMN()-6);65536);65536)" table:style-name="ce1">
            <text:p>6741</text:p>
          </table:table-cell>
          <table:table-cell office:value-type="float" office:value="13482" table:formula="of:=MOD(MIN([.$C84]*(COLUMN()-6);65536);65536)" table:style-name="ce1">
            <text:p>13482</text:p>
          </table:table-cell>
          <table:table-cell office:value-type="float" office:value="20223" table:formula="of:=MOD(MIN([.$C84]*(COLUMN()-6);65536);65536)" table:style-name="ce1">
            <text:p>20223</text:p>
          </table:table-cell>
          <table:table-cell office:value-type="float" office:value="26964" table:formula="of:=MOD(MIN([.$C84]*(COLUMN()-6);65536);65536)" table:style-name="ce1">
            <text:p>26964</text:p>
          </table:table-cell>
          <table:table-cell office:value-type="float" office:value="33705" table:formula="of:=MOD(MIN([.$C84]*(COLUMN()-6);65536);65536)" table:style-name="ce1">
            <text:p>33705</text:p>
          </table:table-cell>
          <table:table-cell office:value-type="float" office:value="40446" table:formula="of:=MOD(MIN([.$C84]*(COLUMN()-6);65536);65536)" table:style-name="ce1">
            <text:p>40446</text:p>
          </table:table-cell>
          <table:table-cell office:value-type="float" office:value="47187" table:formula="of:=MOD(MIN([.$C84]*(COLUMN()-6);65536);65536)" table:style-name="ce1">
            <text:p>47187</text:p>
          </table:table-cell>
          <table:table-cell office:value-type="float" office:value="53928" table:formula="of:=MOD(MIN([.$C84]*(COLUMN()-6);65536);65536)" table:style-name="ce1">
            <text:p>53928</text:p>
          </table:table-cell>
          <table:table-cell office:value-type="float" office:value="60669" table:formula="of:=MOD(MIN([.$C84]*(COLUMN()-6);65536);65536)" table:style-name="ce1">
            <text:p>60669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6668.4003199276967" table:formula="of:=[.$A$1]*(1/2)^((ROW()-2)/64)" table:style-name="ce1">
            <text:p>6668.40032</text:p>
          </table:table-cell>
          <table:table-cell table:style-name="ce1"/>
          <table:table-cell office:value-type="float" office:value="6668" table:formula="of:=ROUND([.A85];0)" table:style-name="ce1">
            <text:p>6668</text:p>
          </table:table-cell>
          <table:table-cell table:style-name="ce1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6668" table:formula="of:=MOD(MIN([.$C85]*(COLUMN()-6);65536);65536)" table:style-name="ce1">
            <text:p>6668</text:p>
          </table:table-cell>
          <table:table-cell office:value-type="float" office:value="13336" table:formula="of:=MOD(MIN([.$C85]*(COLUMN()-6);65536);65536)" table:style-name="ce1">
            <text:p>13336</text:p>
          </table:table-cell>
          <table:table-cell office:value-type="float" office:value="20004" table:formula="of:=MOD(MIN([.$C85]*(COLUMN()-6);65536);65536)" table:style-name="ce1">
            <text:p>20004</text:p>
          </table:table-cell>
          <table:table-cell office:value-type="float" office:value="26672" table:formula="of:=MOD(MIN([.$C85]*(COLUMN()-6);65536);65536)" table:style-name="ce1">
            <text:p>26672</text:p>
          </table:table-cell>
          <table:table-cell office:value-type="float" office:value="33340" table:formula="of:=MOD(MIN([.$C85]*(COLUMN()-6);65536);65536)" table:style-name="ce1">
            <text:p>33340</text:p>
          </table:table-cell>
          <table:table-cell office:value-type="float" office:value="40008" table:formula="of:=MOD(MIN([.$C85]*(COLUMN()-6);65536);65536)" table:style-name="ce1">
            <text:p>40008</text:p>
          </table:table-cell>
          <table:table-cell office:value-type="float" office:value="46676" table:formula="of:=MOD(MIN([.$C85]*(COLUMN()-6);65536);65536)" table:style-name="ce1">
            <text:p>46676</text:p>
          </table:table-cell>
          <table:table-cell office:value-type="float" office:value="53344" table:formula="of:=MOD(MIN([.$C85]*(COLUMN()-6);65536);65536)" table:style-name="ce1">
            <text:p>53344</text:p>
          </table:table-cell>
          <table:table-cell office:value-type="float" office:value="60012" table:formula="of:=MOD(MIN([.$C85]*(COLUMN()-6);65536);65536)" table:style-name="ce1">
            <text:p>60012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6596.5683996641455" table:formula="of:=[.$A$1]*(1/2)^((ROW()-2)/64)" table:style-name="ce1">
            <text:p>6596.5684</text:p>
          </table:table-cell>
          <table:table-cell table:style-name="ce1"/>
          <table:table-cell office:value-type="float" office:value="6597" table:formula="of:=ROUND([.A86];0)" table:style-name="ce1">
            <text:p>6597</text:p>
          </table:table-cell>
          <table:table-cell table:style-name="ce1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6597" table:formula="of:=MOD(MIN([.$C86]*(COLUMN()-6);65536);65536)" table:style-name="ce1">
            <text:p>6597</text:p>
          </table:table-cell>
          <table:table-cell office:value-type="float" office:value="13194" table:formula="of:=MOD(MIN([.$C86]*(COLUMN()-6);65536);65536)" table:style-name="ce1">
            <text:p>13194</text:p>
          </table:table-cell>
          <table:table-cell office:value-type="float" office:value="19791" table:formula="of:=MOD(MIN([.$C86]*(COLUMN()-6);65536);65536)" table:style-name="ce1">
            <text:p>19791</text:p>
          </table:table-cell>
          <table:table-cell office:value-type="float" office:value="26388" table:formula="of:=MOD(MIN([.$C86]*(COLUMN()-6);65536);65536)" table:style-name="ce1">
            <text:p>26388</text:p>
          </table:table-cell>
          <table:table-cell office:value-type="float" office:value="32985" table:formula="of:=MOD(MIN([.$C86]*(COLUMN()-6);65536);65536)" table:style-name="ce1">
            <text:p>32985</text:p>
          </table:table-cell>
          <table:table-cell office:value-type="float" office:value="39582" table:formula="of:=MOD(MIN([.$C86]*(COLUMN()-6);65536);65536)" table:style-name="ce1">
            <text:p>39582</text:p>
          </table:table-cell>
          <table:table-cell office:value-type="float" office:value="46179" table:formula="of:=MOD(MIN([.$C86]*(COLUMN()-6);65536);65536)" table:style-name="ce1">
            <text:p>46179</text:p>
          </table:table-cell>
          <table:table-cell office:value-type="float" office:value="52776" table:formula="of:=MOD(MIN([.$C86]*(COLUMN()-6);65536);65536)" table:style-name="ce1">
            <text:p>52776</text:p>
          </table:table-cell>
          <table:table-cell office:value-type="float" office:value="59373" table:formula="of:=MOD(MIN([.$C86]*(COLUMN()-6);65536);65536)" table:style-name="ce1">
            <text:p>59373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6525.5102518979256" table:formula="of:=[.$A$1]*(1/2)^((ROW()-2)/64)" table:style-name="ce1">
            <text:p>6525.510252</text:p>
          </table:table-cell>
          <table:table-cell table:style-name="ce1"/>
          <table:table-cell office:value-type="float" office:value="6526" table:formula="of:=ROUND([.A87];0)" table:style-name="ce1">
            <text:p>6526</text:p>
          </table:table-cell>
          <table:table-cell table:style-name="ce1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office:value-type="float" office:value="6526" table:formula="of:=MOD(MIN([.$C87]*(COLUMN()-6);65536);65536)" table:style-name="ce1">
            <text:p>6526</text:p>
          </table:table-cell>
          <table:table-cell office:value-type="float" office:value="13052" table:formula="of:=MOD(MIN([.$C87]*(COLUMN()-6);65536);65536)" table:style-name="ce1">
            <text:p>13052</text:p>
          </table:table-cell>
          <table:table-cell office:value-type="float" office:value="19578" table:formula="of:=MOD(MIN([.$C87]*(COLUMN()-6);65536);65536)" table:style-name="ce1">
            <text:p>19578</text:p>
          </table:table-cell>
          <table:table-cell office:value-type="float" office:value="26104" table:formula="of:=MOD(MIN([.$C87]*(COLUMN()-6);65536);65536)" table:style-name="ce1">
            <text:p>26104</text:p>
          </table:table-cell>
          <table:table-cell office:value-type="float" office:value="32630" table:formula="of:=MOD(MIN([.$C87]*(COLUMN()-6);65536);65536)" table:style-name="ce1">
            <text:p>32630</text:p>
          </table:table-cell>
          <table:table-cell office:value-type="float" office:value="39156" table:formula="of:=MOD(MIN([.$C87]*(COLUMN()-6);65536);65536)" table:style-name="ce1">
            <text:p>39156</text:p>
          </table:table-cell>
          <table:table-cell office:value-type="float" office:value="45682" table:formula="of:=MOD(MIN([.$C87]*(COLUMN()-6);65536);65536)" table:style-name="ce1">
            <text:p>45682</text:p>
          </table:table-cell>
          <table:table-cell office:value-type="float" office:value="52208" table:formula="of:=MOD(MIN([.$C87]*(COLUMN()-6);65536);65536)" table:style-name="ce1">
            <text:p>52208</text:p>
          </table:table-cell>
          <table:table-cell office:value-type="float" office:value="58734" table:formula="of:=MOD(MIN([.$C87]*(COLUMN()-6);65536);65536)" table:style-name="ce1">
            <text:p>58734</text:p>
          </table:table-cell>
          <table:table-cell office:value-type="float" office:value="65260" table:formula="of:=MOD(MIN([.$C87]*(COLUMN()-6);65536);65536)" table:style-name="ce1">
            <text:p>65260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6455.2175415619031" table:formula="of:=[.$A$1]*(1/2)^((ROW()-2)/64)" table:style-name="ce1">
            <text:p>6455.217542</text:p>
          </table:table-cell>
          <table:table-cell table:style-name="ce1"/>
          <table:table-cell office:value-type="float" office:value="6455" table:formula="of:=ROUND([.A88];0)" table:style-name="ce1">
            <text:p>6455</text:p>
          </table:table-cell>
          <table:table-cell table:style-name="ce1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office:value-type="float" office:value="6455" table:formula="of:=MOD(MIN([.$C88]*(COLUMN()-6);65536);65536)" table:style-name="ce1">
            <text:p>6455</text:p>
          </table:table-cell>
          <table:table-cell office:value-type="float" office:value="12910" table:formula="of:=MOD(MIN([.$C88]*(COLUMN()-6);65536);65536)" table:style-name="ce1">
            <text:p>12910</text:p>
          </table:table-cell>
          <table:table-cell office:value-type="float" office:value="19365" table:formula="of:=MOD(MIN([.$C88]*(COLUMN()-6);65536);65536)" table:style-name="ce1">
            <text:p>19365</text:p>
          </table:table-cell>
          <table:table-cell office:value-type="float" office:value="25820" table:formula="of:=MOD(MIN([.$C88]*(COLUMN()-6);65536);65536)" table:style-name="ce1">
            <text:p>25820</text:p>
          </table:table-cell>
          <table:table-cell office:value-type="float" office:value="32275" table:formula="of:=MOD(MIN([.$C88]*(COLUMN()-6);65536);65536)" table:style-name="ce1">
            <text:p>32275</text:p>
          </table:table-cell>
          <table:table-cell office:value-type="float" office:value="38730" table:formula="of:=MOD(MIN([.$C88]*(COLUMN()-6);65536);65536)" table:style-name="ce1">
            <text:p>38730</text:p>
          </table:table-cell>
          <table:table-cell office:value-type="float" office:value="45185" table:formula="of:=MOD(MIN([.$C88]*(COLUMN()-6);65536);65536)" table:style-name="ce1">
            <text:p>45185</text:p>
          </table:table-cell>
          <table:table-cell office:value-type="float" office:value="51640" table:formula="of:=MOD(MIN([.$C88]*(COLUMN()-6);65536);65536)" table:style-name="ce1">
            <text:p>51640</text:p>
          </table:table-cell>
          <table:table-cell office:value-type="float" office:value="58095" table:formula="of:=MOD(MIN([.$C88]*(COLUMN()-6);65536);65536)" table:style-name="ce1">
            <text:p>58095</text:p>
          </table:table-cell>
          <table:table-cell office:value-type="float" office:value="64550" table:formula="of:=MOD(MIN([.$C88]*(COLUMN()-6);65536);65536)" table:style-name="ce1">
            <text:p>64550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6385.6820233741801" table:formula="of:=[.$A$1]*(1/2)^((ROW()-2)/64)" table:style-name="ce1">
            <text:p>6385.682023</text:p>
          </table:table-cell>
          <table:table-cell table:style-name="ce1"/>
          <table:table-cell office:value-type="float" office:value="6386" table:formula="of:=ROUND([.A89];0)" table:style-name="ce1">
            <text:p>6386</text:p>
          </table:table-cell>
          <table:table-cell table:style-name="ce1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office:value-type="float" office:value="6386" table:formula="of:=MOD(MIN([.$C89]*(COLUMN()-6);65536);65536)" table:style-name="ce1">
            <text:p>6386</text:p>
          </table:table-cell>
          <table:table-cell office:value-type="float" office:value="12772" table:formula="of:=MOD(MIN([.$C89]*(COLUMN()-6);65536);65536)" table:style-name="ce1">
            <text:p>12772</text:p>
          </table:table-cell>
          <table:table-cell office:value-type="float" office:value="19158" table:formula="of:=MOD(MIN([.$C89]*(COLUMN()-6);65536);65536)" table:style-name="ce1">
            <text:p>19158</text:p>
          </table:table-cell>
          <table:table-cell office:value-type="float" office:value="25544" table:formula="of:=MOD(MIN([.$C89]*(COLUMN()-6);65536);65536)" table:style-name="ce1">
            <text:p>25544</text:p>
          </table:table-cell>
          <table:table-cell office:value-type="float" office:value="31930" table:formula="of:=MOD(MIN([.$C89]*(COLUMN()-6);65536);65536)" table:style-name="ce1">
            <text:p>31930</text:p>
          </table:table-cell>
          <table:table-cell office:value-type="float" office:value="38316" table:formula="of:=MOD(MIN([.$C89]*(COLUMN()-6);65536);65536)" table:style-name="ce1">
            <text:p>38316</text:p>
          </table:table-cell>
          <table:table-cell office:value-type="float" office:value="44702" table:formula="of:=MOD(MIN([.$C89]*(COLUMN()-6);65536);65536)" table:style-name="ce1">
            <text:p>44702</text:p>
          </table:table-cell>
          <table:table-cell office:value-type="float" office:value="51088" table:formula="of:=MOD(MIN([.$C89]*(COLUMN()-6);65536);65536)" table:style-name="ce1">
            <text:p>51088</text:p>
          </table:table-cell>
          <table:table-cell office:value-type="float" office:value="57474" table:formula="of:=MOD(MIN([.$C89]*(COLUMN()-6);65536);65536)" table:style-name="ce1">
            <text:p>57474</text:p>
          </table:table-cell>
          <table:table-cell office:value-type="float" office:value="63860" table:formula="of:=MOD(MIN([.$C89]*(COLUMN()-6);65536);65536)" table:style-name="ce1">
            <text:p>63860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6316.8955408709253" table:formula="of:=[.$A$1]*(1/2)^((ROW()-2)/64)" table:style-name="ce1">
            <text:p>6316.895541</text:p>
          </table:table-cell>
          <table:table-cell table:style-name="ce1"/>
          <table:table-cell office:value-type="float" office:value="6317" table:formula="of:=ROUND([.A90];0)" table:style-name="ce1">
            <text:p>6317</text:p>
          </table:table-cell>
          <table:table-cell table:style-name="ce1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office:value-type="float" office:value="6317" table:formula="of:=MOD(MIN([.$C90]*(COLUMN()-6);65536);65536)" table:style-name="ce1">
            <text:p>6317</text:p>
          </table:table-cell>
          <table:table-cell office:value-type="float" office:value="12634" table:formula="of:=MOD(MIN([.$C90]*(COLUMN()-6);65536);65536)" table:style-name="ce1">
            <text:p>12634</text:p>
          </table:table-cell>
          <table:table-cell office:value-type="float" office:value="18951" table:formula="of:=MOD(MIN([.$C90]*(COLUMN()-6);65536);65536)" table:style-name="ce1">
            <text:p>18951</text:p>
          </table:table-cell>
          <table:table-cell office:value-type="float" office:value="25268" table:formula="of:=MOD(MIN([.$C90]*(COLUMN()-6);65536);65536)" table:style-name="ce1">
            <text:p>25268</text:p>
          </table:table-cell>
          <table:table-cell office:value-type="float" office:value="31585" table:formula="of:=MOD(MIN([.$C90]*(COLUMN()-6);65536);65536)" table:style-name="ce1">
            <text:p>31585</text:p>
          </table:table-cell>
          <table:table-cell office:value-type="float" office:value="37902" table:formula="of:=MOD(MIN([.$C90]*(COLUMN()-6);65536);65536)" table:style-name="ce1">
            <text:p>37902</text:p>
          </table:table-cell>
          <table:table-cell office:value-type="float" office:value="44219" table:formula="of:=MOD(MIN([.$C90]*(COLUMN()-6);65536);65536)" table:style-name="ce1">
            <text:p>44219</text:p>
          </table:table-cell>
          <table:table-cell office:value-type="float" office:value="50536" table:formula="of:=MOD(MIN([.$C90]*(COLUMN()-6);65536);65536)" table:style-name="ce1">
            <text:p>50536</text:p>
          </table:table-cell>
          <table:table-cell office:value-type="float" office:value="56853" table:formula="of:=MOD(MIN([.$C90]*(COLUMN()-6);65536);65536)" table:style-name="ce1">
            <text:p>56853</text:p>
          </table:table-cell>
          <table:table-cell office:value-type="float" office:value="63170" table:formula="of:=MOD(MIN([.$C90]*(COLUMN()-6);65536);65536)" table:style-name="ce1">
            <text:p>63170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6248.8500254496294" table:formula="of:=[.$A$1]*(1/2)^((ROW()-2)/64)" table:style-name="ce1">
            <text:p>6248.850025</text:p>
          </table:table-cell>
          <table:table-cell table:style-name="ce1"/>
          <table:table-cell office:value-type="float" office:value="6249" table:formula="of:=ROUND([.A91];0)" table:style-name="ce1">
            <text:p>6249</text:p>
          </table:table-cell>
          <table:table-cell table:style-name="ce1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office:value-type="float" office:value="6249" table:formula="of:=MOD(MIN([.$C91]*(COLUMN()-6);65536);65536)" table:style-name="ce1">
            <text:p>6249</text:p>
          </table:table-cell>
          <table:table-cell office:value-type="float" office:value="12498" table:formula="of:=MOD(MIN([.$C91]*(COLUMN()-6);65536);65536)" table:style-name="ce1">
            <text:p>12498</text:p>
          </table:table-cell>
          <table:table-cell office:value-type="float" office:value="18747" table:formula="of:=MOD(MIN([.$C91]*(COLUMN()-6);65536);65536)" table:style-name="ce1">
            <text:p>18747</text:p>
          </table:table-cell>
          <table:table-cell office:value-type="float" office:value="24996" table:formula="of:=MOD(MIN([.$C91]*(COLUMN()-6);65536);65536)" table:style-name="ce1">
            <text:p>24996</text:p>
          </table:table-cell>
          <table:table-cell office:value-type="float" office:value="31245" table:formula="of:=MOD(MIN([.$C91]*(COLUMN()-6);65536);65536)" table:style-name="ce1">
            <text:p>31245</text:p>
          </table:table-cell>
          <table:table-cell office:value-type="float" office:value="37494" table:formula="of:=MOD(MIN([.$C91]*(COLUMN()-6);65536);65536)" table:style-name="ce1">
            <text:p>37494</text:p>
          </table:table-cell>
          <table:table-cell office:value-type="float" office:value="43743" table:formula="of:=MOD(MIN([.$C91]*(COLUMN()-6);65536);65536)" table:style-name="ce1">
            <text:p>43743</text:p>
          </table:table-cell>
          <table:table-cell office:value-type="float" office:value="49992" table:formula="of:=MOD(MIN([.$C91]*(COLUMN()-6);65536);65536)" table:style-name="ce1">
            <text:p>49992</text:p>
          </table:table-cell>
          <table:table-cell office:value-type="float" office:value="56241" table:formula="of:=MOD(MIN([.$C91]*(COLUMN()-6);65536);65536)" table:style-name="ce1">
            <text:p>56241</text:p>
          </table:table-cell>
          <table:table-cell office:value-type="float" office:value="62490" table:formula="of:=MOD(MIN([.$C91]*(COLUMN()-6);65536);65536)" table:style-name="ce1">
            <text:p>62490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6181.53749542266" table:formula="of:=[.$A$1]*(1/2)^((ROW()-2)/64)" table:style-name="ce1">
            <text:p>6181.537495</text:p>
          </table:table-cell>
          <table:table-cell table:style-name="ce1"/>
          <table:table-cell office:value-type="float" office:value="6182" table:formula="of:=ROUND([.A92];0)" table:style-name="ce1">
            <text:p>6182</text:p>
          </table:table-cell>
          <table:table-cell table:style-name="ce1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office:value-type="float" office:value="6182" table:formula="of:=MOD(MIN([.$C92]*(COLUMN()-6);65536);65536)" table:style-name="ce1">
            <text:p>6182</text:p>
          </table:table-cell>
          <table:table-cell office:value-type="float" office:value="12364" table:formula="of:=MOD(MIN([.$C92]*(COLUMN()-6);65536);65536)" table:style-name="ce1">
            <text:p>12364</text:p>
          </table:table-cell>
          <table:table-cell office:value-type="float" office:value="18546" table:formula="of:=MOD(MIN([.$C92]*(COLUMN()-6);65536);65536)" table:style-name="ce1">
            <text:p>18546</text:p>
          </table:table-cell>
          <table:table-cell office:value-type="float" office:value="24728" table:formula="of:=MOD(MIN([.$C92]*(COLUMN()-6);65536);65536)" table:style-name="ce1">
            <text:p>24728</text:p>
          </table:table-cell>
          <table:table-cell office:value-type="float" office:value="30910" table:formula="of:=MOD(MIN([.$C92]*(COLUMN()-6);65536);65536)" table:style-name="ce1">
            <text:p>30910</text:p>
          </table:table-cell>
          <table:table-cell office:value-type="float" office:value="37092" table:formula="of:=MOD(MIN([.$C92]*(COLUMN()-6);65536);65536)" table:style-name="ce1">
            <text:p>37092</text:p>
          </table:table-cell>
          <table:table-cell office:value-type="float" office:value="43274" table:formula="of:=MOD(MIN([.$C92]*(COLUMN()-6);65536);65536)" table:style-name="ce1">
            <text:p>43274</text:p>
          </table:table-cell>
          <table:table-cell office:value-type="float" office:value="49456" table:formula="of:=MOD(MIN([.$C92]*(COLUMN()-6);65536);65536)" table:style-name="ce1">
            <text:p>49456</text:p>
          </table:table-cell>
          <table:table-cell office:value-type="float" office:value="55638" table:formula="of:=MOD(MIN([.$C92]*(COLUMN()-6);65536);65536)" table:style-name="ce1">
            <text:p>55638</text:p>
          </table:table-cell>
          <table:table-cell office:value-type="float" office:value="61820" table:formula="of:=MOD(MIN([.$C92]*(COLUMN()-6);65536);65536)" table:style-name="ce1">
            <text:p>61820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6114.9500550810208" table:formula="of:=[.$A$1]*(1/2)^((ROW()-2)/64)" table:style-name="ce1">
            <text:p>6114.950055</text:p>
          </table:table-cell>
          <table:table-cell table:style-name="ce1"/>
          <table:table-cell office:value-type="float" office:value="6115" table:formula="of:=ROUND([.A93];0)" table:style-name="ce1">
            <text:p>6115</text:p>
          </table:table-cell>
          <table:table-cell table:style-name="ce1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office:value-type="float" office:value="6115" table:formula="of:=MOD(MIN([.$C93]*(COLUMN()-6);65536);65536)" table:style-name="ce1">
            <text:p>6115</text:p>
          </table:table-cell>
          <table:table-cell office:value-type="float" office:value="12230" table:formula="of:=MOD(MIN([.$C93]*(COLUMN()-6);65536);65536)" table:style-name="ce1">
            <text:p>12230</text:p>
          </table:table-cell>
          <table:table-cell office:value-type="float" office:value="18345" table:formula="of:=MOD(MIN([.$C93]*(COLUMN()-6);65536);65536)" table:style-name="ce1">
            <text:p>18345</text:p>
          </table:table-cell>
          <table:table-cell office:value-type="float" office:value="24460" table:formula="of:=MOD(MIN([.$C93]*(COLUMN()-6);65536);65536)" table:style-name="ce1">
            <text:p>24460</text:p>
          </table:table-cell>
          <table:table-cell office:value-type="float" office:value="30575" table:formula="of:=MOD(MIN([.$C93]*(COLUMN()-6);65536);65536)" table:style-name="ce1">
            <text:p>30575</text:p>
          </table:table-cell>
          <table:table-cell office:value-type="float" office:value="36690" table:formula="of:=MOD(MIN([.$C93]*(COLUMN()-6);65536);65536)" table:style-name="ce1">
            <text:p>36690</text:p>
          </table:table-cell>
          <table:table-cell office:value-type="float" office:value="42805" table:formula="of:=MOD(MIN([.$C93]*(COLUMN()-6);65536);65536)" table:style-name="ce1">
            <text:p>42805</text:p>
          </table:table-cell>
          <table:table-cell office:value-type="float" office:value="48920" table:formula="of:=MOD(MIN([.$C93]*(COLUMN()-6);65536);65536)" table:style-name="ce1">
            <text:p>48920</text:p>
          </table:table-cell>
          <table:table-cell office:value-type="float" office:value="55035" table:formula="of:=MOD(MIN([.$C93]*(COLUMN()-6);65536);65536)" table:style-name="ce1">
            <text:p>55035</text:p>
          </table:table-cell>
          <table:table-cell office:value-type="float" office:value="61150" table:formula="of:=MOD(MIN([.$C93]*(COLUMN()-6);65536);65536)" table:style-name="ce1">
            <text:p>61150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6049.0798937681893" table:formula="of:=[.$A$1]*(1/2)^((ROW()-2)/64)" table:style-name="ce1">
            <text:p>6049.079894</text:p>
          </table:table-cell>
          <table:table-cell table:style-name="ce1"/>
          <table:table-cell office:value-type="float" office:value="6049" table:formula="of:=ROUND([.A94];0)" table:style-name="ce1">
            <text:p>6049</text:p>
          </table:table-cell>
          <table:table-cell table:style-name="ce1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office:value-type="float" office:value="6049" table:formula="of:=MOD(MIN([.$C94]*(COLUMN()-6);65536);65536)" table:style-name="ce1">
            <text:p>6049</text:p>
          </table:table-cell>
          <table:table-cell office:value-type="float" office:value="12098" table:formula="of:=MOD(MIN([.$C94]*(COLUMN()-6);65536);65536)" table:style-name="ce1">
            <text:p>12098</text:p>
          </table:table-cell>
          <table:table-cell office:value-type="float" office:value="18147" table:formula="of:=MOD(MIN([.$C94]*(COLUMN()-6);65536);65536)" table:style-name="ce1">
            <text:p>18147</text:p>
          </table:table-cell>
          <table:table-cell office:value-type="float" office:value="24196" table:formula="of:=MOD(MIN([.$C94]*(COLUMN()-6);65536);65536)" table:style-name="ce1">
            <text:p>24196</text:p>
          </table:table-cell>
          <table:table-cell office:value-type="float" office:value="30245" table:formula="of:=MOD(MIN([.$C94]*(COLUMN()-6);65536);65536)" table:style-name="ce1">
            <text:p>30245</text:p>
          </table:table-cell>
          <table:table-cell office:value-type="float" office:value="36294" table:formula="of:=MOD(MIN([.$C94]*(COLUMN()-6);65536);65536)" table:style-name="ce1">
            <text:p>36294</text:p>
          </table:table-cell>
          <table:table-cell office:value-type="float" office:value="42343" table:formula="of:=MOD(MIN([.$C94]*(COLUMN()-6);65536);65536)" table:style-name="ce1">
            <text:p>42343</text:p>
          </table:table-cell>
          <table:table-cell office:value-type="float" office:value="48392" table:formula="of:=MOD(MIN([.$C94]*(COLUMN()-6);65536);65536)" table:style-name="ce1">
            <text:p>48392</text:p>
          </table:table-cell>
          <table:table-cell office:value-type="float" office:value="54441" table:formula="of:=MOD(MIN([.$C94]*(COLUMN()-6);65536);65536)" table:style-name="ce1">
            <text:p>54441</text:p>
          </table:table-cell>
          <table:table-cell office:value-type="float" office:value="60490" table:formula="of:=MOD(MIN([.$C94]*(COLUMN()-6);65536);65536)" table:style-name="ce1">
            <text:p>60490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983.9192849639294" table:formula="of:=[.$A$1]*(1/2)^((ROW()-2)/64)" table:style-name="ce1">
            <text:p>5983.919285</text:p>
          </table:table-cell>
          <table:table-cell table:style-name="ce1"/>
          <table:table-cell office:value-type="float" office:value="5984" table:formula="of:=ROUND([.A95];0)" table:style-name="ce1">
            <text:p>5984</text:p>
          </table:table-cell>
          <table:table-cell table:style-name="ce1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office:value-type="float" office:value="5984" table:formula="of:=MOD(MIN([.$C95]*(COLUMN()-6);65536);65536)" table:style-name="ce1">
            <text:p>5984</text:p>
          </table:table-cell>
          <table:table-cell office:value-type="float" office:value="11968" table:formula="of:=MOD(MIN([.$C95]*(COLUMN()-6);65536);65536)" table:style-name="ce1">
            <text:p>11968</text:p>
          </table:table-cell>
          <table:table-cell office:value-type="float" office:value="17952" table:formula="of:=MOD(MIN([.$C95]*(COLUMN()-6);65536);65536)" table:style-name="ce1">
            <text:p>17952</text:p>
          </table:table-cell>
          <table:table-cell office:value-type="float" office:value="23936" table:formula="of:=MOD(MIN([.$C95]*(COLUMN()-6);65536);65536)" table:style-name="ce1">
            <text:p>23936</text:p>
          </table:table-cell>
          <table:table-cell office:value-type="float" office:value="29920" table:formula="of:=MOD(MIN([.$C95]*(COLUMN()-6);65536);65536)" table:style-name="ce1">
            <text:p>29920</text:p>
          </table:table-cell>
          <table:table-cell office:value-type="float" office:value="35904" table:formula="of:=MOD(MIN([.$C95]*(COLUMN()-6);65536);65536)" table:style-name="ce1">
            <text:p>35904</text:p>
          </table:table-cell>
          <table:table-cell office:value-type="float" office:value="41888" table:formula="of:=MOD(MIN([.$C95]*(COLUMN()-6);65536);65536)" table:style-name="ce1">
            <text:p>41888</text:p>
          </table:table-cell>
          <table:table-cell office:value-type="float" office:value="47872" table:formula="of:=MOD(MIN([.$C95]*(COLUMN()-6);65536);65536)" table:style-name="ce1">
            <text:p>47872</text:p>
          </table:table-cell>
          <table:table-cell office:value-type="float" office:value="53856" table:formula="of:=MOD(MIN([.$C95]*(COLUMN()-6);65536);65536)" table:style-name="ce1">
            <text:p>53856</text:p>
          </table:table-cell>
          <table:table-cell office:value-type="float" office:value="59840" table:formula="of:=MOD(MIN([.$C95]*(COLUMN()-6);65536);65536)" table:style-name="ce1">
            <text:p>59840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919.4605853779822" table:formula="of:=[.$A$1]*(1/2)^((ROW()-2)/64)" table:style-name="ce1">
            <text:p>5919.460585</text:p>
          </table:table-cell>
          <table:table-cell table:style-name="ce1"/>
          <table:table-cell office:value-type="float" office:value="5919" table:formula="of:=ROUND([.A96];0)" table:style-name="ce1">
            <text:p>5919</text:p>
          </table:table-cell>
          <table:table-cell table:style-name="ce1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office:value-type="float" office:value="5919" table:formula="of:=MOD(MIN([.$C96]*(COLUMN()-6);65536);65536)" table:style-name="ce1">
            <text:p>5919</text:p>
          </table:table-cell>
          <table:table-cell office:value-type="float" office:value="11838" table:formula="of:=MOD(MIN([.$C96]*(COLUMN()-6);65536);65536)" table:style-name="ce1">
            <text:p>11838</text:p>
          </table:table-cell>
          <table:table-cell office:value-type="float" office:value="17757" table:formula="of:=MOD(MIN([.$C96]*(COLUMN()-6);65536);65536)" table:style-name="ce1">
            <text:p>17757</text:p>
          </table:table-cell>
          <table:table-cell office:value-type="float" office:value="23676" table:formula="of:=MOD(MIN([.$C96]*(COLUMN()-6);65536);65536)" table:style-name="ce1">
            <text:p>23676</text:p>
          </table:table-cell>
          <table:table-cell office:value-type="float" office:value="29595" table:formula="of:=MOD(MIN([.$C96]*(COLUMN()-6);65536);65536)" table:style-name="ce1">
            <text:p>29595</text:p>
          </table:table-cell>
          <table:table-cell office:value-type="float" office:value="35514" table:formula="of:=MOD(MIN([.$C96]*(COLUMN()-6);65536);65536)" table:style-name="ce1">
            <text:p>35514</text:p>
          </table:table-cell>
          <table:table-cell office:value-type="float" office:value="41433" table:formula="of:=MOD(MIN([.$C96]*(COLUMN()-6);65536);65536)" table:style-name="ce1">
            <text:p>41433</text:p>
          </table:table-cell>
          <table:table-cell office:value-type="float" office:value="47352" table:formula="of:=MOD(MIN([.$C96]*(COLUMN()-6);65536);65536)" table:style-name="ce1">
            <text:p>47352</text:p>
          </table:table-cell>
          <table:table-cell office:value-type="float" office:value="53271" table:formula="of:=MOD(MIN([.$C96]*(COLUMN()-6);65536);65536)" table:style-name="ce1">
            <text:p>53271</text:p>
          </table:table-cell>
          <table:table-cell office:value-type="float" office:value="59190" table:formula="of:=MOD(MIN([.$C96]*(COLUMN()-6);65536);65536)" table:style-name="ce1">
            <text:p>59190</text:p>
          </table:table-cell>
          <table:table-cell office:value-type="float" office:value="65109" table:formula="of:=MOD(MIN([.$C96]*(COLUMN()-6);65536);65536)" table:style-name="ce1">
            <text:p>65109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855.6962340535101" table:formula="of:=[.$A$1]*(1/2)^((ROW()-2)/64)" table:style-name="ce1">
            <text:p>5855.696234</text:p>
          </table:table-cell>
          <table:table-cell table:style-name="ce1"/>
          <table:table-cell office:value-type="float" office:value="5856" table:formula="of:=ROUND([.A97];0)" table:style-name="ce1">
            <text:p>5856</text:p>
          </table:table-cell>
          <table:table-cell table:style-name="ce1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office:value-type="float" office:value="5856" table:formula="of:=MOD(MIN([.$C97]*(COLUMN()-6);65536);65536)" table:style-name="ce1">
            <text:p>5856</text:p>
          </table:table-cell>
          <table:table-cell office:value-type="float" office:value="11712" table:formula="of:=MOD(MIN([.$C97]*(COLUMN()-6);65536);65536)" table:style-name="ce1">
            <text:p>11712</text:p>
          </table:table-cell>
          <table:table-cell office:value-type="float" office:value="17568" table:formula="of:=MOD(MIN([.$C97]*(COLUMN()-6);65536);65536)" table:style-name="ce1">
            <text:p>17568</text:p>
          </table:table-cell>
          <table:table-cell office:value-type="float" office:value="23424" table:formula="of:=MOD(MIN([.$C97]*(COLUMN()-6);65536);65536)" table:style-name="ce1">
            <text:p>23424</text:p>
          </table:table-cell>
          <table:table-cell office:value-type="float" office:value="29280" table:formula="of:=MOD(MIN([.$C97]*(COLUMN()-6);65536);65536)" table:style-name="ce1">
            <text:p>29280</text:p>
          </table:table-cell>
          <table:table-cell office:value-type="float" office:value="35136" table:formula="of:=MOD(MIN([.$C97]*(COLUMN()-6);65536);65536)" table:style-name="ce1">
            <text:p>35136</text:p>
          </table:table-cell>
          <table:table-cell office:value-type="float" office:value="40992" table:formula="of:=MOD(MIN([.$C97]*(COLUMN()-6);65536);65536)" table:style-name="ce1">
            <text:p>40992</text:p>
          </table:table-cell>
          <table:table-cell office:value-type="float" office:value="46848" table:formula="of:=MOD(MIN([.$C97]*(COLUMN()-6);65536);65536)" table:style-name="ce1">
            <text:p>46848</text:p>
          </table:table-cell>
          <table:table-cell office:value-type="float" office:value="52704" table:formula="of:=MOD(MIN([.$C97]*(COLUMN()-6);65536);65536)" table:style-name="ce1">
            <text:p>52704</text:p>
          </table:table-cell>
          <table:table-cell office:value-type="float" office:value="58560" table:formula="of:=MOD(MIN([.$C97]*(COLUMN()-6);65536);65536)" table:style-name="ce1">
            <text:p>58560</text:p>
          </table:table-cell>
          <table:table-cell office:value-type="float" office:value="64416" table:formula="of:=MOD(MIN([.$C97]*(COLUMN()-6);65536);65536)" table:style-name="ce1">
            <text:p>64416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792.6187514801977" table:formula="of:=[.$A$1]*(1/2)^((ROW()-2)/64)" table:style-name="ce1">
            <text:p>5792.618751</text:p>
          </table:table-cell>
          <table:table-cell table:style-name="ce1"/>
          <table:table-cell office:value-type="float" office:value="5793" table:formula="of:=ROUND([.A98];0)" table:style-name="ce1">
            <text:p>5793</text:p>
          </table:table-cell>
          <table:table-cell table:style-name="ce1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office:value-type="float" office:value="5793" table:formula="of:=MOD(MIN([.$C98]*(COLUMN()-6);65536);65536)" table:style-name="ce1">
            <text:p>5793</text:p>
          </table:table-cell>
          <table:table-cell office:value-type="float" office:value="11586" table:formula="of:=MOD(MIN([.$C98]*(COLUMN()-6);65536);65536)" table:style-name="ce1">
            <text:p>11586</text:p>
          </table:table-cell>
          <table:table-cell office:value-type="float" office:value="17379" table:formula="of:=MOD(MIN([.$C98]*(COLUMN()-6);65536);65536)" table:style-name="ce1">
            <text:p>17379</text:p>
          </table:table-cell>
          <table:table-cell office:value-type="float" office:value="23172" table:formula="of:=MOD(MIN([.$C98]*(COLUMN()-6);65536);65536)" table:style-name="ce1">
            <text:p>23172</text:p>
          </table:table-cell>
          <table:table-cell office:value-type="float" office:value="28965" table:formula="of:=MOD(MIN([.$C98]*(COLUMN()-6);65536);65536)" table:style-name="ce1">
            <text:p>28965</text:p>
          </table:table-cell>
          <table:table-cell office:value-type="float" office:value="34758" table:formula="of:=MOD(MIN([.$C98]*(COLUMN()-6);65536);65536)" table:style-name="ce1">
            <text:p>34758</text:p>
          </table:table-cell>
          <table:table-cell office:value-type="float" office:value="40551" table:formula="of:=MOD(MIN([.$C98]*(COLUMN()-6);65536);65536)" table:style-name="ce1">
            <text:p>40551</text:p>
          </table:table-cell>
          <table:table-cell office:value-type="float" office:value="46344" table:formula="of:=MOD(MIN([.$C98]*(COLUMN()-6);65536);65536)" table:style-name="ce1">
            <text:p>46344</text:p>
          </table:table-cell>
          <table:table-cell office:value-type="float" office:value="52137" table:formula="of:=MOD(MIN([.$C98]*(COLUMN()-6);65536);65536)" table:style-name="ce1">
            <text:p>52137</text:p>
          </table:table-cell>
          <table:table-cell office:value-type="float" office:value="57930" table:formula="of:=MOD(MIN([.$C98]*(COLUMN()-6);65536);65536)" table:style-name="ce1">
            <text:p>57930</text:p>
          </table:table-cell>
          <table:table-cell office:value-type="float" office:value="63723" table:formula="of:=MOD(MIN([.$C98]*(COLUMN()-6);65536);65536)" table:style-name="ce1">
            <text:p>63723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730.2207387169228" table:formula="of:=[.$A$1]*(1/2)^((ROW()-2)/64)" table:style-name="ce1">
            <text:p>5730.220739</text:p>
          </table:table-cell>
          <table:table-cell table:style-name="ce1"/>
          <table:table-cell office:value-type="float" office:value="5730" table:formula="of:=ROUND([.A99];0)" table:style-name="ce1">
            <text:p>5730</text:p>
          </table:table-cell>
          <table:table-cell table:style-name="ce1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office:value-type="float" office:value="5730" table:formula="of:=MOD(MIN([.$C99]*(COLUMN()-6);65536);65536)" table:style-name="ce1">
            <text:p>5730</text:p>
          </table:table-cell>
          <table:table-cell office:value-type="float" office:value="11460" table:formula="of:=MOD(MIN([.$C99]*(COLUMN()-6);65536);65536)" table:style-name="ce1">
            <text:p>11460</text:p>
          </table:table-cell>
          <table:table-cell office:value-type="float" office:value="17190" table:formula="of:=MOD(MIN([.$C99]*(COLUMN()-6);65536);65536)" table:style-name="ce1">
            <text:p>17190</text:p>
          </table:table-cell>
          <table:table-cell office:value-type="float" office:value="22920" table:formula="of:=MOD(MIN([.$C99]*(COLUMN()-6);65536);65536)" table:style-name="ce1">
            <text:p>22920</text:p>
          </table:table-cell>
          <table:table-cell office:value-type="float" office:value="28650" table:formula="of:=MOD(MIN([.$C99]*(COLUMN()-6);65536);65536)" table:style-name="ce1">
            <text:p>28650</text:p>
          </table:table-cell>
          <table:table-cell office:value-type="float" office:value="34380" table:formula="of:=MOD(MIN([.$C99]*(COLUMN()-6);65536);65536)" table:style-name="ce1">
            <text:p>34380</text:p>
          </table:table-cell>
          <table:table-cell office:value-type="float" office:value="40110" table:formula="of:=MOD(MIN([.$C99]*(COLUMN()-6);65536);65536)" table:style-name="ce1">
            <text:p>40110</text:p>
          </table:table-cell>
          <table:table-cell office:value-type="float" office:value="45840" table:formula="of:=MOD(MIN([.$C99]*(COLUMN()-6);65536);65536)" table:style-name="ce1">
            <text:p>45840</text:p>
          </table:table-cell>
          <table:table-cell office:value-type="float" office:value="51570" table:formula="of:=MOD(MIN([.$C99]*(COLUMN()-6);65536);65536)" table:style-name="ce1">
            <text:p>51570</text:p>
          </table:table-cell>
          <table:table-cell office:value-type="float" office:value="57300" table:formula="of:=MOD(MIN([.$C99]*(COLUMN()-6);65536);65536)" table:style-name="ce1">
            <text:p>57300</text:p>
          </table:table-cell>
          <table:table-cell office:value-type="float" office:value="63030" table:formula="of:=MOD(MIN([.$C99]*(COLUMN()-6);65536);65536)" table:style-name="ce1">
            <text:p>63030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668.494876523856" table:formula="of:=[.$A$1]*(1/2)^((ROW()-2)/64)" table:style-name="ce1">
            <text:p>5668.494877</text:p>
          </table:table-cell>
          <table:table-cell table:style-name="ce1"/>
          <table:table-cell office:value-type="float" office:value="5668" table:formula="of:=ROUND([.A100];0)" table:style-name="ce1">
            <text:p>5668</text:p>
          </table:table-cell>
          <table:table-cell table:style-name="ce1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office:value-type="float" office:value="5668" table:formula="of:=MOD(MIN([.$C100]*(COLUMN()-6);65536);65536)" table:style-name="ce1">
            <text:p>5668</text:p>
          </table:table-cell>
          <table:table-cell office:value-type="float" office:value="11336" table:formula="of:=MOD(MIN([.$C100]*(COLUMN()-6);65536);65536)" table:style-name="ce1">
            <text:p>11336</text:p>
          </table:table-cell>
          <table:table-cell office:value-type="float" office:value="17004" table:formula="of:=MOD(MIN([.$C100]*(COLUMN()-6);65536);65536)" table:style-name="ce1">
            <text:p>17004</text:p>
          </table:table-cell>
          <table:table-cell office:value-type="float" office:value="22672" table:formula="of:=MOD(MIN([.$C100]*(COLUMN()-6);65536);65536)" table:style-name="ce1">
            <text:p>22672</text:p>
          </table:table-cell>
          <table:table-cell office:value-type="float" office:value="28340" table:formula="of:=MOD(MIN([.$C100]*(COLUMN()-6);65536);65536)" table:style-name="ce1">
            <text:p>28340</text:p>
          </table:table-cell>
          <table:table-cell office:value-type="float" office:value="34008" table:formula="of:=MOD(MIN([.$C100]*(COLUMN()-6);65536);65536)" table:style-name="ce1">
            <text:p>34008</text:p>
          </table:table-cell>
          <table:table-cell office:value-type="float" office:value="39676" table:formula="of:=MOD(MIN([.$C100]*(COLUMN()-6);65536);65536)" table:style-name="ce1">
            <text:p>39676</text:p>
          </table:table-cell>
          <table:table-cell office:value-type="float" office:value="45344" table:formula="of:=MOD(MIN([.$C100]*(COLUMN()-6);65536);65536)" table:style-name="ce1">
            <text:p>45344</text:p>
          </table:table-cell>
          <table:table-cell office:value-type="float" office:value="51012" table:formula="of:=MOD(MIN([.$C100]*(COLUMN()-6);65536);65536)" table:style-name="ce1">
            <text:p>51012</text:p>
          </table:table-cell>
          <table:table-cell office:value-type="float" office:value="56680" table:formula="of:=MOD(MIN([.$C100]*(COLUMN()-6);65536);65536)" table:style-name="ce1">
            <text:p>56680</text:p>
          </table:table-cell>
          <table:table-cell office:value-type="float" office:value="62348" table:formula="of:=MOD(MIN([.$C100]*(COLUMN()-6);65536);65536)" table:style-name="ce1">
            <text:p>62348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607.4339245039228" table:formula="of:=[.$A$1]*(1/2)^((ROW()-2)/64)" table:style-name="ce1">
            <text:p>5607.433925</text:p>
          </table:table-cell>
          <table:table-cell table:style-name="ce1"/>
          <table:table-cell office:value-type="float" office:value="5607" table:formula="of:=ROUND([.A101];0)" table:style-name="ce1">
            <text:p>5607</text:p>
          </table:table-cell>
          <table:table-cell table:style-name="ce1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office:value-type="float" office:value="5607" table:formula="of:=MOD(MIN([.$C101]*(COLUMN()-6);65536);65536)" table:style-name="ce1">
            <text:p>5607</text:p>
          </table:table-cell>
          <table:table-cell office:value-type="float" office:value="11214" table:formula="of:=MOD(MIN([.$C101]*(COLUMN()-6);65536);65536)" table:style-name="ce1">
            <text:p>11214</text:p>
          </table:table-cell>
          <table:table-cell office:value-type="float" office:value="16821" table:formula="of:=MOD(MIN([.$C101]*(COLUMN()-6);65536);65536)" table:style-name="ce1">
            <text:p>16821</text:p>
          </table:table-cell>
          <table:table-cell office:value-type="float" office:value="22428" table:formula="of:=MOD(MIN([.$C101]*(COLUMN()-6);65536);65536)" table:style-name="ce1">
            <text:p>22428</text:p>
          </table:table-cell>
          <table:table-cell office:value-type="float" office:value="28035" table:formula="of:=MOD(MIN([.$C101]*(COLUMN()-6);65536);65536)" table:style-name="ce1">
            <text:p>28035</text:p>
          </table:table-cell>
          <table:table-cell office:value-type="float" office:value="33642" table:formula="of:=MOD(MIN([.$C101]*(COLUMN()-6);65536);65536)" table:style-name="ce1">
            <text:p>33642</text:p>
          </table:table-cell>
          <table:table-cell office:value-type="float" office:value="39249" table:formula="of:=MOD(MIN([.$C101]*(COLUMN()-6);65536);65536)" table:style-name="ce1">
            <text:p>39249</text:p>
          </table:table-cell>
          <table:table-cell office:value-type="float" office:value="44856" table:formula="of:=MOD(MIN([.$C101]*(COLUMN()-6);65536);65536)" table:style-name="ce1">
            <text:p>44856</text:p>
          </table:table-cell>
          <table:table-cell office:value-type="float" office:value="50463" table:formula="of:=MOD(MIN([.$C101]*(COLUMN()-6);65536);65536)" table:style-name="ce1">
            <text:p>50463</text:p>
          </table:table-cell>
          <table:table-cell office:value-type="float" office:value="56070" table:formula="of:=MOD(MIN([.$C101]*(COLUMN()-6);65536);65536)" table:style-name="ce1">
            <text:p>56070</text:p>
          </table:table-cell>
          <table:table-cell office:value-type="float" office:value="61677" table:formula="of:=MOD(MIN([.$C101]*(COLUMN()-6);65536);65536)" table:style-name="ce1">
            <text:p>61677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547.0307202535123" table:formula="of:=[.$A$1]*(1/2)^((ROW()-2)/64)" table:style-name="ce1">
            <text:p>5547.03072</text:p>
          </table:table-cell>
          <table:table-cell table:style-name="ce1"/>
          <table:table-cell office:value-type="float" office:value="5547" table:formula="of:=ROUND([.A102];0)" table:style-name="ce1">
            <text:p>5547</text:p>
          </table:table-cell>
          <table:table-cell table:style-name="ce1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office:value-type="float" office:value="5547" table:formula="of:=MOD(MIN([.$C102]*(COLUMN()-6);65536);65536)" table:style-name="ce1">
            <text:p>5547</text:p>
          </table:table-cell>
          <table:table-cell office:value-type="float" office:value="11094" table:formula="of:=MOD(MIN([.$C102]*(COLUMN()-6);65536);65536)" table:style-name="ce1">
            <text:p>11094</text:p>
          </table:table-cell>
          <table:table-cell office:value-type="float" office:value="16641" table:formula="of:=MOD(MIN([.$C102]*(COLUMN()-6);65536);65536)" table:style-name="ce1">
            <text:p>16641</text:p>
          </table:table-cell>
          <table:table-cell office:value-type="float" office:value="22188" table:formula="of:=MOD(MIN([.$C102]*(COLUMN()-6);65536);65536)" table:style-name="ce1">
            <text:p>22188</text:p>
          </table:table-cell>
          <table:table-cell office:value-type="float" office:value="27735" table:formula="of:=MOD(MIN([.$C102]*(COLUMN()-6);65536);65536)" table:style-name="ce1">
            <text:p>27735</text:p>
          </table:table-cell>
          <table:table-cell office:value-type="float" office:value="33282" table:formula="of:=MOD(MIN([.$C102]*(COLUMN()-6);65536);65536)" table:style-name="ce1">
            <text:p>33282</text:p>
          </table:table-cell>
          <table:table-cell office:value-type="float" office:value="38829" table:formula="of:=MOD(MIN([.$C102]*(COLUMN()-6);65536);65536)" table:style-name="ce1">
            <text:p>38829</text:p>
          </table:table-cell>
          <table:table-cell office:value-type="float" office:value="44376" table:formula="of:=MOD(MIN([.$C102]*(COLUMN()-6);65536);65536)" table:style-name="ce1">
            <text:p>44376</text:p>
          </table:table-cell>
          <table:table-cell office:value-type="float" office:value="49923" table:formula="of:=MOD(MIN([.$C102]*(COLUMN()-6);65536);65536)" table:style-name="ce1">
            <text:p>49923</text:p>
          </table:table-cell>
          <table:table-cell office:value-type="float" office:value="55470" table:formula="of:=MOD(MIN([.$C102]*(COLUMN()-6);65536);65536)" table:style-name="ce1">
            <text:p>55470</text:p>
          </table:table-cell>
          <table:table-cell office:value-type="float" office:value="61017" table:formula="of:=MOD(MIN([.$C102]*(COLUMN()-6);65536);65536)" table:style-name="ce1">
            <text:p>61017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487.2781785223287" table:formula="of:=[.$A$1]*(1/2)^((ROW()-2)/64)" table:style-name="ce1">
            <text:p>5487.278179</text:p>
          </table:table-cell>
          <table:table-cell table:style-name="ce1"/>
          <table:table-cell office:value-type="float" office:value="5487" table:formula="of:=ROUND([.A103];0)" table:style-name="ce1">
            <text:p>5487</text:p>
          </table:table-cell>
          <table:table-cell table:style-name="ce1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office:value-type="float" office:value="5487" table:formula="of:=MOD(MIN([.$C103]*(COLUMN()-6);65536);65536)" table:style-name="ce1">
            <text:p>5487</text:p>
          </table:table-cell>
          <table:table-cell office:value-type="float" office:value="10974" table:formula="of:=MOD(MIN([.$C103]*(COLUMN()-6);65536);65536)" table:style-name="ce1">
            <text:p>10974</text:p>
          </table:table-cell>
          <table:table-cell office:value-type="float" office:value="16461" table:formula="of:=MOD(MIN([.$C103]*(COLUMN()-6);65536);65536)" table:style-name="ce1">
            <text:p>16461</text:p>
          </table:table-cell>
          <table:table-cell office:value-type="float" office:value="21948" table:formula="of:=MOD(MIN([.$C103]*(COLUMN()-6);65536);65536)" table:style-name="ce1">
            <text:p>21948</text:p>
          </table:table-cell>
          <table:table-cell office:value-type="float" office:value="27435" table:formula="of:=MOD(MIN([.$C103]*(COLUMN()-6);65536);65536)" table:style-name="ce1">
            <text:p>27435</text:p>
          </table:table-cell>
          <table:table-cell office:value-type="float" office:value="32922" table:formula="of:=MOD(MIN([.$C103]*(COLUMN()-6);65536);65536)" table:style-name="ce1">
            <text:p>32922</text:p>
          </table:table-cell>
          <table:table-cell office:value-type="float" office:value="38409" table:formula="of:=MOD(MIN([.$C103]*(COLUMN()-6);65536);65536)" table:style-name="ce1">
            <text:p>38409</text:p>
          </table:table-cell>
          <table:table-cell office:value-type="float" office:value="43896" table:formula="of:=MOD(MIN([.$C103]*(COLUMN()-6);65536);65536)" table:style-name="ce1">
            <text:p>43896</text:p>
          </table:table-cell>
          <table:table-cell office:value-type="float" office:value="49383" table:formula="of:=MOD(MIN([.$C103]*(COLUMN()-6);65536);65536)" table:style-name="ce1">
            <text:p>49383</text:p>
          </table:table-cell>
          <table:table-cell office:value-type="float" office:value="54870" table:formula="of:=MOD(MIN([.$C103]*(COLUMN()-6);65536);65536)" table:style-name="ce1">
            <text:p>54870</text:p>
          </table:table-cell>
          <table:table-cell office:value-type="float" office:value="60357" table:formula="of:=MOD(MIN([.$C103]*(COLUMN()-6);65536);65536)" table:style-name="ce1">
            <text:p>60357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428.1692903823014" table:formula="of:=[.$A$1]*(1/2)^((ROW()-2)/64)" table:style-name="ce1">
            <text:p>5428.16929</text:p>
          </table:table-cell>
          <table:table-cell table:style-name="ce1"/>
          <table:table-cell office:value-type="float" office:value="5428" table:formula="of:=ROUND([.A104];0)" table:style-name="ce1">
            <text:p>5428</text:p>
          </table:table-cell>
          <table:table-cell table:style-name="ce1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MOD(MIN([.$C104]*(COLUMN()-6);65536);65536)" table:style-name="ce1">
            <text:p>0</text:p>
          </table:table-cell>
          <table:table-cell office:value-type="float" office:value="5428" table:formula="of:=MOD(MIN([.$C104]*(COLUMN()-6);65536);65536)" table:style-name="ce1">
            <text:p>5428</text:p>
          </table:table-cell>
          <table:table-cell office:value-type="float" office:value="10856" table:formula="of:=MOD(MIN([.$C104]*(COLUMN()-6);65536);65536)" table:style-name="ce1">
            <text:p>10856</text:p>
          </table:table-cell>
          <table:table-cell office:value-type="float" office:value="16284" table:formula="of:=MOD(MIN([.$C104]*(COLUMN()-6);65536);65536)" table:style-name="ce1">
            <text:p>16284</text:p>
          </table:table-cell>
          <table:table-cell office:value-type="float" office:value="21712" table:formula="of:=MOD(MIN([.$C104]*(COLUMN()-6);65536);65536)" table:style-name="ce1">
            <text:p>21712</text:p>
          </table:table-cell>
          <table:table-cell office:value-type="float" office:value="27140" table:formula="of:=MOD(MIN([.$C104]*(COLUMN()-6);65536);65536)" table:style-name="ce1">
            <text:p>27140</text:p>
          </table:table-cell>
          <table:table-cell office:value-type="float" office:value="32568" table:formula="of:=MOD(MIN([.$C104]*(COLUMN()-6);65536);65536)" table:style-name="ce1">
            <text:p>32568</text:p>
          </table:table-cell>
          <table:table-cell office:value-type="float" office:value="37996" table:formula="of:=MOD(MIN([.$C104]*(COLUMN()-6);65536);65536)" table:style-name="ce1">
            <text:p>37996</text:p>
          </table:table-cell>
          <table:table-cell office:value-type="float" office:value="43424" table:formula="of:=MOD(MIN([.$C104]*(COLUMN()-6);65536);65536)" table:style-name="ce1">
            <text:p>43424</text:p>
          </table:table-cell>
          <table:table-cell office:value-type="float" office:value="48852" table:formula="of:=MOD(MIN([.$C104]*(COLUMN()-6);65536);65536)" table:style-name="ce1">
            <text:p>48852</text:p>
          </table:table-cell>
          <table:table-cell office:value-type="float" office:value="54280" table:formula="of:=MOD(MIN([.$C104]*(COLUMN()-6);65536);65536)" table:style-name="ce1">
            <text:p>54280</text:p>
          </table:table-cell>
          <table:table-cell office:value-type="float" office:value="59708" table:formula="of:=MOD(MIN([.$C104]*(COLUMN()-6);65536);65536)" table:style-name="ce1">
            <text:p>59708</text:p>
          </table:table-cell>
          <table:table-cell office:value-type="float" office:value="65136" table:formula="of:=MOD(MIN([.$C104]*(COLUMN()-6);65536);65536)" table:style-name="ce1">
            <text:p>65136</text:p>
          </table:table-cell>
          <table:table-cell office:value-type="float" office:value="0" table:formula="of:=MOD(MIN([.$C104]*(COLUMN()-6);65536);65536)" table:style-name="ce1">
            <text:p>0</text:p>
          </table:table-cell>
          <table:table-cell office:value-type="float" office:value="0" table:formula="of:=MOD(MIN([.$C104]*(COLUMN()-6);65536);65536)" table:style-name="ce1">
            <text:p>0</text:p>
          </table:table-cell>
          <table:table-cell office:value-type="float" office:value="0" table:formula="of:=MOD(MIN([.$C104]*(COLUMN()-6);65536);65536)" table:style-name="ce1">
            <text:p>0</text:p>
          </table:table-cell>
          <table:table-cell office:value-type="float" office:value="0" table:formula="of:=MOD(MIN([.$C104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369.697122405435" table:formula="of:=[.$A$1]*(1/2)^((ROW()-2)/64)" table:style-name="ce1">
            <text:p>5369.697122</text:p>
          </table:table-cell>
          <table:table-cell table:style-name="ce1"/>
          <table:table-cell office:value-type="float" office:value="5370" table:formula="of:=ROUND([.A105];0)" table:style-name="ce1">
            <text:p>5370</text:p>
          </table:table-cell>
          <table:table-cell table:style-name="ce1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MOD(MIN([.$C105]*(COLUMN()-6);65536);65536)" table:style-name="ce1">
            <text:p>0</text:p>
          </table:table-cell>
          <table:table-cell office:value-type="float" office:value="5370" table:formula="of:=MOD(MIN([.$C105]*(COLUMN()-6);65536);65536)" table:style-name="ce1">
            <text:p>5370</text:p>
          </table:table-cell>
          <table:table-cell office:value-type="float" office:value="10740" table:formula="of:=MOD(MIN([.$C105]*(COLUMN()-6);65536);65536)" table:style-name="ce1">
            <text:p>10740</text:p>
          </table:table-cell>
          <table:table-cell office:value-type="float" office:value="16110" table:formula="of:=MOD(MIN([.$C105]*(COLUMN()-6);65536);65536)" table:style-name="ce1">
            <text:p>16110</text:p>
          </table:table-cell>
          <table:table-cell office:value-type="float" office:value="21480" table:formula="of:=MOD(MIN([.$C105]*(COLUMN()-6);65536);65536)" table:style-name="ce1">
            <text:p>21480</text:p>
          </table:table-cell>
          <table:table-cell office:value-type="float" office:value="26850" table:formula="of:=MOD(MIN([.$C105]*(COLUMN()-6);65536);65536)" table:style-name="ce1">
            <text:p>26850</text:p>
          </table:table-cell>
          <table:table-cell office:value-type="float" office:value="32220" table:formula="of:=MOD(MIN([.$C105]*(COLUMN()-6);65536);65536)" table:style-name="ce1">
            <text:p>32220</text:p>
          </table:table-cell>
          <table:table-cell office:value-type="float" office:value="37590" table:formula="of:=MOD(MIN([.$C105]*(COLUMN()-6);65536);65536)" table:style-name="ce1">
            <text:p>37590</text:p>
          </table:table-cell>
          <table:table-cell office:value-type="float" office:value="42960" table:formula="of:=MOD(MIN([.$C105]*(COLUMN()-6);65536);65536)" table:style-name="ce1">
            <text:p>42960</text:p>
          </table:table-cell>
          <table:table-cell office:value-type="float" office:value="48330" table:formula="of:=MOD(MIN([.$C105]*(COLUMN()-6);65536);65536)" table:style-name="ce1">
            <text:p>48330</text:p>
          </table:table-cell>
          <table:table-cell office:value-type="float" office:value="53700" table:formula="of:=MOD(MIN([.$C105]*(COLUMN()-6);65536);65536)" table:style-name="ce1">
            <text:p>53700</text:p>
          </table:table-cell>
          <table:table-cell office:value-type="float" office:value="59070" table:formula="of:=MOD(MIN([.$C105]*(COLUMN()-6);65536);65536)" table:style-name="ce1">
            <text:p>59070</text:p>
          </table:table-cell>
          <table:table-cell office:value-type="float" office:value="64440" table:formula="of:=MOD(MIN([.$C105]*(COLUMN()-6);65536);65536)" table:style-name="ce1">
            <text:p>64440</text:p>
          </table:table-cell>
          <table:table-cell office:value-type="float" office:value="0" table:formula="of:=MOD(MIN([.$C105]*(COLUMN()-6);65536);65536)" table:style-name="ce1">
            <text:p>0</text:p>
          </table:table-cell>
          <table:table-cell office:value-type="float" office:value="0" table:formula="of:=MOD(MIN([.$C105]*(COLUMN()-6);65536);65536)" table:style-name="ce1">
            <text:p>0</text:p>
          </table:table-cell>
          <table:table-cell office:value-type="float" office:value="0" table:formula="of:=MOD(MIN([.$C105]*(COLUMN()-6);65536);65536)" table:style-name="ce1">
            <text:p>0</text:p>
          </table:table-cell>
          <table:table-cell office:value-type="float" office:value="0" table:formula="of:=MOD(MIN([.$C105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311.8548158505364" table:formula="of:=[.$A$1]*(1/2)^((ROW()-2)/64)" table:style-name="ce1">
            <text:p>5311.854816</text:p>
          </table:table-cell>
          <table:table-cell table:style-name="ce1"/>
          <table:table-cell office:value-type="float" office:value="5312" table:formula="of:=ROUND([.A106];0)" table:style-name="ce1">
            <text:p>5312</text:p>
          </table:table-cell>
          <table:table-cell table:style-name="ce1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MOD(MIN([.$C106]*(COLUMN()-6);65536);65536)" table:style-name="ce1">
            <text:p>0</text:p>
          </table:table-cell>
          <table:table-cell office:value-type="float" office:value="5312" table:formula="of:=MOD(MIN([.$C106]*(COLUMN()-6);65536);65536)" table:style-name="ce1">
            <text:p>5312</text:p>
          </table:table-cell>
          <table:table-cell office:value-type="float" office:value="10624" table:formula="of:=MOD(MIN([.$C106]*(COLUMN()-6);65536);65536)" table:style-name="ce1">
            <text:p>10624</text:p>
          </table:table-cell>
          <table:table-cell office:value-type="float" office:value="15936" table:formula="of:=MOD(MIN([.$C106]*(COLUMN()-6);65536);65536)" table:style-name="ce1">
            <text:p>15936</text:p>
          </table:table-cell>
          <table:table-cell office:value-type="float" office:value="21248" table:formula="of:=MOD(MIN([.$C106]*(COLUMN()-6);65536);65536)" table:style-name="ce1">
            <text:p>21248</text:p>
          </table:table-cell>
          <table:table-cell office:value-type="float" office:value="26560" table:formula="of:=MOD(MIN([.$C106]*(COLUMN()-6);65536);65536)" table:style-name="ce1">
            <text:p>26560</text:p>
          </table:table-cell>
          <table:table-cell office:value-type="float" office:value="31872" table:formula="of:=MOD(MIN([.$C106]*(COLUMN()-6);65536);65536)" table:style-name="ce1">
            <text:p>31872</text:p>
          </table:table-cell>
          <table:table-cell office:value-type="float" office:value="37184" table:formula="of:=MOD(MIN([.$C106]*(COLUMN()-6);65536);65536)" table:style-name="ce1">
            <text:p>37184</text:p>
          </table:table-cell>
          <table:table-cell office:value-type="float" office:value="42496" table:formula="of:=MOD(MIN([.$C106]*(COLUMN()-6);65536);65536)" table:style-name="ce1">
            <text:p>42496</text:p>
          </table:table-cell>
          <table:table-cell office:value-type="float" office:value="47808" table:formula="of:=MOD(MIN([.$C106]*(COLUMN()-6);65536);65536)" table:style-name="ce1">
            <text:p>47808</text:p>
          </table:table-cell>
          <table:table-cell office:value-type="float" office:value="53120" table:formula="of:=MOD(MIN([.$C106]*(COLUMN()-6);65536);65536)" table:style-name="ce1">
            <text:p>53120</text:p>
          </table:table-cell>
          <table:table-cell office:value-type="float" office:value="58432" table:formula="of:=MOD(MIN([.$C106]*(COLUMN()-6);65536);65536)" table:style-name="ce1">
            <text:p>58432</text:p>
          </table:table-cell>
          <table:table-cell office:value-type="float" office:value="63744" table:formula="of:=MOD(MIN([.$C106]*(COLUMN()-6);65536);65536)" table:style-name="ce1">
            <text:p>63744</text:p>
          </table:table-cell>
          <table:table-cell office:value-type="float" office:value="0" table:formula="of:=MOD(MIN([.$C106]*(COLUMN()-6);65536);65536)" table:style-name="ce1">
            <text:p>0</text:p>
          </table:table-cell>
          <table:table-cell office:value-type="float" office:value="0" table:formula="of:=MOD(MIN([.$C106]*(COLUMN()-6);65536);65536)" table:style-name="ce1">
            <text:p>0</text:p>
          </table:table-cell>
          <table:table-cell office:value-type="float" office:value="0" table:formula="of:=MOD(MIN([.$C106]*(COLUMN()-6);65536);65536)" table:style-name="ce1">
            <text:p>0</text:p>
          </table:table-cell>
          <table:table-cell office:value-type="float" office:value="0" table:formula="of:=MOD(MIN([.$C106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254.6355858586758" table:formula="of:=[.$A$1]*(1/2)^((ROW()-2)/64)" table:style-name="ce1">
            <text:p>5254.635586</text:p>
          </table:table-cell>
          <table:table-cell table:style-name="ce1"/>
          <table:table-cell office:value-type="float" office:value="5255" table:formula="of:=ROUND([.A107];0)" table:style-name="ce1">
            <text:p>5255</text:p>
          </table:table-cell>
          <table:table-cell table:style-name="ce1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MOD(MIN([.$C107]*(COLUMN()-6);65536);65536)" table:style-name="ce1">
            <text:p>0</text:p>
          </table:table-cell>
          <table:table-cell office:value-type="float" office:value="5255" table:formula="of:=MOD(MIN([.$C107]*(COLUMN()-6);65536);65536)" table:style-name="ce1">
            <text:p>5255</text:p>
          </table:table-cell>
          <table:table-cell office:value-type="float" office:value="10510" table:formula="of:=MOD(MIN([.$C107]*(COLUMN()-6);65536);65536)" table:style-name="ce1">
            <text:p>10510</text:p>
          </table:table-cell>
          <table:table-cell office:value-type="float" office:value="15765" table:formula="of:=MOD(MIN([.$C107]*(COLUMN()-6);65536);65536)" table:style-name="ce1">
            <text:p>15765</text:p>
          </table:table-cell>
          <table:table-cell office:value-type="float" office:value="21020" table:formula="of:=MOD(MIN([.$C107]*(COLUMN()-6);65536);65536)" table:style-name="ce1">
            <text:p>21020</text:p>
          </table:table-cell>
          <table:table-cell office:value-type="float" office:value="26275" table:formula="of:=MOD(MIN([.$C107]*(COLUMN()-6);65536);65536)" table:style-name="ce1">
            <text:p>26275</text:p>
          </table:table-cell>
          <table:table-cell office:value-type="float" office:value="31530" table:formula="of:=MOD(MIN([.$C107]*(COLUMN()-6);65536);65536)" table:style-name="ce1">
            <text:p>31530</text:p>
          </table:table-cell>
          <table:table-cell office:value-type="float" office:value="36785" table:formula="of:=MOD(MIN([.$C107]*(COLUMN()-6);65536);65536)" table:style-name="ce1">
            <text:p>36785</text:p>
          </table:table-cell>
          <table:table-cell office:value-type="float" office:value="42040" table:formula="of:=MOD(MIN([.$C107]*(COLUMN()-6);65536);65536)" table:style-name="ce1">
            <text:p>42040</text:p>
          </table:table-cell>
          <table:table-cell office:value-type="float" office:value="47295" table:formula="of:=MOD(MIN([.$C107]*(COLUMN()-6);65536);65536)" table:style-name="ce1">
            <text:p>47295</text:p>
          </table:table-cell>
          <table:table-cell office:value-type="float" office:value="52550" table:formula="of:=MOD(MIN([.$C107]*(COLUMN()-6);65536);65536)" table:style-name="ce1">
            <text:p>52550</text:p>
          </table:table-cell>
          <table:table-cell office:value-type="float" office:value="57805" table:formula="of:=MOD(MIN([.$C107]*(COLUMN()-6);65536);65536)" table:style-name="ce1">
            <text:p>57805</text:p>
          </table:table-cell>
          <table:table-cell office:value-type="float" office:value="63060" table:formula="of:=MOD(MIN([.$C107]*(COLUMN()-6);65536);65536)" table:style-name="ce1">
            <text:p>63060</text:p>
          </table:table-cell>
          <table:table-cell office:value-type="float" office:value="0" table:formula="of:=MOD(MIN([.$C107]*(COLUMN()-6);65536);65536)" table:style-name="ce1">
            <text:p>0</text:p>
          </table:table-cell>
          <table:table-cell office:value-type="float" office:value="0" table:formula="of:=MOD(MIN([.$C107]*(COLUMN()-6);65536);65536)" table:style-name="ce1">
            <text:p>0</text:p>
          </table:table-cell>
          <table:table-cell office:value-type="float" office:value="0" table:formula="of:=MOD(MIN([.$C107]*(COLUMN()-6);65536);65536)" table:style-name="ce1">
            <text:p>0</text:p>
          </table:table-cell>
          <table:table-cell office:value-type="float" office:value="0" table:formula="of:=MOD(MIN([.$C107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198.0327206573393" table:formula="of:=[.$A$1]*(1/2)^((ROW()-2)/64)" table:style-name="ce1">
            <text:p>5198.032721</text:p>
          </table:table-cell>
          <table:table-cell table:style-name="ce1"/>
          <table:table-cell office:value-type="float" office:value="5198" table:formula="of:=ROUND([.A108];0)" table:style-name="ce1">
            <text:p>5198</text:p>
          </table:table-cell>
          <table:table-cell table:style-name="ce1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MOD(MIN([.$C108]*(COLUMN()-6);65536);65536)" table:style-name="ce1">
            <text:p>0</text:p>
          </table:table-cell>
          <table:table-cell office:value-type="float" office:value="5198" table:formula="of:=MOD(MIN([.$C108]*(COLUMN()-6);65536);65536)" table:style-name="ce1">
            <text:p>5198</text:p>
          </table:table-cell>
          <table:table-cell office:value-type="float" office:value="10396" table:formula="of:=MOD(MIN([.$C108]*(COLUMN()-6);65536);65536)" table:style-name="ce1">
            <text:p>10396</text:p>
          </table:table-cell>
          <table:table-cell office:value-type="float" office:value="15594" table:formula="of:=MOD(MIN([.$C108]*(COLUMN()-6);65536);65536)" table:style-name="ce1">
            <text:p>15594</text:p>
          </table:table-cell>
          <table:table-cell office:value-type="float" office:value="20792" table:formula="of:=MOD(MIN([.$C108]*(COLUMN()-6);65536);65536)" table:style-name="ce1">
            <text:p>20792</text:p>
          </table:table-cell>
          <table:table-cell office:value-type="float" office:value="25990" table:formula="of:=MOD(MIN([.$C108]*(COLUMN()-6);65536);65536)" table:style-name="ce1">
            <text:p>25990</text:p>
          </table:table-cell>
          <table:table-cell office:value-type="float" office:value="31188" table:formula="of:=MOD(MIN([.$C108]*(COLUMN()-6);65536);65536)" table:style-name="ce1">
            <text:p>31188</text:p>
          </table:table-cell>
          <table:table-cell office:value-type="float" office:value="36386" table:formula="of:=MOD(MIN([.$C108]*(COLUMN()-6);65536);65536)" table:style-name="ce1">
            <text:p>36386</text:p>
          </table:table-cell>
          <table:table-cell office:value-type="float" office:value="41584" table:formula="of:=MOD(MIN([.$C108]*(COLUMN()-6);65536);65536)" table:style-name="ce1">
            <text:p>41584</text:p>
          </table:table-cell>
          <table:table-cell office:value-type="float" office:value="46782" table:formula="of:=MOD(MIN([.$C108]*(COLUMN()-6);65536);65536)" table:style-name="ce1">
            <text:p>46782</text:p>
          </table:table-cell>
          <table:table-cell office:value-type="float" office:value="51980" table:formula="of:=MOD(MIN([.$C108]*(COLUMN()-6);65536);65536)" table:style-name="ce1">
            <text:p>51980</text:p>
          </table:table-cell>
          <table:table-cell office:value-type="float" office:value="57178" table:formula="of:=MOD(MIN([.$C108]*(COLUMN()-6);65536);65536)" table:style-name="ce1">
            <text:p>57178</text:p>
          </table:table-cell>
          <table:table-cell office:value-type="float" office:value="62376" table:formula="of:=MOD(MIN([.$C108]*(COLUMN()-6);65536);65536)" table:style-name="ce1">
            <text:p>62376</text:p>
          </table:table-cell>
          <table:table-cell office:value-type="float" office:value="0" table:formula="of:=MOD(MIN([.$C108]*(COLUMN()-6);65536);65536)" table:style-name="ce1">
            <text:p>0</text:p>
          </table:table-cell>
          <table:table-cell office:value-type="float" office:value="0" table:formula="of:=MOD(MIN([.$C108]*(COLUMN()-6);65536);65536)" table:style-name="ce1">
            <text:p>0</text:p>
          </table:table-cell>
          <table:table-cell office:value-type="float" office:value="0" table:formula="of:=MOD(MIN([.$C108]*(COLUMN()-6);65536);65536)" table:style-name="ce1">
            <text:p>0</text:p>
          </table:table-cell>
          <table:table-cell office:value-type="float" office:value="0" table:formula="of:=MOD(MIN([.$C108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142.0395807731347" table:formula="of:=[.$A$1]*(1/2)^((ROW()-2)/64)" table:style-name="ce1">
            <text:p>5142.039581</text:p>
          </table:table-cell>
          <table:table-cell table:style-name="ce1"/>
          <table:table-cell office:value-type="float" office:value="5142" table:formula="of:=ROUND([.A109];0)" table:style-name="ce1">
            <text:p>5142</text:p>
          </table:table-cell>
          <table:table-cell table:style-name="ce1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MOD(MIN([.$C109]*(COLUMN()-6);65536);65536)" table:style-name="ce1">
            <text:p>0</text:p>
          </table:table-cell>
          <table:table-cell office:value-type="float" office:value="5142" table:formula="of:=MOD(MIN([.$C109]*(COLUMN()-6);65536);65536)" table:style-name="ce1">
            <text:p>5142</text:p>
          </table:table-cell>
          <table:table-cell office:value-type="float" office:value="10284" table:formula="of:=MOD(MIN([.$C109]*(COLUMN()-6);65536);65536)" table:style-name="ce1">
            <text:p>10284</text:p>
          </table:table-cell>
          <table:table-cell office:value-type="float" office:value="15426" table:formula="of:=MOD(MIN([.$C109]*(COLUMN()-6);65536);65536)" table:style-name="ce1">
            <text:p>15426</text:p>
          </table:table-cell>
          <table:table-cell office:value-type="float" office:value="20568" table:formula="of:=MOD(MIN([.$C109]*(COLUMN()-6);65536);65536)" table:style-name="ce1">
            <text:p>20568</text:p>
          </table:table-cell>
          <table:table-cell office:value-type="float" office:value="25710" table:formula="of:=MOD(MIN([.$C109]*(COLUMN()-6);65536);65536)" table:style-name="ce1">
            <text:p>25710</text:p>
          </table:table-cell>
          <table:table-cell office:value-type="float" office:value="30852" table:formula="of:=MOD(MIN([.$C109]*(COLUMN()-6);65536);65536)" table:style-name="ce1">
            <text:p>30852</text:p>
          </table:table-cell>
          <table:table-cell office:value-type="float" office:value="35994" table:formula="of:=MOD(MIN([.$C109]*(COLUMN()-6);65536);65536)" table:style-name="ce1">
            <text:p>35994</text:p>
          </table:table-cell>
          <table:table-cell office:value-type="float" office:value="41136" table:formula="of:=MOD(MIN([.$C109]*(COLUMN()-6);65536);65536)" table:style-name="ce1">
            <text:p>41136</text:p>
          </table:table-cell>
          <table:table-cell office:value-type="float" office:value="46278" table:formula="of:=MOD(MIN([.$C109]*(COLUMN()-6);65536);65536)" table:style-name="ce1">
            <text:p>46278</text:p>
          </table:table-cell>
          <table:table-cell office:value-type="float" office:value="51420" table:formula="of:=MOD(MIN([.$C109]*(COLUMN()-6);65536);65536)" table:style-name="ce1">
            <text:p>51420</text:p>
          </table:table-cell>
          <table:table-cell office:value-type="float" office:value="56562" table:formula="of:=MOD(MIN([.$C109]*(COLUMN()-6);65536);65536)" table:style-name="ce1">
            <text:p>56562</text:p>
          </table:table-cell>
          <table:table-cell office:value-type="float" office:value="61704" table:formula="of:=MOD(MIN([.$C109]*(COLUMN()-6);65536);65536)" table:style-name="ce1">
            <text:p>61704</text:p>
          </table:table-cell>
          <table:table-cell office:value-type="float" office:value="0" table:formula="of:=MOD(MIN([.$C109]*(COLUMN()-6);65536);65536)" table:style-name="ce1">
            <text:p>0</text:p>
          </table:table-cell>
          <table:table-cell office:value-type="float" office:value="0" table:formula="of:=MOD(MIN([.$C109]*(COLUMN()-6);65536);65536)" table:style-name="ce1">
            <text:p>0</text:p>
          </table:table-cell>
          <table:table-cell office:value-type="float" office:value="0" table:formula="of:=MOD(MIN([.$C109]*(COLUMN()-6);65536);65536)" table:style-name="ce1">
            <text:p>0</text:p>
          </table:table-cell>
          <table:table-cell office:value-type="float" office:value="0" table:formula="of:=MOD(MIN([.$C109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086.6495982529905" table:formula="of:=[.$A$1]*(1/2)^((ROW()-2)/64)" table:style-name="ce1">
            <text:p>5086.649598</text:p>
          </table:table-cell>
          <table:table-cell table:style-name="ce1"/>
          <table:table-cell office:value-type="float" office:value="5087" table:formula="of:=ROUND([.A110];0)" table:style-name="ce1">
            <text:p>5087</text:p>
          </table:table-cell>
          <table:table-cell table:style-name="ce1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MOD(MIN([.$C110]*(COLUMN()-6);65536);65536)" table:style-name="ce1">
            <text:p>0</text:p>
          </table:table-cell>
          <table:table-cell office:value-type="float" office:value="5087" table:formula="of:=MOD(MIN([.$C110]*(COLUMN()-6);65536);65536)" table:style-name="ce1">
            <text:p>5087</text:p>
          </table:table-cell>
          <table:table-cell office:value-type="float" office:value="10174" table:formula="of:=MOD(MIN([.$C110]*(COLUMN()-6);65536);65536)" table:style-name="ce1">
            <text:p>10174</text:p>
          </table:table-cell>
          <table:table-cell office:value-type="float" office:value="15261" table:formula="of:=MOD(MIN([.$C110]*(COLUMN()-6);65536);65536)" table:style-name="ce1">
            <text:p>15261</text:p>
          </table:table-cell>
          <table:table-cell office:value-type="float" office:value="20348" table:formula="of:=MOD(MIN([.$C110]*(COLUMN()-6);65536);65536)" table:style-name="ce1">
            <text:p>20348</text:p>
          </table:table-cell>
          <table:table-cell office:value-type="float" office:value="25435" table:formula="of:=MOD(MIN([.$C110]*(COLUMN()-6);65536);65536)" table:style-name="ce1">
            <text:p>25435</text:p>
          </table:table-cell>
          <table:table-cell office:value-type="float" office:value="30522" table:formula="of:=MOD(MIN([.$C110]*(COLUMN()-6);65536);65536)" table:style-name="ce1">
            <text:p>30522</text:p>
          </table:table-cell>
          <table:table-cell office:value-type="float" office:value="35609" table:formula="of:=MOD(MIN([.$C110]*(COLUMN()-6);65536);65536)" table:style-name="ce1">
            <text:p>35609</text:p>
          </table:table-cell>
          <table:table-cell office:value-type="float" office:value="40696" table:formula="of:=MOD(MIN([.$C110]*(COLUMN()-6);65536);65536)" table:style-name="ce1">
            <text:p>40696</text:p>
          </table:table-cell>
          <table:table-cell office:value-type="float" office:value="45783" table:formula="of:=MOD(MIN([.$C110]*(COLUMN()-6);65536);65536)" table:style-name="ce1">
            <text:p>45783</text:p>
          </table:table-cell>
          <table:table-cell office:value-type="float" office:value="50870" table:formula="of:=MOD(MIN([.$C110]*(COLUMN()-6);65536);65536)" table:style-name="ce1">
            <text:p>50870</text:p>
          </table:table-cell>
          <table:table-cell office:value-type="float" office:value="55957" table:formula="of:=MOD(MIN([.$C110]*(COLUMN()-6);65536);65536)" table:style-name="ce1">
            <text:p>55957</text:p>
          </table:table-cell>
          <table:table-cell office:value-type="float" office:value="61044" table:formula="of:=MOD(MIN([.$C110]*(COLUMN()-6);65536);65536)" table:style-name="ce1">
            <text:p>61044</text:p>
          </table:table-cell>
          <table:table-cell office:value-type="float" office:value="0" table:formula="of:=MOD(MIN([.$C110]*(COLUMN()-6);65536);65536)" table:style-name="ce1">
            <text:p>0</text:p>
          </table:table-cell>
          <table:table-cell office:value-type="float" office:value="0" table:formula="of:=MOD(MIN([.$C110]*(COLUMN()-6);65536);65536)" table:style-name="ce1">
            <text:p>0</text:p>
          </table:table-cell>
          <table:table-cell office:value-type="float" office:value="0" table:formula="of:=MOD(MIN([.$C110]*(COLUMN()-6);65536);65536)" table:style-name="ce1">
            <text:p>0</text:p>
          </table:table-cell>
          <table:table-cell office:value-type="float" office:value="0" table:formula="of:=MOD(MIN([.$C110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031.8562758937396" table:formula="of:=[.$A$1]*(1/2)^((ROW()-2)/64)" table:style-name="ce1">
            <text:p>5031.856276</text:p>
          </table:table-cell>
          <table:table-cell table:style-name="ce1"/>
          <table:table-cell office:value-type="float" office:value="5032" table:formula="of:=ROUND([.A111];0)" table:style-name="ce1">
            <text:p>5032</text:p>
          </table:table-cell>
          <table:table-cell table:style-name="ce1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MOD(MIN([.$C111]*(COLUMN()-6);65536);65536)" table:style-name="ce1">
            <text:p>0</text:p>
          </table:table-cell>
          <table:table-cell office:value-type="float" office:value="5032" table:formula="of:=MOD(MIN([.$C111]*(COLUMN()-6);65536);65536)" table:style-name="ce1">
            <text:p>5032</text:p>
          </table:table-cell>
          <table:table-cell office:value-type="float" office:value="10064" table:formula="of:=MOD(MIN([.$C111]*(COLUMN()-6);65536);65536)" table:style-name="ce1">
            <text:p>10064</text:p>
          </table:table-cell>
          <table:table-cell office:value-type="float" office:value="15096" table:formula="of:=MOD(MIN([.$C111]*(COLUMN()-6);65536);65536)" table:style-name="ce1">
            <text:p>15096</text:p>
          </table:table-cell>
          <table:table-cell office:value-type="float" office:value="20128" table:formula="of:=MOD(MIN([.$C111]*(COLUMN()-6);65536);65536)" table:style-name="ce1">
            <text:p>20128</text:p>
          </table:table-cell>
          <table:table-cell office:value-type="float" office:value="25160" table:formula="of:=MOD(MIN([.$C111]*(COLUMN()-6);65536);65536)" table:style-name="ce1">
            <text:p>25160</text:p>
          </table:table-cell>
          <table:table-cell office:value-type="float" office:value="30192" table:formula="of:=MOD(MIN([.$C111]*(COLUMN()-6);65536);65536)" table:style-name="ce1">
            <text:p>30192</text:p>
          </table:table-cell>
          <table:table-cell office:value-type="float" office:value="35224" table:formula="of:=MOD(MIN([.$C111]*(COLUMN()-6);65536);65536)" table:style-name="ce1">
            <text:p>35224</text:p>
          </table:table-cell>
          <table:table-cell office:value-type="float" office:value="40256" table:formula="of:=MOD(MIN([.$C111]*(COLUMN()-6);65536);65536)" table:style-name="ce1">
            <text:p>40256</text:p>
          </table:table-cell>
          <table:table-cell office:value-type="float" office:value="45288" table:formula="of:=MOD(MIN([.$C111]*(COLUMN()-6);65536);65536)" table:style-name="ce1">
            <text:p>45288</text:p>
          </table:table-cell>
          <table:table-cell office:value-type="float" office:value="50320" table:formula="of:=MOD(MIN([.$C111]*(COLUMN()-6);65536);65536)" table:style-name="ce1">
            <text:p>50320</text:p>
          </table:table-cell>
          <table:table-cell office:value-type="float" office:value="55352" table:formula="of:=MOD(MIN([.$C111]*(COLUMN()-6);65536);65536)" table:style-name="ce1">
            <text:p>55352</text:p>
          </table:table-cell>
          <table:table-cell office:value-type="float" office:value="60384" table:formula="of:=MOD(MIN([.$C111]*(COLUMN()-6);65536);65536)" table:style-name="ce1">
            <text:p>60384</text:p>
          </table:table-cell>
          <table:table-cell office:value-type="float" office:value="65416" table:formula="of:=MOD(MIN([.$C111]*(COLUMN()-6);65536);65536)" table:style-name="ce1">
            <text:p>65416</text:p>
          </table:table-cell>
          <table:table-cell office:value-type="float" office:value="0" table:formula="of:=MOD(MIN([.$C111]*(COLUMN()-6);65536);65536)" table:style-name="ce1">
            <text:p>0</text:p>
          </table:table-cell>
          <table:table-cell office:value-type="float" office:value="0" table:formula="of:=MOD(MIN([.$C111]*(COLUMN()-6);65536);65536)" table:style-name="ce1">
            <text:p>0</text:p>
          </table:table-cell>
          <table:table-cell office:value-type="float" office:value="0" table:formula="of:=MOD(MIN([.$C111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977.6531864800008" table:formula="of:=[.$A$1]*(1/2)^((ROW()-2)/64)" table:style-name="ce1">
            <text:p>4977.653186</text:p>
          </table:table-cell>
          <table:table-cell table:style-name="ce1"/>
          <table:table-cell office:value-type="float" office:value="4978" table:formula="of:=ROUND([.A112];0)" table:style-name="ce1">
            <text:p>4978</text:p>
          </table:table-cell>
          <table:table-cell table:style-name="ce1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MOD(MIN([.$C112]*(COLUMN()-6);65536);65536)" table:style-name="ce1">
            <text:p>0</text:p>
          </table:table-cell>
          <table:table-cell office:value-type="float" office:value="4978" table:formula="of:=MOD(MIN([.$C112]*(COLUMN()-6);65536);65536)" table:style-name="ce1">
            <text:p>4978</text:p>
          </table:table-cell>
          <table:table-cell office:value-type="float" office:value="9956" table:formula="of:=MOD(MIN([.$C112]*(COLUMN()-6);65536);65536)" table:style-name="ce1">
            <text:p>9956</text:p>
          </table:table-cell>
          <table:table-cell office:value-type="float" office:value="14934" table:formula="of:=MOD(MIN([.$C112]*(COLUMN()-6);65536);65536)" table:style-name="ce1">
            <text:p>14934</text:p>
          </table:table-cell>
          <table:table-cell office:value-type="float" office:value="19912" table:formula="of:=MOD(MIN([.$C112]*(COLUMN()-6);65536);65536)" table:style-name="ce1">
            <text:p>19912</text:p>
          </table:table-cell>
          <table:table-cell office:value-type="float" office:value="24890" table:formula="of:=MOD(MIN([.$C112]*(COLUMN()-6);65536);65536)" table:style-name="ce1">
            <text:p>24890</text:p>
          </table:table-cell>
          <table:table-cell office:value-type="float" office:value="29868" table:formula="of:=MOD(MIN([.$C112]*(COLUMN()-6);65536);65536)" table:style-name="ce1">
            <text:p>29868</text:p>
          </table:table-cell>
          <table:table-cell office:value-type="float" office:value="34846" table:formula="of:=MOD(MIN([.$C112]*(COLUMN()-6);65536);65536)" table:style-name="ce1">
            <text:p>34846</text:p>
          </table:table-cell>
          <table:table-cell office:value-type="float" office:value="39824" table:formula="of:=MOD(MIN([.$C112]*(COLUMN()-6);65536);65536)" table:style-name="ce1">
            <text:p>39824</text:p>
          </table:table-cell>
          <table:table-cell office:value-type="float" office:value="44802" table:formula="of:=MOD(MIN([.$C112]*(COLUMN()-6);65536);65536)" table:style-name="ce1">
            <text:p>44802</text:p>
          </table:table-cell>
          <table:table-cell office:value-type="float" office:value="49780" table:formula="of:=MOD(MIN([.$C112]*(COLUMN()-6);65536);65536)" table:style-name="ce1">
            <text:p>49780</text:p>
          </table:table-cell>
          <table:table-cell office:value-type="float" office:value="54758" table:formula="of:=MOD(MIN([.$C112]*(COLUMN()-6);65536);65536)" table:style-name="ce1">
            <text:p>54758</text:p>
          </table:table-cell>
          <table:table-cell office:value-type="float" office:value="59736" table:formula="of:=MOD(MIN([.$C112]*(COLUMN()-6);65536);65536)" table:style-name="ce1">
            <text:p>59736</text:p>
          </table:table-cell>
          <table:table-cell office:value-type="float" office:value="64714" table:formula="of:=MOD(MIN([.$C112]*(COLUMN()-6);65536);65536)" table:style-name="ce1">
            <text:p>64714</text:p>
          </table:table-cell>
          <table:table-cell office:value-type="float" office:value="0" table:formula="of:=MOD(MIN([.$C112]*(COLUMN()-6);65536);65536)" table:style-name="ce1">
            <text:p>0</text:p>
          </table:table-cell>
          <table:table-cell office:value-type="float" office:value="0" table:formula="of:=MOD(MIN([.$C112]*(COLUMN()-6);65536);65536)" table:style-name="ce1">
            <text:p>0</text:p>
          </table:table-cell>
          <table:table-cell office:value-type="float" office:value="0" table:formula="of:=MOD(MIN([.$C11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924.0339720302727" table:formula="of:=[.$A$1]*(1/2)^((ROW()-2)/64)" table:style-name="ce1">
            <text:p>4924.033972</text:p>
          </table:table-cell>
          <table:table-cell table:style-name="ce1"/>
          <table:table-cell office:value-type="float" office:value="4924" table:formula="of:=ROUND([.A113];0)" table:style-name="ce1">
            <text:p>4924</text:p>
          </table:table-cell>
          <table:table-cell table:style-name="ce1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MOD(MIN([.$C113]*(COLUMN()-6);65536);65536)" table:style-name="ce1">
            <text:p>0</text:p>
          </table:table-cell>
          <table:table-cell office:value-type="float" office:value="4924" table:formula="of:=MOD(MIN([.$C113]*(COLUMN()-6);65536);65536)" table:style-name="ce1">
            <text:p>4924</text:p>
          </table:table-cell>
          <table:table-cell office:value-type="float" office:value="9848" table:formula="of:=MOD(MIN([.$C113]*(COLUMN()-6);65536);65536)" table:style-name="ce1">
            <text:p>9848</text:p>
          </table:table-cell>
          <table:table-cell office:value-type="float" office:value="14772" table:formula="of:=MOD(MIN([.$C113]*(COLUMN()-6);65536);65536)" table:style-name="ce1">
            <text:p>14772</text:p>
          </table:table-cell>
          <table:table-cell office:value-type="float" office:value="19696" table:formula="of:=MOD(MIN([.$C113]*(COLUMN()-6);65536);65536)" table:style-name="ce1">
            <text:p>19696</text:p>
          </table:table-cell>
          <table:table-cell office:value-type="float" office:value="24620" table:formula="of:=MOD(MIN([.$C113]*(COLUMN()-6);65536);65536)" table:style-name="ce1">
            <text:p>24620</text:p>
          </table:table-cell>
          <table:table-cell office:value-type="float" office:value="29544" table:formula="of:=MOD(MIN([.$C113]*(COLUMN()-6);65536);65536)" table:style-name="ce1">
            <text:p>29544</text:p>
          </table:table-cell>
          <table:table-cell office:value-type="float" office:value="34468" table:formula="of:=MOD(MIN([.$C113]*(COLUMN()-6);65536);65536)" table:style-name="ce1">
            <text:p>34468</text:p>
          </table:table-cell>
          <table:table-cell office:value-type="float" office:value="39392" table:formula="of:=MOD(MIN([.$C113]*(COLUMN()-6);65536);65536)" table:style-name="ce1">
            <text:p>39392</text:p>
          </table:table-cell>
          <table:table-cell office:value-type="float" office:value="44316" table:formula="of:=MOD(MIN([.$C113]*(COLUMN()-6);65536);65536)" table:style-name="ce1">
            <text:p>44316</text:p>
          </table:table-cell>
          <table:table-cell office:value-type="float" office:value="49240" table:formula="of:=MOD(MIN([.$C113]*(COLUMN()-6);65536);65536)" table:style-name="ce1">
            <text:p>49240</text:p>
          </table:table-cell>
          <table:table-cell office:value-type="float" office:value="54164" table:formula="of:=MOD(MIN([.$C113]*(COLUMN()-6);65536);65536)" table:style-name="ce1">
            <text:p>54164</text:p>
          </table:table-cell>
          <table:table-cell office:value-type="float" office:value="59088" table:formula="of:=MOD(MIN([.$C113]*(COLUMN()-6);65536);65536)" table:style-name="ce1">
            <text:p>59088</text:p>
          </table:table-cell>
          <table:table-cell office:value-type="float" office:value="64012" table:formula="of:=MOD(MIN([.$C113]*(COLUMN()-6);65536);65536)" table:style-name="ce1">
            <text:p>64012</text:p>
          </table:table-cell>
          <table:table-cell office:value-type="float" office:value="0" table:formula="of:=MOD(MIN([.$C113]*(COLUMN()-6);65536);65536)" table:style-name="ce1">
            <text:p>0</text:p>
          </table:table-cell>
          <table:table-cell office:value-type="float" office:value="0" table:formula="of:=MOD(MIN([.$C113]*(COLUMN()-6);65536);65536)" table:style-name="ce1">
            <text:p>0</text:p>
          </table:table-cell>
          <table:table-cell office:value-type="float" office:value="0" table:formula="of:=MOD(MIN([.$C11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870.9923430511462" table:formula="of:=[.$A$1]*(1/2)^((ROW()-2)/64)" table:style-name="ce1">
            <text:p>4870.992343</text:p>
          </table:table-cell>
          <table:table-cell table:style-name="ce1"/>
          <table:table-cell office:value-type="float" office:value="4871" table:formula="of:=ROUND([.A114];0)" table:style-name="ce1">
            <text:p>4871</text:p>
          </table:table-cell>
          <table:table-cell table:style-name="ce1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MOD(MIN([.$C114]*(COLUMN()-6);65536);65536)" table:style-name="ce1">
            <text:p>0</text:p>
          </table:table-cell>
          <table:table-cell office:value-type="float" office:value="4871" table:formula="of:=MOD(MIN([.$C114]*(COLUMN()-6);65536);65536)" table:style-name="ce1">
            <text:p>4871</text:p>
          </table:table-cell>
          <table:table-cell office:value-type="float" office:value="9742" table:formula="of:=MOD(MIN([.$C114]*(COLUMN()-6);65536);65536)" table:style-name="ce1">
            <text:p>9742</text:p>
          </table:table-cell>
          <table:table-cell office:value-type="float" office:value="14613" table:formula="of:=MOD(MIN([.$C114]*(COLUMN()-6);65536);65536)" table:style-name="ce1">
            <text:p>14613</text:p>
          </table:table-cell>
          <table:table-cell office:value-type="float" office:value="19484" table:formula="of:=MOD(MIN([.$C114]*(COLUMN()-6);65536);65536)" table:style-name="ce1">
            <text:p>19484</text:p>
          </table:table-cell>
          <table:table-cell office:value-type="float" office:value="24355" table:formula="of:=MOD(MIN([.$C114]*(COLUMN()-6);65536);65536)" table:style-name="ce1">
            <text:p>24355</text:p>
          </table:table-cell>
          <table:table-cell office:value-type="float" office:value="29226" table:formula="of:=MOD(MIN([.$C114]*(COLUMN()-6);65536);65536)" table:style-name="ce1">
            <text:p>29226</text:p>
          </table:table-cell>
          <table:table-cell office:value-type="float" office:value="34097" table:formula="of:=MOD(MIN([.$C114]*(COLUMN()-6);65536);65536)" table:style-name="ce1">
            <text:p>34097</text:p>
          </table:table-cell>
          <table:table-cell office:value-type="float" office:value="38968" table:formula="of:=MOD(MIN([.$C114]*(COLUMN()-6);65536);65536)" table:style-name="ce1">
            <text:p>38968</text:p>
          </table:table-cell>
          <table:table-cell office:value-type="float" office:value="43839" table:formula="of:=MOD(MIN([.$C114]*(COLUMN()-6);65536);65536)" table:style-name="ce1">
            <text:p>43839</text:p>
          </table:table-cell>
          <table:table-cell office:value-type="float" office:value="48710" table:formula="of:=MOD(MIN([.$C114]*(COLUMN()-6);65536);65536)" table:style-name="ce1">
            <text:p>48710</text:p>
          </table:table-cell>
          <table:table-cell office:value-type="float" office:value="53581" table:formula="of:=MOD(MIN([.$C114]*(COLUMN()-6);65536);65536)" table:style-name="ce1">
            <text:p>53581</text:p>
          </table:table-cell>
          <table:table-cell office:value-type="float" office:value="58452" table:formula="of:=MOD(MIN([.$C114]*(COLUMN()-6);65536);65536)" table:style-name="ce1">
            <text:p>58452</text:p>
          </table:table-cell>
          <table:table-cell office:value-type="float" office:value="63323" table:formula="of:=MOD(MIN([.$C114]*(COLUMN()-6);65536);65536)" table:style-name="ce1">
            <text:p>63323</text:p>
          </table:table-cell>
          <table:table-cell office:value-type="float" office:value="0" table:formula="of:=MOD(MIN([.$C114]*(COLUMN()-6);65536);65536)" table:style-name="ce1">
            <text:p>0</text:p>
          </table:table-cell>
          <table:table-cell office:value-type="float" office:value="0" table:formula="of:=MOD(MIN([.$C114]*(COLUMN()-6);65536);65536)" table:style-name="ce1">
            <text:p>0</text:p>
          </table:table-cell>
          <table:table-cell office:value-type="float" office:value="0" table:formula="of:=MOD(MIN([.$C114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818.5220777995519" table:formula="of:=[.$A$1]*(1/2)^((ROW()-2)/64)" table:style-name="ce1">
            <text:p>4818.522078</text:p>
          </table:table-cell>
          <table:table-cell table:style-name="ce1"/>
          <table:table-cell office:value-type="float" office:value="4819" table:formula="of:=ROUND([.A115];0)" table:style-name="ce1">
            <text:p>4819</text:p>
          </table:table-cell>
          <table:table-cell table:style-name="ce1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MOD(MIN([.$C115]*(COLUMN()-6);65536);65536)" table:style-name="ce1">
            <text:p>0</text:p>
          </table:table-cell>
          <table:table-cell office:value-type="float" office:value="4819" table:formula="of:=MOD(MIN([.$C115]*(COLUMN()-6);65536);65536)" table:style-name="ce1">
            <text:p>4819</text:p>
          </table:table-cell>
          <table:table-cell office:value-type="float" office:value="9638" table:formula="of:=MOD(MIN([.$C115]*(COLUMN()-6);65536);65536)" table:style-name="ce1">
            <text:p>9638</text:p>
          </table:table-cell>
          <table:table-cell office:value-type="float" office:value="14457" table:formula="of:=MOD(MIN([.$C115]*(COLUMN()-6);65536);65536)" table:style-name="ce1">
            <text:p>14457</text:p>
          </table:table-cell>
          <table:table-cell office:value-type="float" office:value="19276" table:formula="of:=MOD(MIN([.$C115]*(COLUMN()-6);65536);65536)" table:style-name="ce1">
            <text:p>19276</text:p>
          </table:table-cell>
          <table:table-cell office:value-type="float" office:value="24095" table:formula="of:=MOD(MIN([.$C115]*(COLUMN()-6);65536);65536)" table:style-name="ce1">
            <text:p>24095</text:p>
          </table:table-cell>
          <table:table-cell office:value-type="float" office:value="28914" table:formula="of:=MOD(MIN([.$C115]*(COLUMN()-6);65536);65536)" table:style-name="ce1">
            <text:p>28914</text:p>
          </table:table-cell>
          <table:table-cell office:value-type="float" office:value="33733" table:formula="of:=MOD(MIN([.$C115]*(COLUMN()-6);65536);65536)" table:style-name="ce1">
            <text:p>33733</text:p>
          </table:table-cell>
          <table:table-cell office:value-type="float" office:value="38552" table:formula="of:=MOD(MIN([.$C115]*(COLUMN()-6);65536);65536)" table:style-name="ce1">
            <text:p>38552</text:p>
          </table:table-cell>
          <table:table-cell office:value-type="float" office:value="43371" table:formula="of:=MOD(MIN([.$C115]*(COLUMN()-6);65536);65536)" table:style-name="ce1">
            <text:p>43371</text:p>
          </table:table-cell>
          <table:table-cell office:value-type="float" office:value="48190" table:formula="of:=MOD(MIN([.$C115]*(COLUMN()-6);65536);65536)" table:style-name="ce1">
            <text:p>48190</text:p>
          </table:table-cell>
          <table:table-cell office:value-type="float" office:value="53009" table:formula="of:=MOD(MIN([.$C115]*(COLUMN()-6);65536);65536)" table:style-name="ce1">
            <text:p>53009</text:p>
          </table:table-cell>
          <table:table-cell office:value-type="float" office:value="57828" table:formula="of:=MOD(MIN([.$C115]*(COLUMN()-6);65536);65536)" table:style-name="ce1">
            <text:p>57828</text:p>
          </table:table-cell>
          <table:table-cell office:value-type="float" office:value="62647" table:formula="of:=MOD(MIN([.$C115]*(COLUMN()-6);65536);65536)" table:style-name="ce1">
            <text:p>62647</text:p>
          </table:table-cell>
          <table:table-cell office:value-type="float" office:value="0" table:formula="of:=MOD(MIN([.$C115]*(COLUMN()-6);65536);65536)" table:style-name="ce1">
            <text:p>0</text:p>
          </table:table-cell>
          <table:table-cell office:value-type="float" office:value="0" table:formula="of:=MOD(MIN([.$C115]*(COLUMN()-6);65536);65536)" table:style-name="ce1">
            <text:p>0</text:p>
          </table:table-cell>
          <table:table-cell office:value-type="float" office:value="0" table:formula="of:=MOD(MIN([.$C115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766.6170215529573" table:formula="of:=[.$A$1]*(1/2)^((ROW()-2)/64)" table:style-name="ce1">
            <text:p>4766.617022</text:p>
          </table:table-cell>
          <table:table-cell table:style-name="ce1"/>
          <table:table-cell office:value-type="float" office:value="4767" table:formula="of:=ROUND([.A116];0)" table:style-name="ce1">
            <text:p>4767</text:p>
          </table:table-cell>
          <table:table-cell table:style-name="ce1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MOD(MIN([.$C116]*(COLUMN()-6);65536);65536)" table:style-name="ce1">
            <text:p>0</text:p>
          </table:table-cell>
          <table:table-cell office:value-type="float" office:value="4767" table:formula="of:=MOD(MIN([.$C116]*(COLUMN()-6);65536);65536)" table:style-name="ce1">
            <text:p>4767</text:p>
          </table:table-cell>
          <table:table-cell office:value-type="float" office:value="9534" table:formula="of:=MOD(MIN([.$C116]*(COLUMN()-6);65536);65536)" table:style-name="ce1">
            <text:p>9534</text:p>
          </table:table-cell>
          <table:table-cell office:value-type="float" office:value="14301" table:formula="of:=MOD(MIN([.$C116]*(COLUMN()-6);65536);65536)" table:style-name="ce1">
            <text:p>14301</text:p>
          </table:table-cell>
          <table:table-cell office:value-type="float" office:value="19068" table:formula="of:=MOD(MIN([.$C116]*(COLUMN()-6);65536);65536)" table:style-name="ce1">
            <text:p>19068</text:p>
          </table:table-cell>
          <table:table-cell office:value-type="float" office:value="23835" table:formula="of:=MOD(MIN([.$C116]*(COLUMN()-6);65536);65536)" table:style-name="ce1">
            <text:p>23835</text:p>
          </table:table-cell>
          <table:table-cell office:value-type="float" office:value="28602" table:formula="of:=MOD(MIN([.$C116]*(COLUMN()-6);65536);65536)" table:style-name="ce1">
            <text:p>28602</text:p>
          </table:table-cell>
          <table:table-cell office:value-type="float" office:value="33369" table:formula="of:=MOD(MIN([.$C116]*(COLUMN()-6);65536);65536)" table:style-name="ce1">
            <text:p>33369</text:p>
          </table:table-cell>
          <table:table-cell office:value-type="float" office:value="38136" table:formula="of:=MOD(MIN([.$C116]*(COLUMN()-6);65536);65536)" table:style-name="ce1">
            <text:p>38136</text:p>
          </table:table-cell>
          <table:table-cell office:value-type="float" office:value="42903" table:formula="of:=MOD(MIN([.$C116]*(COLUMN()-6);65536);65536)" table:style-name="ce1">
            <text:p>42903</text:p>
          </table:table-cell>
          <table:table-cell office:value-type="float" office:value="47670" table:formula="of:=MOD(MIN([.$C116]*(COLUMN()-6);65536);65536)" table:style-name="ce1">
            <text:p>47670</text:p>
          </table:table-cell>
          <table:table-cell office:value-type="float" office:value="52437" table:formula="of:=MOD(MIN([.$C116]*(COLUMN()-6);65536);65536)" table:style-name="ce1">
            <text:p>52437</text:p>
          </table:table-cell>
          <table:table-cell office:value-type="float" office:value="57204" table:formula="of:=MOD(MIN([.$C116]*(COLUMN()-6);65536);65536)" table:style-name="ce1">
            <text:p>57204</text:p>
          </table:table-cell>
          <table:table-cell office:value-type="float" office:value="61971" table:formula="of:=MOD(MIN([.$C116]*(COLUMN()-6);65536);65536)" table:style-name="ce1">
            <text:p>61971</text:p>
          </table:table-cell>
          <table:table-cell office:value-type="float" office:value="0" table:formula="of:=MOD(MIN([.$C116]*(COLUMN()-6);65536);65536)" table:style-name="ce1">
            <text:p>0</text:p>
          </table:table-cell>
          <table:table-cell office:value-type="float" office:value="0" table:formula="of:=MOD(MIN([.$C116]*(COLUMN()-6);65536);65536)" table:style-name="ce1">
            <text:p>0</text:p>
          </table:table-cell>
          <table:table-cell office:value-type="float" office:value="0" table:formula="of:=MOD(MIN([.$C116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715.271085887417" table:formula="of:=[.$A$1]*(1/2)^((ROW()-2)/64)" table:style-name="ce1">
            <text:p>4715.271086</text:p>
          </table:table-cell>
          <table:table-cell table:style-name="ce1"/>
          <table:table-cell office:value-type="float" office:value="4715" table:formula="of:=ROUND([.A117];0)" table:style-name="ce1">
            <text:p>4715</text:p>
          </table:table-cell>
          <table:table-cell table:style-name="ce1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MOD(MIN([.$C117]*(COLUMN()-6);65536);65536)" table:style-name="ce1">
            <text:p>0</text:p>
          </table:table-cell>
          <table:table-cell office:value-type="float" office:value="4715" table:formula="of:=MOD(MIN([.$C117]*(COLUMN()-6);65536);65536)" table:style-name="ce1">
            <text:p>4715</text:p>
          </table:table-cell>
          <table:table-cell office:value-type="float" office:value="9430" table:formula="of:=MOD(MIN([.$C117]*(COLUMN()-6);65536);65536)" table:style-name="ce1">
            <text:p>9430</text:p>
          </table:table-cell>
          <table:table-cell office:value-type="float" office:value="14145" table:formula="of:=MOD(MIN([.$C117]*(COLUMN()-6);65536);65536)" table:style-name="ce1">
            <text:p>14145</text:p>
          </table:table-cell>
          <table:table-cell office:value-type="float" office:value="18860" table:formula="of:=MOD(MIN([.$C117]*(COLUMN()-6);65536);65536)" table:style-name="ce1">
            <text:p>18860</text:p>
          </table:table-cell>
          <table:table-cell office:value-type="float" office:value="23575" table:formula="of:=MOD(MIN([.$C117]*(COLUMN()-6);65536);65536)" table:style-name="ce1">
            <text:p>23575</text:p>
          </table:table-cell>
          <table:table-cell office:value-type="float" office:value="28290" table:formula="of:=MOD(MIN([.$C117]*(COLUMN()-6);65536);65536)" table:style-name="ce1">
            <text:p>28290</text:p>
          </table:table-cell>
          <table:table-cell office:value-type="float" office:value="33005" table:formula="of:=MOD(MIN([.$C117]*(COLUMN()-6);65536);65536)" table:style-name="ce1">
            <text:p>33005</text:p>
          </table:table-cell>
          <table:table-cell office:value-type="float" office:value="37720" table:formula="of:=MOD(MIN([.$C117]*(COLUMN()-6);65536);65536)" table:style-name="ce1">
            <text:p>37720</text:p>
          </table:table-cell>
          <table:table-cell office:value-type="float" office:value="42435" table:formula="of:=MOD(MIN([.$C117]*(COLUMN()-6);65536);65536)" table:style-name="ce1">
            <text:p>42435</text:p>
          </table:table-cell>
          <table:table-cell office:value-type="float" office:value="47150" table:formula="of:=MOD(MIN([.$C117]*(COLUMN()-6);65536);65536)" table:style-name="ce1">
            <text:p>47150</text:p>
          </table:table-cell>
          <table:table-cell office:value-type="float" office:value="51865" table:formula="of:=MOD(MIN([.$C117]*(COLUMN()-6);65536);65536)" table:style-name="ce1">
            <text:p>51865</text:p>
          </table:table-cell>
          <table:table-cell office:value-type="float" office:value="56580" table:formula="of:=MOD(MIN([.$C117]*(COLUMN()-6);65536);65536)" table:style-name="ce1">
            <text:p>56580</text:p>
          </table:table-cell>
          <table:table-cell office:value-type="float" office:value="61295" table:formula="of:=MOD(MIN([.$C117]*(COLUMN()-6);65536);65536)" table:style-name="ce1">
            <text:p>61295</text:p>
          </table:table-cell>
          <table:table-cell office:value-type="float" office:value="0" table:formula="of:=MOD(MIN([.$C117]*(COLUMN()-6);65536);65536)" table:style-name="ce1">
            <text:p>0</text:p>
          </table:table-cell>
          <table:table-cell office:value-type="float" office:value="0" table:formula="of:=MOD(MIN([.$C117]*(COLUMN()-6);65536);65536)" table:style-name="ce1">
            <text:p>0</text:p>
          </table:table-cell>
          <table:table-cell office:value-type="float" office:value="0" table:formula="of:=MOD(MIN([.$C117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664.4782479634086" table:formula="of:=[.$A$1]*(1/2)^((ROW()-2)/64)" table:style-name="ce1">
            <text:p>4664.478248</text:p>
          </table:table-cell>
          <table:table-cell table:style-name="ce1"/>
          <table:table-cell office:value-type="float" office:value="4664" table:formula="of:=ROUND([.A118];0)" table:style-name="ce1">
            <text:p>4664</text:p>
          </table:table-cell>
          <table:table-cell table:style-name="ce1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MOD(MIN([.$C118]*(COLUMN()-6);65536);65536)" table:style-name="ce1">
            <text:p>0</text:p>
          </table:table-cell>
          <table:table-cell office:value-type="float" office:value="4664" table:formula="of:=MOD(MIN([.$C118]*(COLUMN()-6);65536);65536)" table:style-name="ce1">
            <text:p>4664</text:p>
          </table:table-cell>
          <table:table-cell office:value-type="float" office:value="9328" table:formula="of:=MOD(MIN([.$C118]*(COLUMN()-6);65536);65536)" table:style-name="ce1">
            <text:p>9328</text:p>
          </table:table-cell>
          <table:table-cell office:value-type="float" office:value="13992" table:formula="of:=MOD(MIN([.$C118]*(COLUMN()-6);65536);65536)" table:style-name="ce1">
            <text:p>13992</text:p>
          </table:table-cell>
          <table:table-cell office:value-type="float" office:value="18656" table:formula="of:=MOD(MIN([.$C118]*(COLUMN()-6);65536);65536)" table:style-name="ce1">
            <text:p>18656</text:p>
          </table:table-cell>
          <table:table-cell office:value-type="float" office:value="23320" table:formula="of:=MOD(MIN([.$C118]*(COLUMN()-6);65536);65536)" table:style-name="ce1">
            <text:p>23320</text:p>
          </table:table-cell>
          <table:table-cell office:value-type="float" office:value="27984" table:formula="of:=MOD(MIN([.$C118]*(COLUMN()-6);65536);65536)" table:style-name="ce1">
            <text:p>27984</text:p>
          </table:table-cell>
          <table:table-cell office:value-type="float" office:value="32648" table:formula="of:=MOD(MIN([.$C118]*(COLUMN()-6);65536);65536)" table:style-name="ce1">
            <text:p>32648</text:p>
          </table:table-cell>
          <table:table-cell office:value-type="float" office:value="37312" table:formula="of:=MOD(MIN([.$C118]*(COLUMN()-6);65536);65536)" table:style-name="ce1">
            <text:p>37312</text:p>
          </table:table-cell>
          <table:table-cell office:value-type="float" office:value="41976" table:formula="of:=MOD(MIN([.$C118]*(COLUMN()-6);65536);65536)" table:style-name="ce1">
            <text:p>41976</text:p>
          </table:table-cell>
          <table:table-cell office:value-type="float" office:value="46640" table:formula="of:=MOD(MIN([.$C118]*(COLUMN()-6);65536);65536)" table:style-name="ce1">
            <text:p>46640</text:p>
          </table:table-cell>
          <table:table-cell office:value-type="float" office:value="51304" table:formula="of:=MOD(MIN([.$C118]*(COLUMN()-6);65536);65536)" table:style-name="ce1">
            <text:p>51304</text:p>
          </table:table-cell>
          <table:table-cell office:value-type="float" office:value="55968" table:formula="of:=MOD(MIN([.$C118]*(COLUMN()-6);65536);65536)" table:style-name="ce1">
            <text:p>55968</text:p>
          </table:table-cell>
          <table:table-cell office:value-type="float" office:value="60632" table:formula="of:=MOD(MIN([.$C118]*(COLUMN()-6);65536);65536)" table:style-name="ce1">
            <text:p>60632</text:p>
          </table:table-cell>
          <table:table-cell office:value-type="float" office:value="65296" table:formula="of:=MOD(MIN([.$C118]*(COLUMN()-6);65536);65536)" table:style-name="ce1">
            <text:p>65296</text:p>
          </table:table-cell>
          <table:table-cell office:value-type="float" office:value="0" table:formula="of:=MOD(MIN([.$C118]*(COLUMN()-6);65536);65536)" table:style-name="ce1">
            <text:p>0</text:p>
          </table:table-cell>
          <table:table-cell office:value-type="float" office:value="0" table:formula="of:=MOD(MIN([.$C118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614.2325498193595" table:formula="of:=[.$A$1]*(1/2)^((ROW()-2)/64)" table:style-name="ce1">
            <text:p>4614.23255</text:p>
          </table:table-cell>
          <table:table-cell table:style-name="ce1"/>
          <table:table-cell office:value-type="float" office:value="4614" table:formula="of:=ROUND([.A119];0)" table:style-name="ce1">
            <text:p>4614</text:p>
          </table:table-cell>
          <table:table-cell table:style-name="ce1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MOD(MIN([.$C119]*(COLUMN()-6);65536);65536)" table:style-name="ce1">
            <text:p>0</text:p>
          </table:table-cell>
          <table:table-cell office:value-type="float" office:value="4614" table:formula="of:=MOD(MIN([.$C119]*(COLUMN()-6);65536);65536)" table:style-name="ce1">
            <text:p>4614</text:p>
          </table:table-cell>
          <table:table-cell office:value-type="float" office:value="9228" table:formula="of:=MOD(MIN([.$C119]*(COLUMN()-6);65536);65536)" table:style-name="ce1">
            <text:p>9228</text:p>
          </table:table-cell>
          <table:table-cell office:value-type="float" office:value="13842" table:formula="of:=MOD(MIN([.$C119]*(COLUMN()-6);65536);65536)" table:style-name="ce1">
            <text:p>13842</text:p>
          </table:table-cell>
          <table:table-cell office:value-type="float" office:value="18456" table:formula="of:=MOD(MIN([.$C119]*(COLUMN()-6);65536);65536)" table:style-name="ce1">
            <text:p>18456</text:p>
          </table:table-cell>
          <table:table-cell office:value-type="float" office:value="23070" table:formula="of:=MOD(MIN([.$C119]*(COLUMN()-6);65536);65536)" table:style-name="ce1">
            <text:p>23070</text:p>
          </table:table-cell>
          <table:table-cell office:value-type="float" office:value="27684" table:formula="of:=MOD(MIN([.$C119]*(COLUMN()-6);65536);65536)" table:style-name="ce1">
            <text:p>27684</text:p>
          </table:table-cell>
          <table:table-cell office:value-type="float" office:value="32298" table:formula="of:=MOD(MIN([.$C119]*(COLUMN()-6);65536);65536)" table:style-name="ce1">
            <text:p>32298</text:p>
          </table:table-cell>
          <table:table-cell office:value-type="float" office:value="36912" table:formula="of:=MOD(MIN([.$C119]*(COLUMN()-6);65536);65536)" table:style-name="ce1">
            <text:p>36912</text:p>
          </table:table-cell>
          <table:table-cell office:value-type="float" office:value="41526" table:formula="of:=MOD(MIN([.$C119]*(COLUMN()-6);65536);65536)" table:style-name="ce1">
            <text:p>41526</text:p>
          </table:table-cell>
          <table:table-cell office:value-type="float" office:value="46140" table:formula="of:=MOD(MIN([.$C119]*(COLUMN()-6);65536);65536)" table:style-name="ce1">
            <text:p>46140</text:p>
          </table:table-cell>
          <table:table-cell office:value-type="float" office:value="50754" table:formula="of:=MOD(MIN([.$C119]*(COLUMN()-6);65536);65536)" table:style-name="ce1">
            <text:p>50754</text:p>
          </table:table-cell>
          <table:table-cell office:value-type="float" office:value="55368" table:formula="of:=MOD(MIN([.$C119]*(COLUMN()-6);65536);65536)" table:style-name="ce1">
            <text:p>55368</text:p>
          </table:table-cell>
          <table:table-cell office:value-type="float" office:value="59982" table:formula="of:=MOD(MIN([.$C119]*(COLUMN()-6);65536);65536)" table:style-name="ce1">
            <text:p>59982</text:p>
          </table:table-cell>
          <table:table-cell office:value-type="float" office:value="64596" table:formula="of:=MOD(MIN([.$C119]*(COLUMN()-6);65536);65536)" table:style-name="ce1">
            <text:p>64596</text:p>
          </table:table-cell>
          <table:table-cell office:value-type="float" office:value="0" table:formula="of:=MOD(MIN([.$C119]*(COLUMN()-6);65536);65536)" table:style-name="ce1">
            <text:p>0</text:p>
          </table:table-cell>
          <table:table-cell office:value-type="float" office:value="0" table:formula="of:=MOD(MIN([.$C119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564.5280976727763" table:formula="of:=[.$A$1]*(1/2)^((ROW()-2)/64)" table:style-name="ce1">
            <text:p>4564.528098</text:p>
          </table:table-cell>
          <table:table-cell table:style-name="ce1"/>
          <table:table-cell office:value-type="float" office:value="4565" table:formula="of:=ROUND([.A120];0)" table:style-name="ce1">
            <text:p>4565</text:p>
          </table:table-cell>
          <table:table-cell table:style-name="ce1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MOD(MIN([.$C120]*(COLUMN()-6);65536);65536)" table:style-name="ce1">
            <text:p>0</text:p>
          </table:table-cell>
          <table:table-cell office:value-type="float" office:value="4565" table:formula="of:=MOD(MIN([.$C120]*(COLUMN()-6);65536);65536)" table:style-name="ce1">
            <text:p>4565</text:p>
          </table:table-cell>
          <table:table-cell office:value-type="float" office:value="9130" table:formula="of:=MOD(MIN([.$C120]*(COLUMN()-6);65536);65536)" table:style-name="ce1">
            <text:p>9130</text:p>
          </table:table-cell>
          <table:table-cell office:value-type="float" office:value="13695" table:formula="of:=MOD(MIN([.$C120]*(COLUMN()-6);65536);65536)" table:style-name="ce1">
            <text:p>13695</text:p>
          </table:table-cell>
          <table:table-cell office:value-type="float" office:value="18260" table:formula="of:=MOD(MIN([.$C120]*(COLUMN()-6);65536);65536)" table:style-name="ce1">
            <text:p>18260</text:p>
          </table:table-cell>
          <table:table-cell office:value-type="float" office:value="22825" table:formula="of:=MOD(MIN([.$C120]*(COLUMN()-6);65536);65536)" table:style-name="ce1">
            <text:p>22825</text:p>
          </table:table-cell>
          <table:table-cell office:value-type="float" office:value="27390" table:formula="of:=MOD(MIN([.$C120]*(COLUMN()-6);65536);65536)" table:style-name="ce1">
            <text:p>27390</text:p>
          </table:table-cell>
          <table:table-cell office:value-type="float" office:value="31955" table:formula="of:=MOD(MIN([.$C120]*(COLUMN()-6);65536);65536)" table:style-name="ce1">
            <text:p>31955</text:p>
          </table:table-cell>
          <table:table-cell office:value-type="float" office:value="36520" table:formula="of:=MOD(MIN([.$C120]*(COLUMN()-6);65536);65536)" table:style-name="ce1">
            <text:p>36520</text:p>
          </table:table-cell>
          <table:table-cell office:value-type="float" office:value="41085" table:formula="of:=MOD(MIN([.$C120]*(COLUMN()-6);65536);65536)" table:style-name="ce1">
            <text:p>41085</text:p>
          </table:table-cell>
          <table:table-cell office:value-type="float" office:value="45650" table:formula="of:=MOD(MIN([.$C120]*(COLUMN()-6);65536);65536)" table:style-name="ce1">
            <text:p>45650</text:p>
          </table:table-cell>
          <table:table-cell office:value-type="float" office:value="50215" table:formula="of:=MOD(MIN([.$C120]*(COLUMN()-6);65536);65536)" table:style-name="ce1">
            <text:p>50215</text:p>
          </table:table-cell>
          <table:table-cell office:value-type="float" office:value="54780" table:formula="of:=MOD(MIN([.$C120]*(COLUMN()-6);65536);65536)" table:style-name="ce1">
            <text:p>54780</text:p>
          </table:table-cell>
          <table:table-cell office:value-type="float" office:value="59345" table:formula="of:=MOD(MIN([.$C120]*(COLUMN()-6);65536);65536)" table:style-name="ce1">
            <text:p>59345</text:p>
          </table:table-cell>
          <table:table-cell office:value-type="float" office:value="63910" table:formula="of:=MOD(MIN([.$C120]*(COLUMN()-6);65536);65536)" table:style-name="ce1">
            <text:p>63910</text:p>
          </table:table-cell>
          <table:table-cell office:value-type="float" office:value="0" table:formula="of:=MOD(MIN([.$C120]*(COLUMN()-6);65536);65536)" table:style-name="ce1">
            <text:p>0</text:p>
          </table:table-cell>
          <table:table-cell office:value-type="float" office:value="0" table:formula="of:=MOD(MIN([.$C120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515.3590612289172" table:formula="of:=[.$A$1]*(1/2)^((ROW()-2)/64)" table:style-name="ce1">
            <text:p>4515.359061</text:p>
          </table:table-cell>
          <table:table-cell table:style-name="ce1"/>
          <table:table-cell office:value-type="float" office:value="4515" table:formula="of:=ROUND([.A121];0)" table:style-name="ce1">
            <text:p>4515</text:p>
          </table:table-cell>
          <table:table-cell table:style-name="ce1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MOD(MIN([.$C121]*(COLUMN()-6);65536);65536)" table:style-name="ce1">
            <text:p>0</text:p>
          </table:table-cell>
          <table:table-cell office:value-type="float" office:value="4515" table:formula="of:=MOD(MIN([.$C121]*(COLUMN()-6);65536);65536)" table:style-name="ce1">
            <text:p>4515</text:p>
          </table:table-cell>
          <table:table-cell office:value-type="float" office:value="9030" table:formula="of:=MOD(MIN([.$C121]*(COLUMN()-6);65536);65536)" table:style-name="ce1">
            <text:p>9030</text:p>
          </table:table-cell>
          <table:table-cell office:value-type="float" office:value="13545" table:formula="of:=MOD(MIN([.$C121]*(COLUMN()-6);65536);65536)" table:style-name="ce1">
            <text:p>13545</text:p>
          </table:table-cell>
          <table:table-cell office:value-type="float" office:value="18060" table:formula="of:=MOD(MIN([.$C121]*(COLUMN()-6);65536);65536)" table:style-name="ce1">
            <text:p>18060</text:p>
          </table:table-cell>
          <table:table-cell office:value-type="float" office:value="22575" table:formula="of:=MOD(MIN([.$C121]*(COLUMN()-6);65536);65536)" table:style-name="ce1">
            <text:p>22575</text:p>
          </table:table-cell>
          <table:table-cell office:value-type="float" office:value="27090" table:formula="of:=MOD(MIN([.$C121]*(COLUMN()-6);65536);65536)" table:style-name="ce1">
            <text:p>27090</text:p>
          </table:table-cell>
          <table:table-cell office:value-type="float" office:value="31605" table:formula="of:=MOD(MIN([.$C121]*(COLUMN()-6);65536);65536)" table:style-name="ce1">
            <text:p>31605</text:p>
          </table:table-cell>
          <table:table-cell office:value-type="float" office:value="36120" table:formula="of:=MOD(MIN([.$C121]*(COLUMN()-6);65536);65536)" table:style-name="ce1">
            <text:p>36120</text:p>
          </table:table-cell>
          <table:table-cell office:value-type="float" office:value="40635" table:formula="of:=MOD(MIN([.$C121]*(COLUMN()-6);65536);65536)" table:style-name="ce1">
            <text:p>40635</text:p>
          </table:table-cell>
          <table:table-cell office:value-type="float" office:value="45150" table:formula="of:=MOD(MIN([.$C121]*(COLUMN()-6);65536);65536)" table:style-name="ce1">
            <text:p>45150</text:p>
          </table:table-cell>
          <table:table-cell office:value-type="float" office:value="49665" table:formula="of:=MOD(MIN([.$C121]*(COLUMN()-6);65536);65536)" table:style-name="ce1">
            <text:p>49665</text:p>
          </table:table-cell>
          <table:table-cell office:value-type="float" office:value="54180" table:formula="of:=MOD(MIN([.$C121]*(COLUMN()-6);65536);65536)" table:style-name="ce1">
            <text:p>54180</text:p>
          </table:table-cell>
          <table:table-cell office:value-type="float" office:value="58695" table:formula="of:=MOD(MIN([.$C121]*(COLUMN()-6);65536);65536)" table:style-name="ce1">
            <text:p>58695</text:p>
          </table:table-cell>
          <table:table-cell office:value-type="float" office:value="63210" table:formula="of:=MOD(MIN([.$C121]*(COLUMN()-6);65536);65536)" table:style-name="ce1">
            <text:p>63210</text:p>
          </table:table-cell>
          <table:table-cell office:value-type="float" office:value="0" table:formula="of:=MOD(MIN([.$C121]*(COLUMN()-6);65536);65536)" table:style-name="ce1">
            <text:p>0</text:p>
          </table:table-cell>
          <table:table-cell office:value-type="float" office:value="0" table:formula="of:=MOD(MIN([.$C121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466.7196729968955" table:formula="of:=[.$A$1]*(1/2)^((ROW()-2)/64)" table:style-name="ce1">
            <text:p>4466.719673</text:p>
          </table:table-cell>
          <table:table-cell table:style-name="ce1"/>
          <table:table-cell office:value-type="float" office:value="4467" table:formula="of:=ROUND([.A122];0)" table:style-name="ce1">
            <text:p>4467</text:p>
          </table:table-cell>
          <table:table-cell table:style-name="ce1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MOD(MIN([.$C122]*(COLUMN()-6);65536);65536)" table:style-name="ce1">
            <text:p>0</text:p>
          </table:table-cell>
          <table:table-cell office:value-type="float" office:value="4467" table:formula="of:=MOD(MIN([.$C122]*(COLUMN()-6);65536);65536)" table:style-name="ce1">
            <text:p>4467</text:p>
          </table:table-cell>
          <table:table-cell office:value-type="float" office:value="8934" table:formula="of:=MOD(MIN([.$C122]*(COLUMN()-6);65536);65536)" table:style-name="ce1">
            <text:p>8934</text:p>
          </table:table-cell>
          <table:table-cell office:value-type="float" office:value="13401" table:formula="of:=MOD(MIN([.$C122]*(COLUMN()-6);65536);65536)" table:style-name="ce1">
            <text:p>13401</text:p>
          </table:table-cell>
          <table:table-cell office:value-type="float" office:value="17868" table:formula="of:=MOD(MIN([.$C122]*(COLUMN()-6);65536);65536)" table:style-name="ce1">
            <text:p>17868</text:p>
          </table:table-cell>
          <table:table-cell office:value-type="float" office:value="22335" table:formula="of:=MOD(MIN([.$C122]*(COLUMN()-6);65536);65536)" table:style-name="ce1">
            <text:p>22335</text:p>
          </table:table-cell>
          <table:table-cell office:value-type="float" office:value="26802" table:formula="of:=MOD(MIN([.$C122]*(COLUMN()-6);65536);65536)" table:style-name="ce1">
            <text:p>26802</text:p>
          </table:table-cell>
          <table:table-cell office:value-type="float" office:value="31269" table:formula="of:=MOD(MIN([.$C122]*(COLUMN()-6);65536);65536)" table:style-name="ce1">
            <text:p>31269</text:p>
          </table:table-cell>
          <table:table-cell office:value-type="float" office:value="35736" table:formula="of:=MOD(MIN([.$C122]*(COLUMN()-6);65536);65536)" table:style-name="ce1">
            <text:p>35736</text:p>
          </table:table-cell>
          <table:table-cell office:value-type="float" office:value="40203" table:formula="of:=MOD(MIN([.$C122]*(COLUMN()-6);65536);65536)" table:style-name="ce1">
            <text:p>40203</text:p>
          </table:table-cell>
          <table:table-cell office:value-type="float" office:value="44670" table:formula="of:=MOD(MIN([.$C122]*(COLUMN()-6);65536);65536)" table:style-name="ce1">
            <text:p>44670</text:p>
          </table:table-cell>
          <table:table-cell office:value-type="float" office:value="49137" table:formula="of:=MOD(MIN([.$C122]*(COLUMN()-6);65536);65536)" table:style-name="ce1">
            <text:p>49137</text:p>
          </table:table-cell>
          <table:table-cell office:value-type="float" office:value="53604" table:formula="of:=MOD(MIN([.$C122]*(COLUMN()-6);65536);65536)" table:style-name="ce1">
            <text:p>53604</text:p>
          </table:table-cell>
          <table:table-cell office:value-type="float" office:value="58071" table:formula="of:=MOD(MIN([.$C122]*(COLUMN()-6);65536);65536)" table:style-name="ce1">
            <text:p>58071</text:p>
          </table:table-cell>
          <table:table-cell office:value-type="float" office:value="62538" table:formula="of:=MOD(MIN([.$C122]*(COLUMN()-6);65536);65536)" table:style-name="ce1">
            <text:p>62538</text:p>
          </table:table-cell>
          <table:table-cell office:value-type="float" office:value="0" table:formula="of:=MOD(MIN([.$C122]*(COLUMN()-6);65536);65536)" table:style-name="ce1">
            <text:p>0</text:p>
          </table:table-cell>
          <table:table-cell office:value-type="float" office:value="0" table:formula="of:=MOD(MIN([.$C12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418.6042276131629" table:formula="of:=[.$A$1]*(1/2)^((ROW()-2)/64)" table:style-name="ce1">
            <text:p>4418.604228</text:p>
          </table:table-cell>
          <table:table-cell table:style-name="ce1"/>
          <table:table-cell office:value-type="float" office:value="4419" table:formula="of:=ROUND([.A123];0)" table:style-name="ce1">
            <text:p>4419</text:p>
          </table:table-cell>
          <table:table-cell table:style-name="ce1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MOD(MIN([.$C123]*(COLUMN()-6);65536);65536)" table:style-name="ce1">
            <text:p>0</text:p>
          </table:table-cell>
          <table:table-cell office:value-type="float" office:value="4419" table:formula="of:=MOD(MIN([.$C123]*(COLUMN()-6);65536);65536)" table:style-name="ce1">
            <text:p>4419</text:p>
          </table:table-cell>
          <table:table-cell office:value-type="float" office:value="8838" table:formula="of:=MOD(MIN([.$C123]*(COLUMN()-6);65536);65536)" table:style-name="ce1">
            <text:p>8838</text:p>
          </table:table-cell>
          <table:table-cell office:value-type="float" office:value="13257" table:formula="of:=MOD(MIN([.$C123]*(COLUMN()-6);65536);65536)" table:style-name="ce1">
            <text:p>13257</text:p>
          </table:table-cell>
          <table:table-cell office:value-type="float" office:value="17676" table:formula="of:=MOD(MIN([.$C123]*(COLUMN()-6);65536);65536)" table:style-name="ce1">
            <text:p>17676</text:p>
          </table:table-cell>
          <table:table-cell office:value-type="float" office:value="22095" table:formula="of:=MOD(MIN([.$C123]*(COLUMN()-6);65536);65536)" table:style-name="ce1">
            <text:p>22095</text:p>
          </table:table-cell>
          <table:table-cell office:value-type="float" office:value="26514" table:formula="of:=MOD(MIN([.$C123]*(COLUMN()-6);65536);65536)" table:style-name="ce1">
            <text:p>26514</text:p>
          </table:table-cell>
          <table:table-cell office:value-type="float" office:value="30933" table:formula="of:=MOD(MIN([.$C123]*(COLUMN()-6);65536);65536)" table:style-name="ce1">
            <text:p>30933</text:p>
          </table:table-cell>
          <table:table-cell office:value-type="float" office:value="35352" table:formula="of:=MOD(MIN([.$C123]*(COLUMN()-6);65536);65536)" table:style-name="ce1">
            <text:p>35352</text:p>
          </table:table-cell>
          <table:table-cell office:value-type="float" office:value="39771" table:formula="of:=MOD(MIN([.$C123]*(COLUMN()-6);65536);65536)" table:style-name="ce1">
            <text:p>39771</text:p>
          </table:table-cell>
          <table:table-cell office:value-type="float" office:value="44190" table:formula="of:=MOD(MIN([.$C123]*(COLUMN()-6);65536);65536)" table:style-name="ce1">
            <text:p>44190</text:p>
          </table:table-cell>
          <table:table-cell office:value-type="float" office:value="48609" table:formula="of:=MOD(MIN([.$C123]*(COLUMN()-6);65536);65536)" table:style-name="ce1">
            <text:p>48609</text:p>
          </table:table-cell>
          <table:table-cell office:value-type="float" office:value="53028" table:formula="of:=MOD(MIN([.$C123]*(COLUMN()-6);65536);65536)" table:style-name="ce1">
            <text:p>53028</text:p>
          </table:table-cell>
          <table:table-cell office:value-type="float" office:value="57447" table:formula="of:=MOD(MIN([.$C123]*(COLUMN()-6);65536);65536)" table:style-name="ce1">
            <text:p>57447</text:p>
          </table:table-cell>
          <table:table-cell office:value-type="float" office:value="61866" table:formula="of:=MOD(MIN([.$C123]*(COLUMN()-6);65536);65536)" table:style-name="ce1">
            <text:p>61866</text:p>
          </table:table-cell>
          <table:table-cell office:value-type="float" office:value="0" table:formula="of:=MOD(MIN([.$C123]*(COLUMN()-6);65536);65536)" table:style-name="ce1">
            <text:p>0</text:p>
          </table:table-cell>
          <table:table-cell office:value-type="float" office:value="0" table:formula="of:=MOD(MIN([.$C12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371.0070811722699" table:formula="of:=[.$A$1]*(1/2)^((ROW()-2)/64)" table:style-name="ce1">
            <text:p>4371.007081</text:p>
          </table:table-cell>
          <table:table-cell table:style-name="ce1"/>
          <table:table-cell office:value-type="float" office:value="4371" table:formula="of:=ROUND([.A124];0)" table:style-name="ce1">
            <text:p>4371</text:p>
          </table:table-cell>
          <table:table-cell table:style-name="ce1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MOD(MIN([.$C124]*(COLUMN()-6);65536);65536)" table:style-name="ce1">
            <text:p>0</text:p>
          </table:table-cell>
          <table:table-cell office:value-type="float" office:value="4371" table:formula="of:=MOD(MIN([.$C124]*(COLUMN()-6);65536);65536)" table:style-name="ce1">
            <text:p>4371</text:p>
          </table:table-cell>
          <table:table-cell office:value-type="float" office:value="8742" table:formula="of:=MOD(MIN([.$C124]*(COLUMN()-6);65536);65536)" table:style-name="ce1">
            <text:p>8742</text:p>
          </table:table-cell>
          <table:table-cell office:value-type="float" office:value="13113" table:formula="of:=MOD(MIN([.$C124]*(COLUMN()-6);65536);65536)" table:style-name="ce1">
            <text:p>13113</text:p>
          </table:table-cell>
          <table:table-cell office:value-type="float" office:value="17484" table:formula="of:=MOD(MIN([.$C124]*(COLUMN()-6);65536);65536)" table:style-name="ce1">
            <text:p>17484</text:p>
          </table:table-cell>
          <table:table-cell office:value-type="float" office:value="21855" table:formula="of:=MOD(MIN([.$C124]*(COLUMN()-6);65536);65536)" table:style-name="ce1">
            <text:p>21855</text:p>
          </table:table-cell>
          <table:table-cell office:value-type="float" office:value="26226" table:formula="of:=MOD(MIN([.$C124]*(COLUMN()-6);65536);65536)" table:style-name="ce1">
            <text:p>26226</text:p>
          </table:table-cell>
          <table:table-cell office:value-type="float" office:value="30597" table:formula="of:=MOD(MIN([.$C124]*(COLUMN()-6);65536);65536)" table:style-name="ce1">
            <text:p>30597</text:p>
          </table:table-cell>
          <table:table-cell office:value-type="float" office:value="34968" table:formula="of:=MOD(MIN([.$C124]*(COLUMN()-6);65536);65536)" table:style-name="ce1">
            <text:p>34968</text:p>
          </table:table-cell>
          <table:table-cell office:value-type="float" office:value="39339" table:formula="of:=MOD(MIN([.$C124]*(COLUMN()-6);65536);65536)" table:style-name="ce1">
            <text:p>39339</text:p>
          </table:table-cell>
          <table:table-cell office:value-type="float" office:value="43710" table:formula="of:=MOD(MIN([.$C124]*(COLUMN()-6);65536);65536)" table:style-name="ce1">
            <text:p>43710</text:p>
          </table:table-cell>
          <table:table-cell office:value-type="float" office:value="48081" table:formula="of:=MOD(MIN([.$C124]*(COLUMN()-6);65536);65536)" table:style-name="ce1">
            <text:p>48081</text:p>
          </table:table-cell>
          <table:table-cell office:value-type="float" office:value="52452" table:formula="of:=MOD(MIN([.$C124]*(COLUMN()-6);65536);65536)" table:style-name="ce1">
            <text:p>52452</text:p>
          </table:table-cell>
          <table:table-cell office:value-type="float" office:value="56823" table:formula="of:=MOD(MIN([.$C124]*(COLUMN()-6);65536);65536)" table:style-name="ce1">
            <text:p>56823</text:p>
          </table:table-cell>
          <table:table-cell office:value-type="float" office:value="61194" table:formula="of:=MOD(MIN([.$C124]*(COLUMN()-6);65536);65536)" table:style-name="ce1">
            <text:p>61194</text:p>
          </table:table-cell>
          <table:table-cell office:value-type="float" office:value="0" table:formula="of:=MOD(MIN([.$C124]*(COLUMN()-6);65536);65536)" table:style-name="ce1">
            <text:p>0</text:p>
          </table:table-cell>
          <table:table-cell office:value-type="float" office:value="0" table:formula="of:=MOD(MIN([.$C124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323.9226505648421" table:formula="of:=[.$A$1]*(1/2)^((ROW()-2)/64)" table:style-name="ce1">
            <text:p>4323.922651</text:p>
          </table:table-cell>
          <table:table-cell table:style-name="ce1"/>
          <table:table-cell office:value-type="float" office:value="4324" table:formula="of:=ROUND([.A125];0)" table:style-name="ce1">
            <text:p>4324</text:p>
          </table:table-cell>
          <table:table-cell table:style-name="ce1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MOD(MIN([.$C125]*(COLUMN()-6);65536);65536)" table:style-name="ce1">
            <text:p>0</text:p>
          </table:table-cell>
          <table:table-cell office:value-type="float" office:value="4324" table:formula="of:=MOD(MIN([.$C125]*(COLUMN()-6);65536);65536)" table:style-name="ce1">
            <text:p>4324</text:p>
          </table:table-cell>
          <table:table-cell office:value-type="float" office:value="8648" table:formula="of:=MOD(MIN([.$C125]*(COLUMN()-6);65536);65536)" table:style-name="ce1">
            <text:p>8648</text:p>
          </table:table-cell>
          <table:table-cell office:value-type="float" office:value="12972" table:formula="of:=MOD(MIN([.$C125]*(COLUMN()-6);65536);65536)" table:style-name="ce1">
            <text:p>12972</text:p>
          </table:table-cell>
          <table:table-cell office:value-type="float" office:value="17296" table:formula="of:=MOD(MIN([.$C125]*(COLUMN()-6);65536);65536)" table:style-name="ce1">
            <text:p>17296</text:p>
          </table:table-cell>
          <table:table-cell office:value-type="float" office:value="21620" table:formula="of:=MOD(MIN([.$C125]*(COLUMN()-6);65536);65536)" table:style-name="ce1">
            <text:p>21620</text:p>
          </table:table-cell>
          <table:table-cell office:value-type="float" office:value="25944" table:formula="of:=MOD(MIN([.$C125]*(COLUMN()-6);65536);65536)" table:style-name="ce1">
            <text:p>25944</text:p>
          </table:table-cell>
          <table:table-cell office:value-type="float" office:value="30268" table:formula="of:=MOD(MIN([.$C125]*(COLUMN()-6);65536);65536)" table:style-name="ce1">
            <text:p>30268</text:p>
          </table:table-cell>
          <table:table-cell office:value-type="float" office:value="34592" table:formula="of:=MOD(MIN([.$C125]*(COLUMN()-6);65536);65536)" table:style-name="ce1">
            <text:p>34592</text:p>
          </table:table-cell>
          <table:table-cell office:value-type="float" office:value="38916" table:formula="of:=MOD(MIN([.$C125]*(COLUMN()-6);65536);65536)" table:style-name="ce1">
            <text:p>38916</text:p>
          </table:table-cell>
          <table:table-cell office:value-type="float" office:value="43240" table:formula="of:=MOD(MIN([.$C125]*(COLUMN()-6);65536);65536)" table:style-name="ce1">
            <text:p>43240</text:p>
          </table:table-cell>
          <table:table-cell office:value-type="float" office:value="47564" table:formula="of:=MOD(MIN([.$C125]*(COLUMN()-6);65536);65536)" table:style-name="ce1">
            <text:p>47564</text:p>
          </table:table-cell>
          <table:table-cell office:value-type="float" office:value="51888" table:formula="of:=MOD(MIN([.$C125]*(COLUMN()-6);65536);65536)" table:style-name="ce1">
            <text:p>51888</text:p>
          </table:table-cell>
          <table:table-cell office:value-type="float" office:value="56212" table:formula="of:=MOD(MIN([.$C125]*(COLUMN()-6);65536);65536)" table:style-name="ce1">
            <text:p>56212</text:p>
          </table:table-cell>
          <table:table-cell office:value-type="float" office:value="60536" table:formula="of:=MOD(MIN([.$C125]*(COLUMN()-6);65536);65536)" table:style-name="ce1">
            <text:p>60536</text:p>
          </table:table-cell>
          <table:table-cell office:value-type="float" office:value="64860" table:formula="of:=MOD(MIN([.$C125]*(COLUMN()-6);65536);65536)" table:style-name="ce1">
            <text:p>64860</text:p>
          </table:table-cell>
          <table:table-cell office:value-type="float" office:value="0" table:formula="of:=MOD(MIN([.$C125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277.3454128226867" table:formula="of:=[.$A$1]*(1/2)^((ROW()-2)/64)" table:style-name="ce1">
            <text:p>4277.345413</text:p>
          </table:table-cell>
          <table:table-cell table:style-name="ce1"/>
          <table:table-cell office:value-type="float" office:value="4277" table:formula="of:=ROUND([.A126];0)" table:style-name="ce1">
            <text:p>4277</text:p>
          </table:table-cell>
          <table:table-cell table:style-name="ce1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MOD(MIN([.$C126]*(COLUMN()-6);65536);65536)" table:style-name="ce1">
            <text:p>0</text:p>
          </table:table-cell>
          <table:table-cell office:value-type="float" office:value="4277" table:formula="of:=MOD(MIN([.$C126]*(COLUMN()-6);65536);65536)" table:style-name="ce1">
            <text:p>4277</text:p>
          </table:table-cell>
          <table:table-cell office:value-type="float" office:value="8554" table:formula="of:=MOD(MIN([.$C126]*(COLUMN()-6);65536);65536)" table:style-name="ce1">
            <text:p>8554</text:p>
          </table:table-cell>
          <table:table-cell office:value-type="float" office:value="12831" table:formula="of:=MOD(MIN([.$C126]*(COLUMN()-6);65536);65536)" table:style-name="ce1">
            <text:p>12831</text:p>
          </table:table-cell>
          <table:table-cell office:value-type="float" office:value="17108" table:formula="of:=MOD(MIN([.$C126]*(COLUMN()-6);65536);65536)" table:style-name="ce1">
            <text:p>17108</text:p>
          </table:table-cell>
          <table:table-cell office:value-type="float" office:value="21385" table:formula="of:=MOD(MIN([.$C126]*(COLUMN()-6);65536);65536)" table:style-name="ce1">
            <text:p>21385</text:p>
          </table:table-cell>
          <table:table-cell office:value-type="float" office:value="25662" table:formula="of:=MOD(MIN([.$C126]*(COLUMN()-6);65536);65536)" table:style-name="ce1">
            <text:p>25662</text:p>
          </table:table-cell>
          <table:table-cell office:value-type="float" office:value="29939" table:formula="of:=MOD(MIN([.$C126]*(COLUMN()-6);65536);65536)" table:style-name="ce1">
            <text:p>29939</text:p>
          </table:table-cell>
          <table:table-cell office:value-type="float" office:value="34216" table:formula="of:=MOD(MIN([.$C126]*(COLUMN()-6);65536);65536)" table:style-name="ce1">
            <text:p>34216</text:p>
          </table:table-cell>
          <table:table-cell office:value-type="float" office:value="38493" table:formula="of:=MOD(MIN([.$C126]*(COLUMN()-6);65536);65536)" table:style-name="ce1">
            <text:p>38493</text:p>
          </table:table-cell>
          <table:table-cell office:value-type="float" office:value="42770" table:formula="of:=MOD(MIN([.$C126]*(COLUMN()-6);65536);65536)" table:style-name="ce1">
            <text:p>42770</text:p>
          </table:table-cell>
          <table:table-cell office:value-type="float" office:value="47047" table:formula="of:=MOD(MIN([.$C126]*(COLUMN()-6);65536);65536)" table:style-name="ce1">
            <text:p>47047</text:p>
          </table:table-cell>
          <table:table-cell office:value-type="float" office:value="51324" table:formula="of:=MOD(MIN([.$C126]*(COLUMN()-6);65536);65536)" table:style-name="ce1">
            <text:p>51324</text:p>
          </table:table-cell>
          <table:table-cell office:value-type="float" office:value="55601" table:formula="of:=MOD(MIN([.$C126]*(COLUMN()-6);65536);65536)" table:style-name="ce1">
            <text:p>55601</text:p>
          </table:table-cell>
          <table:table-cell office:value-type="float" office:value="59878" table:formula="of:=MOD(MIN([.$C126]*(COLUMN()-6);65536);65536)" table:style-name="ce1">
            <text:p>59878</text:p>
          </table:table-cell>
          <table:table-cell office:value-type="float" office:value="64155" table:formula="of:=MOD(MIN([.$C126]*(COLUMN()-6);65536);65536)" table:style-name="ce1">
            <text:p>64155</text:p>
          </table:table-cell>
          <table:table-cell office:value-type="float" office:value="0" table:formula="of:=MOD(MIN([.$C126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231.2699044709525" table:formula="of:=[.$A$1]*(1/2)^((ROW()-2)/64)" table:style-name="ce1">
            <text:p>4231.269904</text:p>
          </table:table-cell>
          <table:table-cell table:style-name="ce1"/>
          <table:table-cell office:value-type="float" office:value="4231" table:formula="of:=ROUND([.A127];0)" table:style-name="ce1">
            <text:p>4231</text:p>
          </table:table-cell>
          <table:table-cell table:style-name="ce1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MOD(MIN([.$C127]*(COLUMN()-6);65536);65536)" table:style-name="ce1">
            <text:p>0</text:p>
          </table:table-cell>
          <table:table-cell office:value-type="float" office:value="4231" table:formula="of:=MOD(MIN([.$C127]*(COLUMN()-6);65536);65536)" table:style-name="ce1">
            <text:p>4231</text:p>
          </table:table-cell>
          <table:table-cell office:value-type="float" office:value="8462" table:formula="of:=MOD(MIN([.$C127]*(COLUMN()-6);65536);65536)" table:style-name="ce1">
            <text:p>8462</text:p>
          </table:table-cell>
          <table:table-cell office:value-type="float" office:value="12693" table:formula="of:=MOD(MIN([.$C127]*(COLUMN()-6);65536);65536)" table:style-name="ce1">
            <text:p>12693</text:p>
          </table:table-cell>
          <table:table-cell office:value-type="float" office:value="16924" table:formula="of:=MOD(MIN([.$C127]*(COLUMN()-6);65536);65536)" table:style-name="ce1">
            <text:p>16924</text:p>
          </table:table-cell>
          <table:table-cell office:value-type="float" office:value="21155" table:formula="of:=MOD(MIN([.$C127]*(COLUMN()-6);65536);65536)" table:style-name="ce1">
            <text:p>21155</text:p>
          </table:table-cell>
          <table:table-cell office:value-type="float" office:value="25386" table:formula="of:=MOD(MIN([.$C127]*(COLUMN()-6);65536);65536)" table:style-name="ce1">
            <text:p>25386</text:p>
          </table:table-cell>
          <table:table-cell office:value-type="float" office:value="29617" table:formula="of:=MOD(MIN([.$C127]*(COLUMN()-6);65536);65536)" table:style-name="ce1">
            <text:p>29617</text:p>
          </table:table-cell>
          <table:table-cell office:value-type="float" office:value="33848" table:formula="of:=MOD(MIN([.$C127]*(COLUMN()-6);65536);65536)" table:style-name="ce1">
            <text:p>33848</text:p>
          </table:table-cell>
          <table:table-cell office:value-type="float" office:value="38079" table:formula="of:=MOD(MIN([.$C127]*(COLUMN()-6);65536);65536)" table:style-name="ce1">
            <text:p>38079</text:p>
          </table:table-cell>
          <table:table-cell office:value-type="float" office:value="42310" table:formula="of:=MOD(MIN([.$C127]*(COLUMN()-6);65536);65536)" table:style-name="ce1">
            <text:p>42310</text:p>
          </table:table-cell>
          <table:table-cell office:value-type="float" office:value="46541" table:formula="of:=MOD(MIN([.$C127]*(COLUMN()-6);65536);65536)" table:style-name="ce1">
            <text:p>46541</text:p>
          </table:table-cell>
          <table:table-cell office:value-type="float" office:value="50772" table:formula="of:=MOD(MIN([.$C127]*(COLUMN()-6);65536);65536)" table:style-name="ce1">
            <text:p>50772</text:p>
          </table:table-cell>
          <table:table-cell office:value-type="float" office:value="55003" table:formula="of:=MOD(MIN([.$C127]*(COLUMN()-6);65536);65536)" table:style-name="ce1">
            <text:p>55003</text:p>
          </table:table-cell>
          <table:table-cell office:value-type="float" office:value="59234" table:formula="of:=MOD(MIN([.$C127]*(COLUMN()-6);65536);65536)" table:style-name="ce1">
            <text:p>59234</text:p>
          </table:table-cell>
          <table:table-cell office:value-type="float" office:value="63465" table:formula="of:=MOD(MIN([.$C127]*(COLUMN()-6);65536);65536)" table:style-name="ce1">
            <text:p>63465</text:p>
          </table:table-cell>
          <table:table-cell office:value-type="float" office:value="0" table:formula="of:=MOD(MIN([.$C127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185.6907208872626" table:formula="of:=[.$A$1]*(1/2)^((ROW()-2)/64)" table:style-name="ce1">
            <text:p>4185.690721</text:p>
          </table:table-cell>
          <table:table-cell table:style-name="ce1"/>
          <table:table-cell office:value-type="float" office:value="4186" table:formula="of:=ROUND([.A128];0)" table:style-name="ce1">
            <text:p>4186</text:p>
          </table:table-cell>
          <table:table-cell table:style-name="ce1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MOD(MIN([.$C128]*(COLUMN()-6);65536);65536)" table:style-name="ce1">
            <text:p>0</text:p>
          </table:table-cell>
          <table:table-cell office:value-type="float" office:value="4186" table:formula="of:=MOD(MIN([.$C128]*(COLUMN()-6);65536);65536)" table:style-name="ce1">
            <text:p>4186</text:p>
          </table:table-cell>
          <table:table-cell office:value-type="float" office:value="8372" table:formula="of:=MOD(MIN([.$C128]*(COLUMN()-6);65536);65536)" table:style-name="ce1">
            <text:p>8372</text:p>
          </table:table-cell>
          <table:table-cell office:value-type="float" office:value="12558" table:formula="of:=MOD(MIN([.$C128]*(COLUMN()-6);65536);65536)" table:style-name="ce1">
            <text:p>12558</text:p>
          </table:table-cell>
          <table:table-cell office:value-type="float" office:value="16744" table:formula="of:=MOD(MIN([.$C128]*(COLUMN()-6);65536);65536)" table:style-name="ce1">
            <text:p>16744</text:p>
          </table:table-cell>
          <table:table-cell office:value-type="float" office:value="20930" table:formula="of:=MOD(MIN([.$C128]*(COLUMN()-6);65536);65536)" table:style-name="ce1">
            <text:p>20930</text:p>
          </table:table-cell>
          <table:table-cell office:value-type="float" office:value="25116" table:formula="of:=MOD(MIN([.$C128]*(COLUMN()-6);65536);65536)" table:style-name="ce1">
            <text:p>25116</text:p>
          </table:table-cell>
          <table:table-cell office:value-type="float" office:value="29302" table:formula="of:=MOD(MIN([.$C128]*(COLUMN()-6);65536);65536)" table:style-name="ce1">
            <text:p>29302</text:p>
          </table:table-cell>
          <table:table-cell office:value-type="float" office:value="33488" table:formula="of:=MOD(MIN([.$C128]*(COLUMN()-6);65536);65536)" table:style-name="ce1">
            <text:p>33488</text:p>
          </table:table-cell>
          <table:table-cell office:value-type="float" office:value="37674" table:formula="of:=MOD(MIN([.$C128]*(COLUMN()-6);65536);65536)" table:style-name="ce1">
            <text:p>37674</text:p>
          </table:table-cell>
          <table:table-cell office:value-type="float" office:value="41860" table:formula="of:=MOD(MIN([.$C128]*(COLUMN()-6);65536);65536)" table:style-name="ce1">
            <text:p>41860</text:p>
          </table:table-cell>
          <table:table-cell office:value-type="float" office:value="46046" table:formula="of:=MOD(MIN([.$C128]*(COLUMN()-6);65536);65536)" table:style-name="ce1">
            <text:p>46046</text:p>
          </table:table-cell>
          <table:table-cell office:value-type="float" office:value="50232" table:formula="of:=MOD(MIN([.$C128]*(COLUMN()-6);65536);65536)" table:style-name="ce1">
            <text:p>50232</text:p>
          </table:table-cell>
          <table:table-cell office:value-type="float" office:value="54418" table:formula="of:=MOD(MIN([.$C128]*(COLUMN()-6);65536);65536)" table:style-name="ce1">
            <text:p>54418</text:p>
          </table:table-cell>
          <table:table-cell office:value-type="float" office:value="58604" table:formula="of:=MOD(MIN([.$C128]*(COLUMN()-6);65536);65536)" table:style-name="ce1">
            <text:p>58604</text:p>
          </table:table-cell>
          <table:table-cell office:value-type="float" office:value="62790" table:formula="of:=MOD(MIN([.$C128]*(COLUMN()-6);65536);65536)" table:style-name="ce1">
            <text:p>62790</text:p>
          </table:table-cell>
          <table:table-cell office:value-type="float" office:value="0" table:formula="of:=MOD(MIN([.$C128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140.6025156677651" table:formula="of:=[.$A$1]*(1/2)^((ROW()-2)/64)" table:style-name="ce1">
            <text:p>4140.602516</text:p>
          </table:table-cell>
          <table:table-cell table:style-name="ce1"/>
          <table:table-cell office:value-type="float" office:value="4141" table:formula="of:=ROUND([.A129];0)" table:style-name="ce1">
            <text:p>4141</text:p>
          </table:table-cell>
          <table:table-cell table:style-name="ce1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MOD(MIN([.$C129]*(COLUMN()-6);65536);65536)" table:style-name="ce1">
            <text:p>0</text:p>
          </table:table-cell>
          <table:table-cell office:value-type="float" office:value="4141" table:formula="of:=MOD(MIN([.$C129]*(COLUMN()-6);65536);65536)" table:style-name="ce1">
            <text:p>4141</text:p>
          </table:table-cell>
          <table:table-cell office:value-type="float" office:value="8282" table:formula="of:=MOD(MIN([.$C129]*(COLUMN()-6);65536);65536)" table:style-name="ce1">
            <text:p>8282</text:p>
          </table:table-cell>
          <table:table-cell office:value-type="float" office:value="12423" table:formula="of:=MOD(MIN([.$C129]*(COLUMN()-6);65536);65536)" table:style-name="ce1">
            <text:p>12423</text:p>
          </table:table-cell>
          <table:table-cell office:value-type="float" office:value="16564" table:formula="of:=MOD(MIN([.$C129]*(COLUMN()-6);65536);65536)" table:style-name="ce1">
            <text:p>16564</text:p>
          </table:table-cell>
          <table:table-cell office:value-type="float" office:value="20705" table:formula="of:=MOD(MIN([.$C129]*(COLUMN()-6);65536);65536)" table:style-name="ce1">
            <text:p>20705</text:p>
          </table:table-cell>
          <table:table-cell office:value-type="float" office:value="24846" table:formula="of:=MOD(MIN([.$C129]*(COLUMN()-6);65536);65536)" table:style-name="ce1">
            <text:p>24846</text:p>
          </table:table-cell>
          <table:table-cell office:value-type="float" office:value="28987" table:formula="of:=MOD(MIN([.$C129]*(COLUMN()-6);65536);65536)" table:style-name="ce1">
            <text:p>28987</text:p>
          </table:table-cell>
          <table:table-cell office:value-type="float" office:value="33128" table:formula="of:=MOD(MIN([.$C129]*(COLUMN()-6);65536);65536)" table:style-name="ce1">
            <text:p>33128</text:p>
          </table:table-cell>
          <table:table-cell office:value-type="float" office:value="37269" table:formula="of:=MOD(MIN([.$C129]*(COLUMN()-6);65536);65536)" table:style-name="ce1">
            <text:p>37269</text:p>
          </table:table-cell>
          <table:table-cell office:value-type="float" office:value="41410" table:formula="of:=MOD(MIN([.$C129]*(COLUMN()-6);65536);65536)" table:style-name="ce1">
            <text:p>41410</text:p>
          </table:table-cell>
          <table:table-cell office:value-type="float" office:value="45551" table:formula="of:=MOD(MIN([.$C129]*(COLUMN()-6);65536);65536)" table:style-name="ce1">
            <text:p>45551</text:p>
          </table:table-cell>
          <table:table-cell office:value-type="float" office:value="49692" table:formula="of:=MOD(MIN([.$C129]*(COLUMN()-6);65536);65536)" table:style-name="ce1">
            <text:p>49692</text:p>
          </table:table-cell>
          <table:table-cell office:value-type="float" office:value="53833" table:formula="of:=MOD(MIN([.$C129]*(COLUMN()-6);65536);65536)" table:style-name="ce1">
            <text:p>53833</text:p>
          </table:table-cell>
          <table:table-cell office:value-type="float" office:value="57974" table:formula="of:=MOD(MIN([.$C129]*(COLUMN()-6);65536);65536)" table:style-name="ce1">
            <text:p>57974</text:p>
          </table:table-cell>
          <table:table-cell office:value-type="float" office:value="62115" table:formula="of:=MOD(MIN([.$C129]*(COLUMN()-6);65536);65536)" table:style-name="ce1">
            <text:p>62115</text:p>
          </table:table-cell>
          <table:table-cell office:value-type="float" office:value="0" table:formula="of:=MOD(MIN([.$C129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096" table:formula="of:=[.$A$1]*(1/2)^((ROW()-2)/64)" table:style-name="ce1">
            <text:p>4096</text:p>
          </table:table-cell>
          <table:table-cell table:style-name="ce1"/>
          <table:table-cell office:value-type="float" office:value="4096" table:formula="of:=ROUND([.A130];0)" table:style-name="ce1">
            <text:p>4096</text:p>
          </table:table-cell>
          <table:table-cell table:style-name="ce1"/>
          <table:table-cell office:value-type="float" office:value="128" table:formula="of:=ROW()-2" table:style-name="ce1">
            <text:p>128</text:p>
          </table:table-cell>
          <table:table-cell office:value-type="float" office:value="0" table:formula="of:=MOD(MIN([.$C130]*(COLUMN()-6);65536);65536)" table:style-name="ce1">
            <text:p>0</text:p>
          </table:table-cell>
          <table:table-cell office:value-type="float" office:value="4096" table:formula="of:=MOD(MIN([.$C130]*(COLUMN()-6);65536);65536)" table:style-name="ce1">
            <text:p>4096</text:p>
          </table:table-cell>
          <table:table-cell office:value-type="float" office:value="8192" table:formula="of:=MOD(MIN([.$C130]*(COLUMN()-6);65536);65536)" table:style-name="ce1">
            <text:p>8192</text:p>
          </table:table-cell>
          <table:table-cell office:value-type="float" office:value="12288" table:formula="of:=MOD(MIN([.$C130]*(COLUMN()-6);65536);65536)" table:style-name="ce1">
            <text:p>12288</text:p>
          </table:table-cell>
          <table:table-cell office:value-type="float" office:value="16384" table:formula="of:=MOD(MIN([.$C130]*(COLUMN()-6);65536);65536)" table:style-name="ce1">
            <text:p>16384</text:p>
          </table:table-cell>
          <table:table-cell office:value-type="float" office:value="20480" table:formula="of:=MOD(MIN([.$C130]*(COLUMN()-6);65536);65536)" table:style-name="ce1">
            <text:p>20480</text:p>
          </table:table-cell>
          <table:table-cell office:value-type="float" office:value="24576" table:formula="of:=MOD(MIN([.$C130]*(COLUMN()-6);65536);65536)" table:style-name="ce1">
            <text:p>24576</text:p>
          </table:table-cell>
          <table:table-cell office:value-type="float" office:value="28672" table:formula="of:=MOD(MIN([.$C130]*(COLUMN()-6);65536);65536)" table:style-name="ce1">
            <text:p>28672</text:p>
          </table:table-cell>
          <table:table-cell office:value-type="float" office:value="32768" table:formula="of:=MOD(MIN([.$C130]*(COLUMN()-6);65536);65536)" table:style-name="ce1">
            <text:p>32768</text:p>
          </table:table-cell>
          <table:table-cell office:value-type="float" office:value="36864" table:formula="of:=MOD(MIN([.$C130]*(COLUMN()-6);65536);65536)" table:style-name="ce1">
            <text:p>36864</text:p>
          </table:table-cell>
          <table:table-cell office:value-type="float" office:value="40960" table:formula="of:=MOD(MIN([.$C130]*(COLUMN()-6);65536);65536)" table:style-name="ce1">
            <text:p>40960</text:p>
          </table:table-cell>
          <table:table-cell office:value-type="float" office:value="45056" table:formula="of:=MOD(MIN([.$C130]*(COLUMN()-6);65536);65536)" table:style-name="ce1">
            <text:p>45056</text:p>
          </table:table-cell>
          <table:table-cell office:value-type="float" office:value="49152" table:formula="of:=MOD(MIN([.$C130]*(COLUMN()-6);65536);65536)" table:style-name="ce1">
            <text:p>49152</text:p>
          </table:table-cell>
          <table:table-cell office:value-type="float" office:value="53248" table:formula="of:=MOD(MIN([.$C130]*(COLUMN()-6);65536);65536)" table:style-name="ce1">
            <text:p>53248</text:p>
          </table:table-cell>
          <table:table-cell office:value-type="float" office:value="57344" table:formula="of:=MOD(MIN([.$C130]*(COLUMN()-6);65536);65536)" table:style-name="ce1">
            <text:p>57344</text:p>
          </table:table-cell>
          <table:table-cell office:value-type="float" office:value="61440" table:formula="of:=MOD(MIN([.$C130]*(COLUMN()-6);65536);65536)" table:style-name="ce1">
            <text:p>61440</text:p>
          </table:table-cell>
          <table:table-cell office:value-type="float" office:value="0" table:formula="of:=MOD(MIN([.$C130]*(COLUMN()-6);65536);65536)" table:style-name="ce1">
            <text:p>0</text:p>
          </table:table-cell>
          <table:table-cell table:number-columns-repeated="16362"/>
        </table:table-row>
        <table:table-row table:number-rows-repeated="10484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Yu Gothic" style:font-name-asian="Yu Gothic" style:font-name-complex="Yu Gothic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827</meta:generator>
    <meta:initial-creator>risgk</meta:initial-creator>
    <dc:creator>石垣 良</dc:creator>
    <meta:creation-date>2015-06-05T18:19:34Z</meta:creation-date>
    <dc:date>2025-06-24T11:23:35Z</dc:date>
  </office:meta>
</office:document-meta>
</file>